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keep-with-next="always" fo:keep-together="always" fo:break-before="page" fo:text-align="center" fo:margin-top="0.25in" fo:margin-bottom="0.1666in" fo:line-height="100%" fo:margin-right="-0.375in">
        <style:tab-stops>
          <style:tab-stop style:type="left" style:position="0in"/>
        </style:tab-stops>
      </style:paragraph-properties>
    </style:style>
    <style:style style:name="T22" style:parent-style-name="Fonteparág.padrão" style:family="text">
      <style:text-properties fo:font-size="28pt" style:font-size-asian="28pt" style:font-size-complex="28pt"/>
    </style:style>
    <style:style style:name="P23" style:parent-style-name="Standard" style:family="paragraph">
      <style:paragraph-properties fo:line-height="100%"/>
      <style:text-properties fo:font-size="24pt" style:font-size-asian="24pt" style:font-size-complex="24pt"/>
    </style:style>
    <style:style style:name="P24" style:parent-style-name="Standard" style:family="paragraph">
      <style:paragraph-properties fo:text-align="end" fo:line-height="100%"/>
      <style:text-properties fo:font-size="24pt" style:font-size-asian="24pt" style:font-size-complex="24pt"/>
    </style:style>
    <style:style style:name="P25" style:parent-style-name="Standard" style:family="paragraph">
      <style:paragraph-properties fo:line-height="100%"/>
      <style:text-properties fo:font-size="24pt" style:font-size-asian="24pt" style:font-size-complex="24pt"/>
    </style:style>
    <style:style style:name="P26" style:parent-style-name="Standard" style:family="paragraph">
      <style:paragraph-properties fo:line-height="100%"/>
      <style:text-properties fo:font-size="24pt" style:font-size-asian="24pt" style:font-size-complex="24pt"/>
    </style:style>
    <style:style style:name="P27" style:parent-style-name="Standard" style:family="paragraph">
      <style:paragraph-properties fo:text-align="end"/>
    </style:style>
    <style:style style:name="T2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29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30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31" style:parent-style-name="Standard" style:family="paragraph">
      <style:paragraph-properties fo:text-align="end"/>
    </style:style>
    <style:style style:name="T3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33" style:parent-style-name="Standard" style:family="paragraph">
      <style:paragraph-properties fo:text-align="end"/>
      <style:text-properties fo:font-weight="bold" style:font-weight-asian="bold" style:font-weight-complex="bold" fo:font-size="18pt" style:font-size-asian="18pt" style:font-size-complex="18pt"/>
    </style:style>
    <style:style style:name="P34" style:parent-style-name="Standard" style:family="paragraph">
      <style:paragraph-properties fo:text-align="end"/>
      <style:text-properties fo:font-weight="bold" style:font-weight-asian="bold" style:font-weight-complex="bold" fo:font-size="18pt" style:font-size-asian="18pt" style:font-size-complex="18pt"/>
    </style:style>
    <style:style style:name="P35" style:parent-style-name="Standard" style:family="paragraph">
      <style:paragraph-properties fo:text-align="end"/>
    </style:style>
    <style:style style:name="P36" style:parent-style-name="Standard" style:family="paragraph">
      <style:paragraph-properties fo:text-align="end"/>
    </style:style>
    <style:style style:name="T37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end" fo:margin-top="0.0416in" fo:line-height="100%"/>
      <style:text-properties fo:font-weight="bold" style:font-weight-asian="bold" style:font-weight-complex="bold" fo:font-size="12pt" style:font-size-asian="12pt" style:font-size-complex="12pt"/>
    </style:style>
    <style:style style:name="P39" style:parent-style-name="Standard" style:family="paragraph">
      <style:paragraph-properties fo:text-align="end" fo:margin-top="0.0416in" fo:line-height="100%"/>
      <style:text-properties fo:font-weight="bold" style:font-weight-asian="bold" style:font-weight-complex="bold" fo:font-size="12pt" style:font-size-asian="12pt" style:font-size-complex="12pt"/>
    </style:style>
    <style:style style:name="P40" style:parent-style-name="Standard" style:family="paragraph">
      <style:paragraph-properties fo:text-align="justify" fo:margin-top="0.0416in" fo:margin-bottom="0.0416in" fo:line-height="100%"/>
      <style:text-properties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paragraph-properties fo:text-align="center" fo:line-height="100%"/>
    </style:style>
    <style:style style:name="T42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44" style:family="table-column">
      <style:table-column-properties style:column-width="0.9847in" style:use-optimal-column-width="false"/>
    </style:style>
    <style:style style:name="TableColumn45" style:family="table-column">
      <style:table-column-properties style:column-width="0.6888in" style:use-optimal-column-width="false"/>
    </style:style>
    <style:style style:name="TableColumn46" style:family="table-column">
      <style:table-column-properties style:column-width="3.0513in" style:use-optimal-column-width="false"/>
    </style:style>
    <style:style style:name="TableColumn47" style:family="table-column">
      <style:table-column-properties style:column-width="1.6062in" style:use-optimal-column-width="false"/>
    </style:style>
    <style:style style:name="Table43" style:family="table">
      <style:table-properties style:width="6.3312in" fo:margin-left="-0.075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top="0.0416in" fo:margin-bottom="0.0416in" fo:line-height="100%"/>
    </style:style>
    <style:style style:name="T5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top="0.0416in" fo:margin-bottom="0.0416in" fo:line-height="100%"/>
    </style:style>
    <style:style style:name="T5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55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top="0.0416in" fo:margin-bottom="0.0416in" fo:line-height="100%"/>
    </style:style>
    <style:style style:name="T5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58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top="0.0416in" fo:margin-bottom="0.0416in" fo:line-height="100%"/>
    </style:style>
    <style:style style:name="T6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top="0.0416in" fo:margin-bottom="0.0416in" fo:line-height="100%"/>
    </style:style>
    <style:style style:name="T64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FFFF00"/>
    </style:style>
    <style:style style:name="TableCell65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top="0.0416in" fo:margin-bottom="0.0416in" fo:line-height="100%"/>
    </style:style>
    <style:style style:name="T67" style:parent-style-name="Fonteparág.padrão" style:family="text">
      <style:text-properties fo:font-size="10pt" style:font-size-asian="10pt" style:font-size-complex="10pt"/>
    </style:style>
    <style:style style:name="TableCell68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top="0.0416in" fo:margin-bottom="0.0416in" fo:line-height="100%"/>
    </style:style>
    <style:style style:name="T70" style:parent-style-name="Fonteparág.padrão" style:family="text">
      <style:text-properties fo:font-size="10pt" style:font-size-asian="10pt" style:font-size-complex="10pt"/>
    </style:style>
    <style:style style:name="TableCell71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top="0.0416in" fo:margin-bottom="0.0416in" fo:line-height="100%"/>
    </style:style>
    <style:style style:name="T73" style:parent-style-name="Fonteparág.padrão" style:family="text">
      <style:text-properties fo:font-size="10pt" style:font-size-asian="10pt" style:font-size-complex="10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top="0.0416in" fo:margin-bottom="0.0416in" fo:line-height="100%"/>
    </style:style>
    <style:style style:name="TableCell77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top="0.0416in" fo:margin-bottom="0.0416in" fo:line-height="100%"/>
    </style:style>
    <style:style style:name="TableCell79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top="0.0416in" fo:margin-bottom="0.0416in" fo:line-height="100%"/>
    </style:style>
    <style:style style:name="TableCell81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top="0.0416in" fo:margin-bottom="0.0416in" fo:line-height="100%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top="0.0416in" fo:margin-bottom="0.0416in" fo:line-height="100%"/>
    </style:style>
    <style:style style:name="TableCell86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top="0.0416in" fo:margin-bottom="0.0416in" fo:line-height="100%"/>
    </style:style>
    <style:style style:name="TableCell88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top="0.0416in" fo:margin-bottom="0.0416in" fo:line-height="100%"/>
    </style:style>
    <style:style style:name="TableCell90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top="0.0416in" fo:margin-bottom="0.0416in" fo:line-height="100%"/>
    </style:style>
    <style:style style:name="P92" style:parent-style-name="Standard" style:family="paragraph">
      <style:paragraph-properties fo:line-height="100%"/>
    </style:style>
    <style:style style:name="P93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94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95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96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10pt" style:font-size-asian="10pt" style:font-size-complex="10pt"/>
    </style:style>
    <style:style style:name="P97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10pt" style:font-size-asian="10pt" style:font-size-complex="10pt"/>
    </style:style>
    <style:style style:name="P98" style:parent-style-name="Standard" style:family="paragraph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10pt" style:font-size-asian="10pt" style:font-size-complex="10pt"/>
    </style:style>
    <style:style style:name="P99" style:parent-style-name="Normal" style:family="paragraph">
      <style:paragraph-properties fo:break-before="page"/>
    </style:style>
    <style:style style:name="P100" style:parent-style-name="Standard" style:family="paragraph">
      <style:paragraph-properties fo:margin-left="0.25in">
        <style:tab-stops/>
      </style:paragraph-properties>
    </style:style>
    <style:style style:name="T10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02" style:parent-style-name="Standard" style:family="paragraph">
      <style:paragraph-properties fo:margin-left="0.25in">
        <style:tab-stops/>
      </style:paragraph-properties>
    </style:style>
    <style:style style:name="T10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0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0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0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0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0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0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10" style:parent-style-name="Standard" style:family="paragraph">
      <style:paragraph-properties fo:margin-left="0.25in">
        <style:tab-stops/>
      </style:paragraph-properties>
    </style:style>
    <style:style style:name="T11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margin-left="0.25in">
        <style:tab-stops/>
      </style:paragraph-properties>
    </style:style>
    <style:style style:name="T11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1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1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1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1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1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1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22" style:parent-style-name="Standard" style:family="paragraph">
      <style:paragraph-properties fo:margin-left="0.25in">
        <style:tab-stops/>
      </style:paragraph-properties>
    </style:style>
    <style:style style:name="T12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2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margin-left="0.5in">
        <style:tab-stops/>
      </style:paragraph-properties>
    </style:style>
    <style:style style:name="T13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3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42" style:parent-style-name="Standard" style:family="paragraph">
      <style:paragraph-properties fo:margin-left="0.5in">
        <style:tab-stops/>
      </style:paragraph-properties>
    </style:style>
    <style:style style:name="T14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4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56" style:parent-style-name="Standard" style:family="paragraph">
      <style:paragraph-properties fo:margin-left="0.5in">
        <style:tab-stops/>
      </style:paragraph-properties>
    </style:style>
    <style:style style:name="T15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70" style:parent-style-name="Standard" style:family="paragraph">
      <style:paragraph-properties fo:margin-left="0.5in">
        <style:tab-stops/>
      </style:paragraph-properties>
    </style:style>
    <style:style style:name="T17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7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7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7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7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7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7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7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7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8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8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185" style:parent-style-name="Standard" style:family="paragraph">
      <style:paragraph-properties fo:margin-left="0.5in">
        <style:tab-stops/>
      </style:paragraph-properties>
    </style:style>
    <style:style style:name="T18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8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8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8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9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9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9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9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9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9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9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9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9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9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200" style:parent-style-name="Standard" style:family="paragraph">
      <style:paragraph-properties fo:margin-left="0.25in">
        <style:tab-stops/>
      </style:paragraph-properties>
    </style:style>
    <style:style style:name="T20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0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0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0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0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206" style:parent-style-name="Standard" style:family="paragraph">
      <style:paragraph-properties fo:margin-left="0.25in">
        <style:tab-stops/>
      </style:paragraph-properties>
    </style:style>
    <style:style style:name="T20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0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0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1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1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212" style:parent-style-name="Standard" style:family="paragraph">
      <style:paragraph-properties fo:margin-left="0.25in">
        <style:tab-stops/>
      </style:paragraph-properties>
    </style:style>
    <style:style style:name="T21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214" style:parent-style-name="Standard" style:family="paragraph">
      <style:paragraph-properties fo:margin-top="0.0833in" fo:margin-bottom="0.0833in" fo:line-height="100%">
        <style:tab-stops>
          <style:tab-stop style:type="right" style:position="6.268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215" style:parent-style-name="Título2" style:family="paragraph">
      <style:paragraph-properties fo:break-before="page" fo:text-align="justify" fo:margin-top="0.0833in" fo:margin-bottom="0.0833in" fo:line-height="100%" fo:margin-left="0.4958in" fo:text-indent="-0.2479in">
        <style:tab-stops>
          <style:tab-stop style:type="left" style:position="-0.4937in"/>
        </style:tab-stops>
      </style:paragraph-properties>
    </style:style>
    <style:style style:name="P216" style:parent-style-name="Standard" style:family="paragraph">
      <style:paragraph-properties fo:text-align="justify" fo:margin-top="0.0833in" fo:line-height="100%"/>
    </style:style>
    <style:style style:name="T217" style:parent-style-name="Fonteparág.padrão" style:family="text">
      <style:text-properties fo:font-size="10pt" style:font-size-asian="10pt" style:font-size-complex="10pt"/>
    </style:style>
    <style:style style:name="T218" style:parent-style-name="Fonteparág.padrão" style:family="text">
      <style:text-properties fo:font-size="10pt" style:font-size-asian="10pt" style:font-size-complex="10pt"/>
    </style:style>
    <style:style style:name="P219" style:parent-style-name="Título2" style:family="paragraph">
      <style:paragraph-properties fo:text-align="justify" fo:margin-top="0.0833in" fo:margin-bottom="0.0833in" fo:line-height="100%" fo:margin-left="0.4958in" fo:text-indent="-0.2479in">
        <style:tab-stops/>
      </style:paragraph-properties>
    </style:style>
    <style:style style:name="P220" style:parent-style-name="Standard" style:family="paragraph">
      <style:paragraph-properties fo:text-align="justify" fo:line-height="100%"/>
    </style:style>
    <style:style style:name="T221" style:parent-style-name="Fonteparág.padrão" style:family="text">
      <style:text-properties fo:font-size="10pt" style:font-size-asian="10pt" style:font-size-complex="10pt"/>
    </style:style>
    <style:style style:name="P222" style:parent-style-name="Standard" style:family="paragraph">
      <style:paragraph-properties fo:text-align="justify" fo:line-height="100%"/>
    </style:style>
    <style:style style:name="T223" style:parent-style-name="Fonteparág.padrão" style:family="text">
      <style:text-properties fo:font-size="10pt" style:font-size-asian="10pt" style:font-size-complex="10pt"/>
    </style:style>
    <style:style style:name="P224" style:parent-style-name="Standard" style:family="paragraph">
      <style:paragraph-properties fo:text-align="justify" fo:line-height="100%"/>
    </style:style>
    <style:style style:name="T225" style:parent-style-name="Fonteparág.padrão" style:family="text">
      <style:text-properties fo:font-size="10pt" style:font-size-asian="10pt" style:font-size-complex="10pt"/>
    </style:style>
    <style:style style:name="T226" style:parent-style-name="Fonteparág.padrão" style:family="text">
      <style:text-properties fo:font-size="10pt" style:font-size-asian="10pt" style:font-size-complex="10pt"/>
    </style:style>
    <style:style style:name="P227" style:parent-style-name="Standard" style:family="paragraph">
      <style:paragraph-properties fo:text-align="justify" fo:line-height="100%"/>
    </style:style>
    <style:style style:name="T228" style:parent-style-name="Fonteparág.padrão" style:family="text">
      <style:text-properties fo:font-size="10pt" style:font-size-asian="10pt" style:font-size-complex="10pt"/>
    </style:style>
    <style:style style:name="T229" style:parent-style-name="Fonteparág.padrão" style:family="text">
      <style:text-properties fo:font-size="10pt" style:font-size-asian="10pt" style:font-size-complex="10pt"/>
    </style:style>
    <style:style style:name="P230" style:parent-style-name="Standard" style:family="paragraph">
      <style:paragraph-properties fo:text-align="justify" fo:line-height="100%"/>
    </style:style>
    <style:style style:name="T231" style:parent-style-name="Fonteparág.padrão" style:family="text">
      <style:text-properties fo:font-size="10pt" style:font-size-asian="10pt" style:font-size-complex="10pt"/>
    </style:style>
    <style:style style:name="P232" style:parent-style-name="Standard" style:family="paragraph">
      <style:paragraph-properties fo:text-align="justify" fo:line-height="100%"/>
    </style:style>
    <style:style style:name="T233" style:parent-style-name="Fonteparág.padrão" style:family="text">
      <style:text-properties fo:font-size="10pt" style:font-size-asian="10pt" style:font-size-complex="10pt"/>
    </style:style>
    <style:style style:name="P234" style:parent-style-name="Standard" style:family="paragraph">
      <style:paragraph-properties fo:text-align="justify" fo:line-height="100%"/>
    </style:style>
    <style:style style:name="T235" style:parent-style-name="Fonteparág.padrão" style:family="text">
      <style:text-properties fo:font-size="10pt" style:font-size-asian="10pt" style:font-size-complex="10pt"/>
    </style:style>
    <style:style style:name="T236" style:parent-style-name="Fonteparág.padrão" style:family="text">
      <style:text-properties fo:font-size="10pt" style:font-size-asian="10pt" style:font-size-complex="10pt"/>
    </style:style>
    <style:style style:name="P237" style:parent-style-name="Standard" style:family="paragraph">
      <style:paragraph-properties fo:text-align="justify" fo:line-height="100%"/>
    </style:style>
    <style:style style:name="T238" style:parent-style-name="Fonteparág.padrão" style:family="text">
      <style:text-properties fo:font-size="10pt" style:font-size-asian="10pt" style:font-size-complex="10pt"/>
    </style:style>
    <style:style style:name="T239" style:parent-style-name="Fonteparág.padrão" style:family="text">
      <style:text-properties fo:font-size="10pt" style:font-size-asian="10pt" style:font-size-complex="10pt"/>
    </style:style>
    <style:style style:name="P240" style:parent-style-name="Título2" style:family="paragraph">
      <style:paragraph-properties fo:text-align="justify" fo:margin-top="0.0833in" fo:margin-bottom="0.0833in" fo:line-height="100%" fo:margin-left="0.4958in" fo:text-indent="-0.2479in">
        <style:tab-stops/>
      </style:paragraph-properties>
    </style:style>
    <style:style style:name="P241" style:parent-style-name="Standard" style:family="paragraph">
      <style:paragraph-properties fo:text-align="justify" fo:line-height="100%"/>
    </style:style>
    <style:style style:name="T242" style:parent-style-name="Fonteparág.padrão" style:family="text">
      <style:text-properties fo:font-size="10pt" style:font-size-asian="10pt" style:font-size-complex="10pt"/>
    </style:style>
    <style:style style:name="P243" style:parent-style-name="Standard" style:family="paragraph">
      <style:paragraph-properties fo:text-align="justify" fo:line-height="100%"/>
    </style:style>
    <style:style style:name="T244" style:parent-style-name="Fonteparág.padrão" style:family="text">
      <style:text-properties fo:font-size="10pt" style:font-size-asian="10pt" style:font-size-complex="10pt"/>
    </style:style>
    <style:style style:name="P245" style:parent-style-name="Standard" style:family="paragraph">
      <style:paragraph-properties fo:text-align="justify" fo:line-height="100%"/>
    </style:style>
    <style:style style:name="T246" style:parent-style-name="Fonteparág.padrão" style:family="text">
      <style:text-properties fo:font-size="10pt" style:font-size-asian="10pt" style:font-size-complex="10pt"/>
    </style:style>
    <style:style style:name="P247" style:parent-style-name="Standard" style:family="paragraph">
      <style:paragraph-properties fo:text-align="justify" fo:line-height="100%"/>
    </style:style>
    <style:style style:name="T248" style:parent-style-name="Fonteparág.padrão" style:family="text">
      <style:text-properties fo:font-size="10pt" style:font-size-asian="10pt" style:font-size-complex="10pt"/>
    </style:style>
    <style:style style:name="P249" style:parent-style-name="Standard" style:family="paragraph">
      <style:paragraph-properties fo:text-align="justify" fo:line-height="100%"/>
    </style:style>
    <style:style style:name="T250" style:parent-style-name="Fonteparág.padrão" style:family="text">
      <style:text-properties fo:font-size="10pt" style:font-size-asian="10pt" style:font-size-complex="10pt"/>
    </style:style>
    <style:style style:name="P251" style:parent-style-name="Título2" style:family="paragraph">
      <style:paragraph-properties fo:text-align="justify" fo:margin-top="0.0833in" fo:margin-bottom="0.0833in" fo:line-height="100%" fo:margin-left="0.4958in" fo:text-indent="-0.2479in">
        <style:tab-stops/>
      </style:paragraph-properties>
    </style:style>
    <style:style style:name="P252" style:parent-style-name="Standard" style:family="paragraph">
      <style:paragraph-properties fo:text-align="justify" fo:margin-top="0.1388in" fo:line-height="100%"/>
    </style:style>
    <style:style style:name="T253" style:parent-style-name="Fonteparág.padrão" style:family="text">
      <style:text-properties fo:font-size="10pt" style:font-size-asian="10pt" style:font-size-complex="10pt"/>
    </style:style>
    <style:style style:name="T254" style:parent-style-name="Fonteparág.padrão" style:family="text">
      <style:text-properties fo:font-size="10pt" style:font-size-asian="10pt" style:font-size-complex="10pt"/>
    </style:style>
    <style:style style:name="P255" style:parent-style-name="Título2" style:family="paragraph">
      <style:paragraph-properties fo:text-align="justify" fo:margin-top="0.0833in" fo:margin-bottom="0.0833in" fo:line-height="100%" fo:margin-left="0.4958in" fo:text-indent="-0.2479in">
        <style:tab-stops/>
      </style:paragraph-properties>
    </style:style>
    <style:style style:name="T256" style:parent-style-name="Fonteparág.padrão" style:family="text">
      <style:text-properties fo:font-size="14pt" style:font-size-asian="14pt" style:font-size-complex="14pt"/>
    </style:style>
    <style:style style:name="P257" style:parent-style-name="Standard" style:family="paragraph">
      <style:paragraph-properties fo:text-align="justify" fo:margin-top="0.1388in" fo:line-height="100%"/>
    </style:style>
    <style:style style:name="T258" style:parent-style-name="Fonteparág.padrão" style:family="text">
      <style:text-properties fo:font-size="10pt" style:font-size-asian="10pt" style:font-size-complex="10pt"/>
    </style:style>
    <style:style style:name="T259" style:parent-style-name="Fonteparág.padrão" style:family="text">
      <style:text-properties fo:font-size="10pt" style:font-size-asian="10pt" style:font-size-complex="10pt"/>
    </style:style>
    <style:style style:name="P260" style:parent-style-name="Título3" style:family="paragraph">
      <style:paragraph-properties fo:text-align="justify" fo:margin-top="0.0833in" fo:margin-bottom="0.0833in" fo:line-height="100%" fo:margin-left="0.4958in" fo:text-indent="-0.2479in">
        <style:tab-stops>
          <style:tab-stop style:type="left" style:position="-0.4951in"/>
        </style:tab-stops>
      </style:paragraph-properties>
    </style:style>
    <style:style style:name="T261" style:parent-style-name="Fonteparág.padrão" style:family="text">
      <style:text-properties style:font-name="Times New Roman" style:font-name-asian="Times New Roman" style:font-name-complex="Times New Roman"/>
    </style:style>
    <style:style style:name="P262" style:parent-style-name="Standard" style:family="paragraph">
      <style:paragraph-properties fo:text-align="justify" fo:margin-top="0.1388in" fo:line-height="100%"/>
    </style:style>
    <style:style style:name="TableColumn264" style:family="table-column">
      <style:table-column-properties style:column-width="1.927in" style:use-optimal-column-width="false"/>
    </style:style>
    <style:style style:name="TableColumn265" style:family="table-column">
      <style:table-column-properties style:column-width="4.4687in" style:use-optimal-column-width="false"/>
    </style:style>
    <style:style style:name="Table263" style:family="table">
      <style:table-properties style:width="6.3958in" fo:margin-left="-0.075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justify" fo:margin-top="0.1388in" fo:margin-bottom="0.1388in" fo:line-height="100%"/>
    </style:style>
    <style:style style:name="T269" style:parent-style-name="Fonteparág.padrão" style:family="text">
      <style:text-properties fo:font-size="10pt" style:font-size-asian="10pt" style:font-size-complex="10pt"/>
    </style:style>
    <style:style style:name="TableCell2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justify" fo:margin-top="0.1388in" fo:margin-bottom="0.1388in" fo:line-height="100%"/>
    </style:style>
    <style:style style:name="T272" style:parent-style-name="Fonteparág.padrão" style:family="text">
      <style:text-properties fo:font-size="10pt" style:font-size-asian="10pt" style:font-size-complex="10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justify" fo:margin-top="0.1388in" fo:margin-bottom="0.1388in" fo:line-height="100%"/>
    </style:style>
    <style:style style:name="T276" style:parent-style-name="Fonteparág.padrão" style:family="text">
      <style:text-properties fo:font-size="10pt" style:font-size-asian="10pt" style:font-size-complex="10pt"/>
    </style:style>
    <style:style style:name="TableCell2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justify" fo:line-height="100%"/>
    </style:style>
    <style:style style:name="T279" style:parent-style-name="Fonteparág.padrão" style:family="text">
      <style:text-properties fo:font-size="10pt" style:font-size-asian="10pt" style:font-size-complex="10pt"/>
    </style:style>
    <style:style style:name="P280" style:parent-style-name="Standard" style:family="paragraph">
      <style:paragraph-properties fo:text-align="justify" fo:line-height="100%"/>
    </style:style>
    <style:style style:name="T281" style:parent-style-name="Fonteparág.padrão" style:family="text">
      <style:text-properties fo:font-size="10pt" style:font-size-asian="10pt" style:font-size-complex="10pt"/>
    </style:style>
    <style:style style:name="T282" style:parent-style-name="Fonteparág.padrão" style:family="text">
      <style:text-properties fo:font-size="10pt" style:font-size-asian="10pt" style:font-size-complex="10pt"/>
    </style:style>
    <style:style style:name="P283" style:parent-style-name="Standard" style:family="paragraph">
      <style:paragraph-properties fo:text-align="justify" fo:line-height="100%"/>
    </style:style>
    <style:style style:name="T284" style:parent-style-name="Fonteparág.padrão" style:family="text">
      <style:text-properties fo:font-size="10pt" style:font-size-asian="10pt" style:font-size-complex="10pt"/>
    </style:style>
    <style:style style:name="P285" style:parent-style-name="Standard" style:family="paragraph">
      <style:paragraph-properties fo:text-align="justify" fo:line-height="100%"/>
    </style:style>
    <style:style style:name="T286" style:parent-style-name="Fonteparág.padrão" style:family="text">
      <style:text-properties fo:font-size="10pt" style:font-size-asian="10pt" style:font-size-complex="10pt"/>
    </style:style>
    <style:style style:name="P287" style:parent-style-name="Standard" style:family="paragraph">
      <style:paragraph-properties fo:text-align="justify" fo:line-height="100%"/>
    </style:style>
    <style:style style:name="T288" style:parent-style-name="Fonteparág.padrão" style:family="text">
      <style:text-properties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justify" fo:margin-top="0.1388in" fo:margin-bottom="0.1388in" fo:line-height="100%"/>
    </style:style>
    <style:style style:name="T292" style:parent-style-name="Fonteparág.padrão" style:family="text">
      <style:text-properties fo:font-size="10pt" style:font-size-asian="10pt" style:font-size-complex="10pt"/>
    </style:style>
    <style:style style:name="TableCell2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justify" fo:margin-top="0.1388in" fo:margin-bottom="0.1388in" fo:line-height="100%"/>
    </style:style>
    <style:style style:name="T295" style:parent-style-name="Fonteparág.padrão" style:family="text">
      <style:text-properties fo:font-size="10pt" style:font-size-asian="10pt" style:font-size-complex="10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justify" fo:margin-top="0.1388in" fo:margin-bottom="0.1388in" fo:line-height="100%"/>
    </style:style>
    <style:style style:name="T299" style:parent-style-name="Fonteparág.padrão" style:family="text">
      <style:text-properties fo:font-size="10pt" style:font-size-asian="10pt" style:font-size-complex="10pt"/>
    </style:style>
    <style:style style:name="TableCell3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justify" fo:margin-top="0.1388in" fo:margin-bottom="0.1388in" fo:line-height="100%"/>
    </style:style>
    <style:style style:name="T302" style:parent-style-name="Fonteparág.padrão" style:family="text">
      <style:text-properties fo:font-size="10pt" style:font-size-asian="10pt" style:font-size-complex="10pt"/>
    </style:style>
    <style:style style:name="P303" style:parent-style-name="Standard" style:family="paragraph">
      <style:paragraph-properties fo:text-align="justify" fo:line-height="100%"/>
    </style:style>
    <style:style style:name="T304" style:parent-style-name="Fonteparág.padrão" style:family="text">
      <style:text-properties fo:font-size="10pt" style:font-size-asian="10pt" style:font-size-complex="10pt"/>
    </style:style>
    <style:style style:name="P305" style:parent-style-name="Standard" style:family="paragraph">
      <style:paragraph-properties fo:text-align="justify" fo:line-height="100%"/>
    </style:style>
    <style:style style:name="T306" style:parent-style-name="Fonteparág.padrão" style:family="text">
      <style:text-properties fo:font-size="10pt" style:font-size-asian="10pt" style:font-size-complex="10pt"/>
    </style:style>
    <style:style style:name="P307" style:parent-style-name="Standard" style:family="paragraph">
      <style:paragraph-properties fo:text-align="justify" fo:line-height="100%"/>
    </style:style>
    <style:style style:name="T308" style:parent-style-name="Fonteparág.padrão" style:family="text">
      <style:text-properties fo:font-size="10pt" style:font-size-asian="10pt" style:font-size-complex="10pt"/>
    </style:style>
    <style:style style:name="T309" style:parent-style-name="Fonteparág.padrão" style:family="text">
      <style:text-properties fo:font-size="10pt" style:font-size-asian="10pt" style:font-size-complex="10pt"/>
    </style:style>
    <style:style style:name="P310" style:parent-style-name="Standard" style:family="paragraph">
      <style:paragraph-properties fo:text-align="justify" fo:line-height="100%"/>
    </style:style>
    <style:style style:name="T311" style:parent-style-name="Fonteparág.padrão" style:family="text">
      <style:text-properties fo:font-size="10pt" style:font-size-asian="10pt" style:font-size-complex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justify" fo:margin-top="0.1388in" fo:margin-bottom="0.1388in" fo:line-height="100%"/>
    </style:style>
    <style:style style:name="T315" style:parent-style-name="Fonteparág.padrão" style:family="text">
      <style:text-properties fo:font-size="10pt" style:font-size-asian="10pt" style:font-size-complex="10pt"/>
    </style:style>
    <style:style style:name="TableCell3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justify" fo:margin-top="0.1388in" fo:margin-bottom="0.1388in" fo:line-height="100%"/>
    </style:style>
    <style:style style:name="T318" style:parent-style-name="Fonteparág.padrão" style:family="text">
      <style:text-properties fo:font-size="10pt" style:font-size-asian="10pt" style:font-size-complex="10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justify" fo:margin-top="0.1388in" fo:margin-bottom="0.1388in" fo:line-height="100%"/>
    </style:style>
    <style:style style:name="T322" style:parent-style-name="Fonteparág.padrão" style:family="text">
      <style:text-properties fo:font-size="10pt" style:font-size-asian="10pt" style:font-size-complex="10pt"/>
    </style:style>
    <style:style style:name="TableCell3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justify" fo:margin-top="0.1388in" fo:margin-bottom="0.1388in" fo:line-height="100%"/>
    </style:style>
    <style:style style:name="T325" style:parent-style-name="Fonteparág.padrão" style:family="text">
      <style:text-properties fo:font-size="10pt" style:font-size-asian="10pt" style:font-size-complex="10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justify" fo:margin-top="0.1388in" fo:margin-bottom="0.1388in" fo:line-height="100%"/>
    </style:style>
    <style:style style:name="T329" style:parent-style-name="Fonteparág.padrão" style:family="text">
      <style:text-properties fo:font-size="10pt" style:font-size-asian="10pt" style:font-size-complex="10pt"/>
    </style:style>
    <style:style style:name="TableCell3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text-align="justify" fo:margin-top="0.1388in" fo:margin-bottom="0.1388in" fo:line-height="100%"/>
    </style:style>
    <style:style style:name="T332" style:parent-style-name="Fonteparág.padrão" style:family="text">
      <style:text-properties fo:font-size="10pt" style:font-size-asian="10pt" style:font-size-complex="10pt"/>
    </style:style>
    <style:style style:name="T333" style:parent-style-name="Fonteparág.padrão" style:family="text">
      <style:text-properties fo:font-size="10pt" style:font-size-asian="10pt" style:font-size-complex="10pt"/>
    </style:style>
    <style:style style:name="T334" style:parent-style-name="Fonteparág.padrão" style:family="text">
      <style:text-properties fo:font-size="10pt" style:font-size-asian="10pt" style:font-size-complex="10pt"/>
    </style:style>
    <style:style style:name="T335" style:parent-style-name="Fonteparág.padrão" style:family="text">
      <style:text-properties fo:font-size="10pt" style:font-size-asian="10pt" style:font-size-complex="10pt"/>
    </style:style>
    <style:style style:name="T336" style:parent-style-name="Fonteparág.padrão" style:family="text">
      <style:text-properties fo:font-size="10pt" style:font-size-asian="10pt" style:font-size-complex="10pt"/>
    </style:style>
    <style:style style:name="T337" style:parent-style-name="Fonteparág.padrão" style:family="text">
      <style:text-properties fo:font-size="10pt" style:font-size-asian="10pt" style:font-size-complex="10pt"/>
    </style:style>
    <style:style style:name="T338" style:parent-style-name="Fonteparág.padrão" style:family="text">
      <style:text-properties fo:font-size="10pt" style:font-size-asian="10pt" style:font-size-complex="10pt"/>
    </style:style>
    <style:style style:name="T339" style:parent-style-name="Fonteparág.padrão" style:family="text">
      <style:text-properties fo:font-size="10pt" style:font-size-asian="10pt" style:font-size-complex="10pt"/>
    </style:style>
    <style:style style:name="T340" style:parent-style-name="Fonteparág.padrão" style:family="text">
      <style:text-properties fo:font-size="10pt" style:font-size-asian="10pt" style:font-size-complex="10pt"/>
    </style:style>
    <style:style style:name="P341" style:parent-style-name="Título3" style:family="paragraph">
      <style:paragraph-properties fo:text-align="justify" fo:margin-top="0.0833in" fo:margin-bottom="0.0833in" fo:line-height="100%" fo:margin-left="0.4958in" fo:text-indent="-0.2479in">
        <style:tab-stops>
          <style:tab-stop style:type="left" style:position="-0.4951in"/>
        </style:tab-stops>
      </style:paragraph-properties>
    </style:style>
    <style:style style:name="T342" style:parent-style-name="Fonteparág.padrão" style:family="text">
      <style:text-properties style:font-name="Times New Roman" style:font-name-asian="Times New Roman" style:font-name-complex="Times New Roman"/>
    </style:style>
    <style:style style:name="T343" style:parent-style-name="Fonteparág.padrão" style:family="text">
      <style:text-properties style:font-name="Times New Roman" style:font-name-asian="Times New Roman" style:font-name-complex="Times New Roman"/>
    </style:style>
    <style:style style:name="P344" style:parent-style-name="Standard" style:family="paragraph">
      <style:paragraph-properties fo:text-align="justify" fo:line-height="100%"/>
      <style:text-properties fo:font-size="10pt" style:font-size-asian="10pt" style:font-size-complex="10pt"/>
    </style:style>
    <style:style style:name="TableColumn346" style:family="table-column">
      <style:table-column-properties style:column-width="1.927in" style:use-optimal-column-width="false"/>
    </style:style>
    <style:style style:name="TableColumn347" style:family="table-column">
      <style:table-column-properties style:column-width="4.4687in" style:use-optimal-column-width="false"/>
    </style:style>
    <style:style style:name="Table345" style:family="table">
      <style:table-properties style:width="6.3958in" fo:margin-left="-0.075in" table:align="lef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align="justify" fo:margin-top="0.1388in" fo:line-height="100%"/>
    </style:style>
    <style:style style:name="T351" style:parent-style-name="Fonteparág.padrão" style:family="text">
      <style:text-properties fo:font-size="10pt" style:font-size-asian="10pt" style:font-size-complex="10pt"/>
    </style:style>
    <style:style style:name="TableCell3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justify" fo:margin-top="0.1388in" fo:line-height="100%"/>
    </style:style>
    <style:style style:name="T354" style:parent-style-name="Fonteparág.padrão" style:family="text">
      <style:text-properties fo:font-size="10pt" style:font-size-asian="10pt" style:font-size-complex="10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justify" fo:margin-top="0.1388in" fo:line-height="100%"/>
    </style:style>
    <style:style style:name="T358" style:parent-style-name="Fonteparág.padrão" style:family="text">
      <style:text-properties fo:font-size="10pt" style:font-size-asian="10pt" style:font-size-complex="10pt"/>
    </style:style>
    <style:style style:name="TableCell3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justify" fo:line-height="100%"/>
    </style:style>
    <style:style style:name="T361" style:parent-style-name="Fonteparág.padrão" style:family="text">
      <style:text-properties fo:font-size="10pt" style:font-size-asian="10pt" style:font-size-complex="10pt"/>
    </style:style>
    <style:style style:name="P362" style:parent-style-name="Standard" style:family="paragraph">
      <style:paragraph-properties fo:text-align="justify" fo:line-height="100%"/>
    </style:style>
    <style:style style:name="T363" style:parent-style-name="Fonteparág.padrão" style:family="text">
      <style:text-properties fo:font-size="10pt" style:font-size-asian="10pt" style:font-size-complex="10pt"/>
    </style:style>
    <style:style style:name="T364" style:parent-style-name="Fonteparág.padrão" style:family="text">
      <style:text-properties fo:font-size="10pt" style:font-size-asian="10pt" style:font-size-complex="10pt"/>
    </style:style>
    <style:style style:name="P365" style:parent-style-name="Standard" style:family="paragraph">
      <style:paragraph-properties fo:text-align="justify" fo:line-height="100%"/>
    </style:style>
    <style:style style:name="T366" style:parent-style-name="Fonteparág.padrão" style:family="text">
      <style:text-properties fo:font-size="10pt" style:font-size-asian="10pt" style:font-size-complex="10pt"/>
    </style:style>
    <style:style style:name="P367" style:parent-style-name="Standard" style:family="paragraph">
      <style:paragraph-properties fo:text-align="justify" fo:line-height="100%"/>
    </style:style>
    <style:style style:name="T368" style:parent-style-name="Fonteparág.padrão" style:family="text">
      <style:text-properties fo:font-size="10pt" style:font-size-asian="10pt" style:font-size-complex="10pt"/>
    </style:style>
    <style:style style:name="P369" style:parent-style-name="Standard" style:family="paragraph">
      <style:paragraph-properties fo:text-align="justify" fo:line-height="100%"/>
    </style:style>
    <style:style style:name="T370" style:parent-style-name="Fonteparág.padrão" style:family="text">
      <style:text-properties fo:font-size="10pt" style:font-size-asian="10pt" style:font-size-complex="10pt"/>
    </style:style>
    <style:style style:name="P371" style:parent-style-name="Standard" style:family="paragraph">
      <style:paragraph-properties fo:text-align="justify" fo:line-height="100%"/>
    </style:style>
    <style:style style:name="T372" style:parent-style-name="Fonteparág.padrão" style:family="text">
      <style:text-properties fo:font-size="10pt" style:font-size-asian="10pt" style:font-size-complex="10pt"/>
    </style:style>
    <style:style style:name="P373" style:parent-style-name="Standard" style:family="paragraph">
      <style:paragraph-properties fo:text-align="justify" fo:line-height="100%"/>
    </style:style>
    <style:style style:name="T374" style:parent-style-name="Fonteparág.padrão" style:family="text">
      <style:text-properties fo:font-size="10pt" style:font-size-asian="10pt" style:font-size-complex="10pt"/>
    </style:style>
    <style:style style:name="P375" style:parent-style-name="Standard" style:family="paragraph">
      <style:paragraph-properties fo:text-align="justify" fo:line-height="100%"/>
    </style:style>
    <style:style style:name="T376" style:parent-style-name="Fonteparág.padrão" style:family="text">
      <style:text-properties fo:font-size="10pt" style:font-size-asian="10pt" style:font-size-complex="10pt"/>
    </style:style>
    <style:style style:name="P377" style:parent-style-name="Standard" style:family="paragraph">
      <style:paragraph-properties fo:text-align="justify" fo:line-height="100%"/>
    </style:style>
    <style:style style:name="T378" style:parent-style-name="Fonteparág.padrão" style:family="text">
      <style:text-properties fo:font-size="10pt" style:font-size-asian="10pt" style:font-size-complex="10pt"/>
    </style:style>
    <style:style style:name="P379" style:parent-style-name="Standard" style:family="paragraph">
      <style:paragraph-properties fo:text-align="justify" fo:line-height="100%"/>
    </style:style>
    <style:style style:name="T380" style:parent-style-name="Fonteparág.padrão" style:family="text">
      <style:text-properties fo:font-size="10pt" style:font-size-asian="10pt" style:font-size-complex="10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text-align="justify" fo:margin-top="0.1388in" fo:line-height="100%"/>
    </style:style>
    <style:style style:name="T384" style:parent-style-name="Fonteparág.padrão" style:family="text">
      <style:text-properties fo:font-size="10pt" style:font-size-asian="10pt" style:font-size-complex="10pt"/>
    </style:style>
    <style:style style:name="TableCell3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text-align="justify" fo:margin-top="0.1388in" fo:line-height="100%"/>
    </style:style>
    <style:style style:name="T387" style:parent-style-name="Fonteparág.padrão" style:family="text">
      <style:text-properties fo:font-size="10pt" style:font-size-asian="10pt" style:font-size-complex="10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justify" fo:margin-top="0.1388in" fo:line-height="100%"/>
    </style:style>
    <style:style style:name="T391" style:parent-style-name="Fonteparág.padrão" style:family="text">
      <style:text-properties fo:font-size="10pt" style:font-size-asian="10pt" style:font-size-complex="10pt"/>
    </style:style>
    <style:style style:name="TableCell3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text-align="justify" fo:margin-top="0.1388in" fo:line-height="100%"/>
    </style:style>
    <style:style style:name="T394" style:parent-style-name="Fonteparág.padrão" style:family="text">
      <style:text-properties fo:font-size="10pt" style:font-size-asian="10pt" style:font-size-complex="10pt"/>
    </style:style>
    <style:style style:name="P395" style:parent-style-name="Standard" style:family="paragraph">
      <style:paragraph-properties fo:text-align="justify" fo:line-height="100%"/>
    </style:style>
    <style:style style:name="T396" style:parent-style-name="Fonteparág.padrão" style:family="text">
      <style:text-properties fo:font-size="10pt" style:font-size-asian="10pt" style:font-size-complex="10pt"/>
    </style:style>
    <style:style style:name="P397" style:parent-style-name="Standard" style:family="paragraph">
      <style:paragraph-properties fo:text-align="justify" fo:line-height="100%"/>
    </style:style>
    <style:style style:name="T398" style:parent-style-name="Fonteparág.padrão" style:family="text">
      <style:text-properties fo:font-size="10pt" style:font-size-asian="10pt" style:font-size-complex="10pt"/>
    </style:style>
    <style:style style:name="P399" style:parent-style-name="Standard" style:family="paragraph">
      <style:paragraph-properties fo:text-align="justify" fo:line-height="100%"/>
    </style:style>
    <style:style style:name="T400" style:parent-style-name="Fonteparág.padrão" style:family="text">
      <style:text-properties fo:font-size="10pt" style:font-size-asian="10pt" style:font-size-complex="10pt"/>
    </style:style>
    <style:style style:name="T401" style:parent-style-name="Fonteparág.padrão" style:family="text">
      <style:text-properties fo:font-size="10pt" style:font-size-asian="10pt" style:font-size-complex="10pt"/>
    </style:style>
    <style:style style:name="P402" style:parent-style-name="Standard" style:family="paragraph">
      <style:paragraph-properties fo:text-align="justify" fo:line-height="100%"/>
    </style:style>
    <style:style style:name="T403" style:parent-style-name="Fonteparág.padrão" style:family="text">
      <style:text-properties fo:font-size="10pt" style:font-size-asian="10pt" style:font-size-complex="10pt"/>
    </style:style>
    <style:style style:name="P404" style:parent-style-name="Standard" style:family="paragraph">
      <style:paragraph-properties fo:text-align="justify" fo:line-height="100%"/>
    </style:style>
    <style:style style:name="T405" style:parent-style-name="Fonteparág.padrão" style:family="text">
      <style:text-properties fo:font-size="10pt" style:font-size-asian="10pt" style:font-size-complex="10pt"/>
    </style:style>
    <style:style style:name="P406" style:parent-style-name="Standard" style:family="paragraph">
      <style:paragraph-properties fo:text-align="justify" fo:line-height="100%"/>
    </style:style>
    <style:style style:name="T407" style:parent-style-name="Fonteparág.padrão" style:family="text">
      <style:text-properties fo:font-size="10pt" style:font-size-asian="10pt" style:font-size-complex="10pt"/>
    </style:style>
    <style:style style:name="P408" style:parent-style-name="Standard" style:family="paragraph">
      <style:paragraph-properties fo:text-align="justify" fo:line-height="100%"/>
    </style:style>
    <style:style style:name="T409" style:parent-style-name="Fonteparág.padrão" style:family="text">
      <style:text-properties fo:font-size="10pt" style:font-size-asian="10pt" style:font-size-complex="10pt"/>
    </style:style>
    <style:style style:name="P410" style:parent-style-name="Standard" style:family="paragraph">
      <style:paragraph-properties fo:text-align="justify" fo:line-height="100%"/>
    </style:style>
    <style:style style:name="T411" style:parent-style-name="Fonteparág.padrão" style:family="text">
      <style:text-properties fo:font-size="10pt" style:font-size-asian="10pt" style:font-size-complex="10pt"/>
    </style:style>
    <style:style style:name="T412" style:parent-style-name="Fonteparág.padrão" style:family="text">
      <style:text-properties fo:font-size="10pt" style:font-size-asian="10pt" style:font-size-complex="10pt"/>
    </style:style>
    <style:style style:name="P413" style:parent-style-name="Standard" style:family="paragraph">
      <style:paragraph-properties fo:text-align="justify" fo:line-height="100%"/>
    </style:style>
    <style:style style:name="T414" style:parent-style-name="Fonteparág.padrão" style:family="text">
      <style:text-properties fo:font-size="10pt" style:font-size-asian="10pt" style:font-size-complex="10pt"/>
    </style:style>
    <style:style style:name="P415" style:parent-style-name="Standard" style:family="paragraph">
      <style:paragraph-properties fo:text-align="justify" fo:margin-top="0.1388in" fo:line-height="100%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text-align="justify" fo:margin-top="0.1388in" fo:line-height="100%"/>
    </style:style>
    <style:style style:name="T419" style:parent-style-name="Fonteparág.padrão" style:family="text">
      <style:text-properties fo:font-size="10pt" style:font-size-asian="10pt" style:font-size-complex="10pt"/>
    </style:style>
    <style:style style:name="TableCell4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text-align="justify" fo:margin-top="0.1388in" fo:line-height="100%"/>
    </style:style>
    <style:style style:name="T422" style:parent-style-name="Fonteparág.padrão" style:family="text">
      <style:text-properties fo:font-size="10pt" style:font-size-asian="10pt" style:font-size-complex="10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text-align="justify" fo:margin-top="0.1388in" fo:line-height="100%"/>
    </style:style>
    <style:style style:name="T426" style:parent-style-name="Fonteparág.padrão" style:family="text">
      <style:text-properties fo:font-size="10pt" style:font-size-asian="10pt" style:font-size-complex="10pt"/>
    </style:style>
    <style:style style:name="TableCell4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text-align="justify" fo:margin-top="0.1388in" fo:line-height="100%"/>
    </style:style>
    <style:style style:name="T429" style:parent-style-name="Fonteparág.padrão" style:family="text">
      <style:text-properties fo:font-size="10pt" style:font-size-asian="10pt" style:font-size-complex="10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text-align="justify" fo:margin-top="0.1388in" fo:line-height="100%"/>
    </style:style>
    <style:style style:name="T433" style:parent-style-name="Fonteparág.padrão" style:family="text">
      <style:text-properties fo:font-size="10pt" style:font-size-asian="10pt" style:font-size-complex="10pt"/>
    </style:style>
    <style:style style:name="TableCell4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text-align="justify" fo:margin-top="0.1388in" fo:line-height="100%"/>
    </style:style>
    <style:style style:name="T436" style:parent-style-name="Fonteparág.padrão" style:family="text">
      <style:text-properties fo:font-size="10pt" style:font-size-asian="10pt" style:font-size-complex="10pt"/>
    </style:style>
    <style:style style:name="P437" style:parent-style-name="Standard" style:family="paragraph">
      <style:paragraph-properties fo:text-align="justify" fo:line-height="100%"/>
    </style:style>
    <style:style style:name="P438" style:parent-style-name="Título3" style:family="paragraph">
      <style:paragraph-properties fo:text-align="justify" fo:margin-top="0.0833in" fo:margin-bottom="0.0833in" fo:line-height="100%" fo:margin-left="0.4958in" fo:text-indent="-0.2479in">
        <style:tab-stops>
          <style:tab-stop style:type="left" style:position="-0.4951in"/>
        </style:tab-stops>
      </style:paragraph-properties>
    </style:style>
    <style:style style:name="T439" style:parent-style-name="Fonteparág.padrão" style:family="text">
      <style:text-properties style:font-name="Times New Roman" style:font-name-asian="Times New Roman" style:font-name-complex="Times New Roman"/>
    </style:style>
    <style:style style:name="P440" style:parent-style-name="Standard" style:family="paragraph">
      <style:paragraph-properties fo:text-align="justify" fo:line-height="100%"/>
    </style:style>
    <style:style style:name="TableColumn442" style:family="table-column">
      <style:table-column-properties style:column-width="1.927in" style:use-optimal-column-width="false"/>
    </style:style>
    <style:style style:name="TableColumn443" style:family="table-column">
      <style:table-column-properties style:column-width="4.3333in" style:use-optimal-column-width="false"/>
    </style:style>
    <style:style style:name="Table441" style:family="table">
      <style:table-properties style:width="6.2604in" fo:margin-left="-0.075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text-align="justify" fo:margin-top="0.1388in" fo:line-height="100%"/>
    </style:style>
    <style:style style:name="T447" style:parent-style-name="Fonteparág.padrão" style:family="text">
      <style:text-properties fo:font-size="10pt" style:font-size-asian="10pt" style:font-size-complex="10pt"/>
    </style:style>
    <style:style style:name="TableCell4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text-align="justify" fo:margin-top="0.1388in" fo:line-height="100%"/>
    </style:style>
    <style:style style:name="T450" style:parent-style-name="Fonteparág.padrão" style:family="text">
      <style:text-properties fo:font-size="10pt" style:font-size-asian="10pt" style:font-size-complex="10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text-align="justify" fo:margin-top="0.1388in" fo:line-height="100%"/>
    </style:style>
    <style:style style:name="T454" style:parent-style-name="Fonteparág.padrão" style:family="text">
      <style:text-properties fo:font-size="10pt" style:font-size-asian="10pt" style:font-size-complex="10pt"/>
    </style:style>
    <style:style style:name="TableCell4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justify" fo:line-height="100%"/>
    </style:style>
    <style:style style:name="T457" style:parent-style-name="Fonteparág.padrão" style:family="text">
      <style:text-properties fo:font-size="10pt" style:font-size-asian="10pt" style:font-size-complex="10pt"/>
    </style:style>
    <style:style style:name="P458" style:parent-style-name="Standard" style:family="paragraph">
      <style:paragraph-properties fo:text-align="justify" fo:line-height="100%"/>
    </style:style>
    <style:style style:name="T459" style:parent-style-name="Fonteparág.padrão" style:family="text">
      <style:text-properties fo:font-size="10pt" style:font-size-asian="10pt" style:font-size-complex="10pt"/>
    </style:style>
    <style:style style:name="P460" style:parent-style-name="Standard" style:family="paragraph">
      <style:paragraph-properties fo:text-align="justify" fo:line-height="100%"/>
    </style:style>
    <style:style style:name="T461" style:parent-style-name="Fonteparág.padrão" style:family="text">
      <style:text-properties fo:font-size="10pt" style:font-size-asian="10pt" style:font-size-complex="10pt"/>
    </style:style>
    <style:style style:name="P462" style:parent-style-name="Standard" style:family="paragraph">
      <style:paragraph-properties fo:text-align="justify" fo:line-height="100%"/>
    </style:style>
    <style:style style:name="T463" style:parent-style-name="Fonteparág.padrão" style:family="text">
      <style:text-properties fo:font-size="10pt" style:font-size-asian="10pt" style:font-size-complex="10pt"/>
    </style:style>
    <style:style style:name="P464" style:parent-style-name="Standard" style:family="paragraph">
      <style:paragraph-properties fo:text-align="justify" fo:line-height="100%"/>
    </style:style>
    <style:style style:name="T465" style:parent-style-name="Fonteparág.padrão" style:family="text">
      <style:text-properties fo:font-size="10pt" style:font-size-asian="10pt" style:font-size-complex="10pt"/>
    </style:style>
    <style:style style:name="P466" style:parent-style-name="Standard" style:family="paragraph">
      <style:paragraph-properties fo:text-align="justify" fo:line-height="100%"/>
    </style:style>
    <style:style style:name="T467" style:parent-style-name="Fonteparág.padrão" style:family="text">
      <style:text-properties fo:font-size="10pt" style:font-size-asian="10pt" style:font-size-complex="10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text-align="justify" fo:margin-top="0.1388in" fo:line-height="100%"/>
    </style:style>
    <style:style style:name="T471" style:parent-style-name="Fonteparág.padrão" style:family="text">
      <style:text-properties fo:font-size="10pt" style:font-size-asian="10pt" style:font-size-complex="10pt"/>
    </style:style>
    <style:style style:name="TableCell4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text-align="justify" fo:margin-top="0.1388in" fo:line-height="100%"/>
    </style:style>
    <style:style style:name="T474" style:parent-style-name="Fonteparág.padrão" style:family="text">
      <style:text-properties fo:font-size="10pt" style:font-size-asian="10pt" style:font-size-complex="10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justify" fo:margin-top="0.1388in" fo:line-height="100%"/>
    </style:style>
    <style:style style:name="T478" style:parent-style-name="Fonteparág.padrão" style:family="text">
      <style:text-properties fo:font-size="10pt" style:font-size-asian="10pt" style:font-size-complex="10pt"/>
    </style:style>
    <style:style style:name="TableCell4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text-align="justify" fo:margin-top="0.1388in" fo:line-height="100%"/>
    </style:style>
    <style:style style:name="T481" style:parent-style-name="Fonteparág.padrão" style:family="text">
      <style:text-properties fo:font-size="10pt" style:font-size-asian="10pt" style:font-size-complex="10pt"/>
    </style:style>
    <style:style style:name="P482" style:parent-style-name="Standard" style:family="paragraph">
      <style:paragraph-properties fo:text-align="justify" fo:line-height="100%"/>
    </style:style>
    <style:style style:name="T483" style:parent-style-name="Fonteparág.padrão" style:family="text">
      <style:text-properties fo:font-size="10pt" style:font-size-asian="10pt" style:font-size-complex="10pt"/>
    </style:style>
    <style:style style:name="P484" style:parent-style-name="Standard" style:family="paragraph">
      <style:paragraph-properties fo:text-align="justify" fo:line-height="100%"/>
    </style:style>
    <style:style style:name="T485" style:parent-style-name="Fonteparág.padrão" style:family="text">
      <style:text-properties fo:font-size="10pt" style:font-size-asian="10pt" style:font-size-complex="10pt"/>
    </style:style>
    <style:style style:name="P486" style:parent-style-name="Standard" style:family="paragraph">
      <style:paragraph-properties fo:text-align="justify" fo:line-height="100%"/>
    </style:style>
    <style:style style:name="T487" style:parent-style-name="Fonteparág.padrão" style:family="text">
      <style:text-properties fo:font-size="10pt" style:font-size-asian="10pt" style:font-size-complex="10pt"/>
    </style:style>
    <style:style style:name="P488" style:parent-style-name="Standard" style:family="paragraph">
      <style:paragraph-properties fo:text-align="justify" fo:line-height="100%"/>
    </style:style>
    <style:style style:name="T489" style:parent-style-name="Fonteparág.padrão" style:family="text">
      <style:text-properties fo:font-size="10pt" style:font-size-asian="10pt" style:font-size-complex="10pt"/>
    </style:style>
    <style:style style:name="P490" style:parent-style-name="Standard" style:family="paragraph">
      <style:paragraph-properties fo:text-align="justify" fo:line-height="100%"/>
    </style:style>
    <style:style style:name="T491" style:parent-style-name="Fonteparág.padrão" style:family="text">
      <style:text-properties fo:font-size="10pt" style:font-size-asian="10pt" style:font-size-complex="10pt"/>
    </style:style>
    <style:style style:name="P492" style:parent-style-name="Standard" style:family="paragraph">
      <style:paragraph-properties fo:text-align="justify" fo:line-height="100%"/>
    </style:style>
    <style:style style:name="T493" style:parent-style-name="Fonteparág.padrão" style:family="text">
      <style:text-properties fo:font-size="10pt" style:font-size-asian="10pt" style:font-size-complex="10pt"/>
    </style:style>
    <style:style style:name="P494" style:parent-style-name="Standard" style:family="paragraph">
      <style:paragraph-properties fo:text-align="justify" fo:line-height="100%"/>
    </style:style>
    <style:style style:name="T495" style:parent-style-name="Fonteparág.padrão" style:family="text">
      <style:text-properties fo:font-size="10pt" style:font-size-asian="10pt" style:font-size-complex="10pt"/>
    </style:style>
    <style:style style:name="P496" style:parent-style-name="Standard" style:family="paragraph">
      <style:paragraph-properties fo:text-align="justify" fo:line-height="100%"/>
    </style:style>
    <style:style style:name="T497" style:parent-style-name="Fonteparág.padrão" style:family="text">
      <style:text-properties fo:font-size="10pt" style:font-size-asian="10pt" style:font-size-complex="10pt"/>
    </style:style>
    <style:style style:name="P498" style:parent-style-name="Standard" style:family="paragraph">
      <style:paragraph-properties fo:text-align="justify" fo:line-height="100%"/>
    </style:style>
    <style:style style:name="T499" style:parent-style-name="Fonteparág.padrão" style:family="text">
      <style:text-properties fo:font-size="10pt" style:font-size-asian="10pt" style:font-size-complex="10pt"/>
    </style:style>
    <style:style style:name="P500" style:parent-style-name="Standard" style:family="paragraph">
      <style:paragraph-properties fo:text-align="justify" fo:line-height="100%"/>
    </style:style>
    <style:style style:name="T501" style:parent-style-name="Fonteparág.padrão" style:family="text">
      <style:text-properties fo:font-size="10pt" style:font-size-asian="10pt" style:font-size-complex="10pt"/>
    </style:style>
    <style:style style:name="T502" style:parent-style-name="Fonteparág.padrão" style:family="text">
      <style:text-properties fo:font-size="10pt" style:font-size-asian="10pt" style:font-size-complex="10pt"/>
    </style:style>
    <style:style style:name="P503" style:parent-style-name="Standard" style:family="paragraph">
      <style:paragraph-properties fo:text-align="justify" fo:line-height="100%"/>
    </style:style>
    <style:style style:name="T504" style:parent-style-name="Fonteparág.padrão" style:family="text">
      <style:text-properties fo:font-size="10pt" style:font-size-asian="10pt" style:font-size-complex="10pt"/>
    </style:style>
    <style:style style:name="P505" style:parent-style-name="Standard" style:family="paragraph">
      <style:paragraph-properties fo:text-align="justify" fo:line-height="100%"/>
    </style:style>
    <style:style style:name="T506" style:parent-style-name="Fonteparág.padrão" style:family="text">
      <style:text-properties fo:font-size="10pt" style:font-size-asian="10pt" style:font-size-complex="10pt"/>
    </style:style>
    <style:style style:name="P507" style:parent-style-name="Standard" style:family="paragraph">
      <style:paragraph-properties fo:text-align="justify" fo:line-height="100%"/>
    </style:style>
    <style:style style:name="T508" style:parent-style-name="Fonteparág.padrão" style:family="text">
      <style:text-properties fo:font-size="10pt" style:font-size-asian="10pt" style:font-size-complex="10pt"/>
    </style:style>
    <style:style style:name="P509" style:parent-style-name="Standard" style:family="paragraph">
      <style:paragraph-properties fo:text-align="justify" fo:line-height="100%"/>
    </style:style>
    <style:style style:name="T510" style:parent-style-name="Fonteparág.padrão" style:family="text">
      <style:text-properties fo:font-size="10pt" style:font-size-asian="10pt" style:font-size-complex="10pt"/>
    </style:style>
    <style:style style:name="T511" style:parent-style-name="Fonteparág.padrão" style:family="text">
      <style:text-properties fo:font-size="10pt" style:font-size-asian="10pt" style:font-size-complex="10pt"/>
    </style:style>
    <style:style style:name="P512" style:parent-style-name="Standard" style:family="paragraph">
      <style:paragraph-properties fo:text-align="justify" fo:line-height="100%"/>
    </style:style>
    <style:style style:name="T513" style:parent-style-name="Fonteparág.padrão" style:family="text">
      <style:text-properties fo:font-size="10pt" style:font-size-asian="10pt" style:font-size-complex="10pt"/>
    </style:style>
    <style:style style:name="P514" style:parent-style-name="Standard" style:family="paragraph">
      <style:paragraph-properties fo:text-align="justify" fo:line-height="100%"/>
    </style:style>
    <style:style style:name="T515" style:parent-style-name="Fonteparág.padrão" style:family="text">
      <style:text-properties fo:font-size="10pt" style:font-size-asian="10pt" style:font-size-complex="10pt"/>
    </style:style>
    <style:style style:name="P516" style:parent-style-name="Standard" style:family="paragraph">
      <style:paragraph-properties fo:text-align="justify" fo:line-height="100%"/>
    </style:style>
    <style:style style:name="T517" style:parent-style-name="Fonteparág.padrão" style:family="text">
      <style:text-properties fo:font-size="10pt" style:font-size-asian="10pt" style:font-size-complex="10pt"/>
    </style:style>
    <style:style style:name="P518" style:parent-style-name="Standard" style:family="paragraph">
      <style:paragraph-properties fo:text-align="justify" fo:line-height="100%"/>
    </style:style>
    <style:style style:name="T519" style:parent-style-name="Fonteparág.padrão" style:family="text">
      <style:text-properties fo:font-size="10pt" style:font-size-asian="10pt" style:font-size-complex="10pt"/>
    </style:style>
    <style:style style:name="T520" style:parent-style-name="Fonteparág.padrão" style:family="text">
      <style:text-properties fo:font-size="10pt" style:font-size-asian="10pt" style:font-size-complex="10pt"/>
    </style:style>
    <style:style style:name="P521" style:parent-style-name="Standard" style:family="paragraph">
      <style:paragraph-properties fo:text-align="justify" fo:line-height="100%"/>
    </style:style>
    <style:style style:name="T522" style:parent-style-name="Fonteparág.padrão" style:family="text">
      <style:text-properties fo:font-size="10pt" style:font-size-asian="10pt" style:font-size-complex="10pt"/>
    </style:style>
    <style:style style:name="P523" style:parent-style-name="Standard" style:family="paragraph">
      <style:paragraph-properties fo:text-align="justify" fo:line-height="100%"/>
    </style:style>
    <style:style style:name="T524" style:parent-style-name="Fonteparág.padrão" style:family="text">
      <style:text-properties fo:font-size="10pt" style:font-size-asian="10pt" style:font-size-complex="10pt"/>
    </style:style>
    <style:style style:name="P525" style:parent-style-name="Standard" style:family="paragraph">
      <style:paragraph-properties fo:text-align="justify" fo:line-height="100%"/>
    </style:style>
    <style:style style:name="T526" style:parent-style-name="Fonteparág.padrão" style:family="text">
      <style:text-properties fo:font-size="10pt" style:font-size-asian="10pt" style:font-size-complex="10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text-align="justify" fo:margin-top="0.1388in" fo:line-height="100%"/>
    </style:style>
    <style:style style:name="T530" style:parent-style-name="Fonteparág.padrão" style:family="text">
      <style:text-properties fo:font-size="10pt" style:font-size-asian="10pt" style:font-size-complex="10pt"/>
    </style:style>
    <style:style style:name="TableCell5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justify" fo:margin-top="0.1388in" fo:line-height="100%"/>
    </style:style>
    <style:style style:name="T533" style:parent-style-name="Fonteparág.padrão" style:family="text">
      <style:text-properties fo:font-size="10pt" style:font-size-asian="10pt" style:font-size-complex="10p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justify" fo:margin-top="0.1388in" fo:line-height="100%"/>
    </style:style>
    <style:style style:name="T537" style:parent-style-name="Fonteparág.padrão" style:family="text">
      <style:text-properties fo:font-size="10pt" style:font-size-asian="10pt" style:font-size-complex="10pt"/>
    </style:style>
    <style:style style:name="TableCell5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text-align="justify" fo:margin-top="0.1388in" fo:line-height="100%"/>
    </style:style>
    <style:style style:name="T540" style:parent-style-name="Fonteparág.padrão" style:family="text">
      <style:text-properties fo:font-size="10pt" style:font-size-asian="10pt" style:font-size-complex="10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justify" fo:margin-top="0.1388in" fo:line-height="100%"/>
    </style:style>
    <style:style style:name="T544" style:parent-style-name="Fonteparág.padrão" style:family="text">
      <style:text-properties fo:font-size="10pt" style:font-size-asian="10pt" style:font-size-complex="10pt"/>
    </style:style>
    <style:style style:name="TableCell5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text-align="justify" fo:margin-top="0.1388in" fo:line-height="100%"/>
    </style:style>
    <style:style style:name="T547" style:parent-style-name="Fonteparág.padrão" style:family="text">
      <style:text-properties fo:font-size="10pt" style:font-size-asian="10pt" style:font-size-complex="10pt"/>
    </style:style>
    <style:style style:name="T548" style:parent-style-name="Fonteparág.padrão" style:family="text">
      <style:text-properties fo:font-size="10pt" style:font-size-asian="10pt" style:font-size-complex="10pt"/>
    </style:style>
    <style:style style:name="P549" style:parent-style-name="Título3" style:family="paragraph">
      <style:paragraph-properties fo:text-align="justify" fo:margin-top="0.0833in" fo:margin-bottom="0.0833in" fo:line-height="100%" fo:margin-left="0.4958in" fo:text-indent="-0.2479in">
        <style:tab-stops>
          <style:tab-stop style:type="left" style:position="-0.4951in"/>
        </style:tab-stops>
      </style:paragraph-properties>
    </style:style>
    <style:style style:name="T550" style:parent-style-name="Fonteparág.padrão" style:family="text">
      <style:text-properties style:font-name="Times New Roman" style:font-name-asian="Times New Roman" style:font-name-complex="Times New Roman"/>
    </style:style>
    <style:style style:name="P551" style:parent-style-name="Standard" style:family="paragraph">
      <style:paragraph-properties fo:text-align="justify" fo:line-height="100%"/>
      <style:text-properties fo:font-size="10pt" style:font-size-asian="10pt" style:font-size-complex="10pt"/>
    </style:style>
    <style:style style:name="TableColumn553" style:family="table-column">
      <style:table-column-properties style:column-width="1.9375in" style:use-optimal-column-width="false"/>
    </style:style>
    <style:style style:name="TableColumn554" style:family="table-column">
      <style:table-column-properties style:column-width="4.3229in" style:use-optimal-column-width="false"/>
    </style:style>
    <style:style style:name="Table552" style:family="table">
      <style:table-properties style:width="6.2604in" fo:margin-left="-0.075in" table:align="lef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justify" fo:margin-top="0.1388in" fo:line-height="100%"/>
    </style:style>
    <style:style style:name="T558" style:parent-style-name="Fonteparág.padrão" style:family="text">
      <style:text-properties fo:font-size="10pt" style:font-size-asian="10pt" style:font-size-complex="10pt"/>
    </style:style>
    <style:style style:name="TableCell5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text-align="justify" fo:margin-top="0.1388in" fo:line-height="100%"/>
    </style:style>
    <style:style style:name="T561" style:parent-style-name="Fonteparág.padrão" style:family="text">
      <style:text-properties fo:font-size="10pt" style:font-size-asian="10pt" style:font-size-complex="10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justify" fo:margin-top="0.1388in" fo:line-height="100%"/>
    </style:style>
    <style:style style:name="T565" style:parent-style-name="Fonteparág.padrão" style:family="text">
      <style:text-properties fo:font-size="10pt" style:font-size-asian="10pt" style:font-size-complex="10pt"/>
    </style:style>
    <style:style style:name="TableCell5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text-align="justify" fo:line-height="100%"/>
    </style:style>
    <style:style style:name="T568" style:parent-style-name="Fonteparág.padrão" style:family="text">
      <style:text-properties fo:font-size="10pt" style:font-size-asian="10pt" style:font-size-complex="10pt"/>
    </style:style>
    <style:style style:name="P569" style:parent-style-name="Standard" style:family="paragraph">
      <style:paragraph-properties fo:text-align="justify" fo:line-height="100%"/>
    </style:style>
    <style:style style:name="T570" style:parent-style-name="Fonteparág.padrão" style:family="text">
      <style:text-properties fo:font-size="10pt" style:font-size-asian="10pt" style:font-size-complex="10pt"/>
    </style:style>
    <style:style style:name="T571" style:parent-style-name="Fonteparág.padrão" style:family="text">
      <style:text-properties fo:font-size="10pt" style:font-size-asian="10pt" style:font-size-complex="10p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justify" fo:margin-top="0.1388in" fo:line-height="100%"/>
    </style:style>
    <style:style style:name="T575" style:parent-style-name="Fonteparág.padrão" style:family="text">
      <style:text-properties fo:font-size="10pt" style:font-size-asian="10pt" style:font-size-complex="10pt"/>
    </style:style>
    <style:style style:name="TableCell5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align="justify" fo:margin-top="0.1388in" fo:line-height="100%"/>
    </style:style>
    <style:style style:name="T578" style:parent-style-name="Fonteparág.padrão" style:family="text">
      <style:text-properties fo:font-size="10pt" style:font-size-asian="10pt" style:font-size-complex="10pt" fo:language="en" fo:country="US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text-align="justify" fo:margin-top="0.1388in" fo:line-height="100%"/>
    </style:style>
    <style:style style:name="T582" style:parent-style-name="Fonteparág.padrão" style:family="text">
      <style:text-properties fo:font-size="10pt" style:font-size-asian="10pt" style:font-size-complex="10pt"/>
    </style:style>
    <style:style style:name="TableCell5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align="justify" fo:margin-top="0.1388in" fo:line-height="100%"/>
    </style:style>
    <style:style style:name="T585" style:parent-style-name="Fonteparág.padrão" style:family="text">
      <style:text-properties fo:font-size="10pt" style:font-size-asian="10pt" style:font-size-complex="10pt"/>
    </style:style>
    <style:style style:name="P586" style:parent-style-name="Standard" style:family="paragraph">
      <style:paragraph-properties fo:text-align="justify" fo:line-height="100%"/>
    </style:style>
    <style:style style:name="T587" style:parent-style-name="Fonteparág.padrão" style:family="text">
      <style:text-properties fo:font-size="10pt" style:font-size-asian="10pt" style:font-size-complex="10pt"/>
    </style:style>
    <style:style style:name="P588" style:parent-style-name="Standard" style:family="paragraph">
      <style:paragraph-properties fo:text-align="justify" fo:line-height="100%"/>
    </style:style>
    <style:style style:name="T589" style:parent-style-name="Fonteparág.padrão" style:family="text">
      <style:text-properties fo:font-size="10pt" style:font-size-asian="10pt" style:font-size-complex="10pt"/>
    </style:style>
    <style:style style:name="T590" style:parent-style-name="Fonteparág.padrão" style:family="text">
      <style:text-properties fo:font-size="10pt" style:font-size-asian="10pt" style:font-size-complex="10pt"/>
    </style:style>
    <style:style style:name="P591" style:parent-style-name="Standard" style:family="paragraph">
      <style:paragraph-properties fo:text-align="justify" fo:line-height="100%"/>
    </style:style>
    <style:style style:name="T592" style:parent-style-name="Fonteparág.padrão" style:family="text">
      <style:text-properties fo:font-size="10pt" style:font-size-asian="10pt" style:font-size-complex="10pt"/>
    </style:style>
    <style:style style:name="P593" style:parent-style-name="Standard" style:family="paragraph">
      <style:paragraph-properties fo:text-align="justify" fo:line-height="100%"/>
    </style:style>
    <style:style style:name="T594" style:parent-style-name="Fonteparág.padrão" style:family="text">
      <style:text-properties fo:font-size="10pt" style:font-size-asian="10pt" style:font-size-complex="10pt"/>
    </style:style>
    <style:style style:name="P595" style:parent-style-name="Standard" style:family="paragraph">
      <style:paragraph-properties fo:text-align="justify" fo:line-height="100%"/>
    </style:style>
    <style:style style:name="T596" style:parent-style-name="Fonteparág.padrão" style:family="text">
      <style:text-properties fo:font-size="10pt" style:font-size-asian="10pt" style:font-size-complex="10pt"/>
    </style:style>
    <style:style style:name="P597" style:parent-style-name="Standard" style:family="paragraph">
      <style:paragraph-properties fo:text-align="justify" fo:line-height="100%"/>
    </style:style>
    <style:style style:name="T598" style:parent-style-name="Fonteparág.padrão" style:family="text">
      <style:text-properties fo:font-size="10pt" style:font-size-asian="10pt" style:font-size-complex="10pt"/>
    </style:style>
    <style:style style:name="P599" style:parent-style-name="Standard" style:family="paragraph">
      <style:paragraph-properties fo:text-align="justify" fo:line-height="100%"/>
    </style:style>
    <style:style style:name="T600" style:parent-style-name="Fonteparág.padrão" style:family="text">
      <style:text-properties fo:font-size="10pt" style:font-size-asian="10pt" style:font-size-complex="10pt"/>
    </style:style>
    <style:style style:name="T601" style:parent-style-name="Fonteparág.padrão" style:family="text">
      <style:text-properties fo:font-size="10pt" style:font-size-asian="10pt" style:font-size-complex="10pt"/>
    </style:style>
    <style:style style:name="P602" style:parent-style-name="Standard" style:family="paragraph">
      <style:paragraph-properties fo:text-align="justify" fo:line-height="100%"/>
    </style:style>
    <style:style style:name="T603" style:parent-style-name="Fonteparág.padrão" style:family="text">
      <style:text-properties fo:font-size="10pt" style:font-size-asian="10pt" style:font-size-complex="10pt"/>
    </style:style>
    <style:style style:name="P604" style:parent-style-name="Standard" style:family="paragraph">
      <style:paragraph-properties fo:text-align="justify" fo:line-height="100%"/>
    </style:style>
    <style:style style:name="T605" style:parent-style-name="Fonteparág.padrão" style:family="text">
      <style:text-properties fo:font-size="10pt" style:font-size-asian="10pt" style:font-size-complex="10pt"/>
    </style:style>
    <style:style style:name="P606" style:parent-style-name="Standard" style:family="paragraph">
      <style:paragraph-properties fo:text-align="justify" fo:line-height="100%"/>
    </style:style>
    <style:style style:name="T607" style:parent-style-name="Fonteparág.padrão" style:family="text">
      <style:text-properties fo:font-size="10pt" style:font-size-asian="10pt" style:font-size-complex="10p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text-align="justify" fo:margin-top="0.1388in" fo:line-height="100%"/>
    </style:style>
    <style:style style:name="T611" style:parent-style-name="Fonteparág.padrão" style:family="text">
      <style:text-properties fo:font-size="10pt" style:font-size-asian="10pt" style:font-size-complex="10pt"/>
    </style:style>
    <style:style style:name="TableCell6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text-align="justify" fo:margin-top="0.1388in" fo:line-height="100%"/>
    </style:style>
    <style:style style:name="T614" style:parent-style-name="Fonteparág.padrão" style:family="text">
      <style:text-properties fo:font-size="10pt" style:font-size-asian="10pt" style:font-size-complex="10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text-align="justify" fo:margin-top="0.1388in" fo:line-height="100%"/>
    </style:style>
    <style:style style:name="T618" style:parent-style-name="Fonteparág.padrão" style:family="text">
      <style:text-properties fo:font-size="10pt" style:font-size-asian="10pt" style:font-size-complex="10pt"/>
    </style:style>
    <style:style style:name="TableCell6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text-align="justify" fo:margin-top="0.1388in" fo:line-height="100%"/>
    </style:style>
    <style:style style:name="T621" style:parent-style-name="Fonteparág.padrão" style:family="text">
      <style:text-properties fo:font-size="10pt" style:font-size-asian="10pt" style:font-size-complex="10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text-align="justify" fo:margin-top="0.1388in" fo:line-height="100%"/>
    </style:style>
    <style:style style:name="T625" style:parent-style-name="Fonteparág.padrão" style:family="text">
      <style:text-properties fo:font-size="10pt" style:font-size-asian="10pt" style:font-size-complex="10pt"/>
    </style:style>
    <style:style style:name="TableCell6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text-align="justify" fo:margin-top="0.1388in" fo:line-height="100%"/>
    </style:style>
    <style:style style:name="T628" style:parent-style-name="Fonteparág.padrão" style:family="text">
      <style:text-properties fo:font-size="10pt" style:font-size-asian="10pt" style:font-size-complex="10pt"/>
    </style:style>
    <style:style style:name="P629" style:parent-style-name="Título3" style:family="paragraph">
      <style:paragraph-properties fo:text-align="justify" fo:margin-top="0.0833in" fo:margin-bottom="0.0833in" fo:line-height="100%" fo:margin-left="0.4958in" fo:text-indent="-0.2479in">
        <style:tab-stops>
          <style:tab-stop style:type="left" style:position="-0.4951in"/>
        </style:tab-stops>
      </style:paragraph-properties>
    </style:style>
    <style:style style:name="T630" style:parent-style-name="Fonteparág.padrão" style:family="text">
      <style:text-properties style:font-name="Times New Roman" style:font-name-asian="Times New Roman" style:font-name-complex="Times New Roman"/>
    </style:style>
    <style:style style:name="P631" style:parent-style-name="Standard" style:family="paragraph">
      <style:paragraph-properties fo:text-align="justify" fo:line-height="100%"/>
      <style:text-properties fo:font-size="10pt" style:font-size-asian="10pt" style:font-size-complex="10pt"/>
    </style:style>
    <style:style style:name="TableColumn633" style:family="table-column">
      <style:table-column-properties style:column-width="1.9583in" style:use-optimal-column-width="false"/>
    </style:style>
    <style:style style:name="TableColumn634" style:family="table-column">
      <style:table-column-properties style:column-width="4.302in" style:use-optimal-column-width="false"/>
    </style:style>
    <style:style style:name="Table632" style:family="table">
      <style:table-properties style:width="6.2604in" fo:margin-left="-0.075in" table:align="lef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text-align="justify" fo:margin-top="0.1388in" fo:line-height="100%"/>
    </style:style>
    <style:style style:name="T638" style:parent-style-name="Fonteparág.padrão" style:family="text">
      <style:text-properties fo:font-size="10pt" style:font-size-asian="10pt" style:font-size-complex="10pt"/>
    </style:style>
    <style:style style:name="TableCell6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text-align="justify" fo:margin-top="0.1388in" fo:line-height="100%"/>
    </style:style>
    <style:style style:name="T641" style:parent-style-name="Fonteparág.padrão" style:family="text">
      <style:text-properties fo:font-size="10pt" style:font-size-asian="10pt" style:font-size-complex="10p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text-align="justify" fo:margin-top="0.1388in" fo:line-height="100%"/>
    </style:style>
    <style:style style:name="T645" style:parent-style-name="Fonteparág.padrão" style:family="text">
      <style:text-properties fo:font-size="10pt" style:font-size-asian="10pt" style:font-size-complex="10pt"/>
    </style:style>
    <style:style style:name="TableCell6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text-align="justify" fo:line-height="100%"/>
    </style:style>
    <style:style style:name="T648" style:parent-style-name="Fonteparág.padrão" style:family="text">
      <style:text-properties fo:font-size="10pt" style:font-size-asian="10pt" style:font-size-complex="10pt"/>
    </style:style>
    <style:style style:name="T649" style:parent-style-name="Fonteparág.padrão" style:family="text">
      <style:text-properties fo:font-size="10pt" style:font-size-asian="10pt" style:font-size-complex="10pt"/>
    </style:style>
    <style:style style:name="P650" style:parent-style-name="Standard" style:family="paragraph">
      <style:paragraph-properties fo:text-align="justify" fo:line-height="100%"/>
    </style:style>
    <style:style style:name="T651" style:parent-style-name="Fonteparág.padrão" style:family="text">
      <style:text-properties fo:font-size="10pt" style:font-size-asian="10pt" style:font-size-complex="10pt"/>
    </style:style>
    <style:style style:name="P652" style:parent-style-name="Standard" style:family="paragraph">
      <style:paragraph-properties fo:text-align="justify" fo:line-height="100%"/>
    </style:style>
    <style:style style:name="T653" style:parent-style-name="Fonteparág.padrão" style:family="text">
      <style:text-properties fo:font-size="10pt" style:font-size-asian="10pt" style:font-size-complex="10pt"/>
    </style:style>
    <style:style style:name="P654" style:parent-style-name="Standard" style:family="paragraph">
      <style:paragraph-properties fo:text-align="justify" fo:line-height="100%"/>
    </style:style>
    <style:style style:name="T655" style:parent-style-name="Fonteparág.padrão" style:family="text">
      <style:text-properties fo:font-size="10pt" style:font-size-asian="10pt" style:font-size-complex="10pt"/>
    </style:style>
    <style:style style:name="P656" style:parent-style-name="Standard" style:family="paragraph">
      <style:paragraph-properties fo:text-align="justify" fo:line-height="100%"/>
    </style:style>
    <style:style style:name="T657" style:parent-style-name="Fonteparág.padrão" style:family="text">
      <style:text-properties fo:font-size="10pt" style:font-size-asian="10pt" style:font-size-complex="10p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text-align="justify" fo:margin-top="0.1388in" fo:line-height="100%"/>
    </style:style>
    <style:style style:name="T661" style:parent-style-name="Fonteparág.padrão" style:family="text">
      <style:text-properties fo:font-size="10pt" style:font-size-asian="10pt" style:font-size-complex="10pt"/>
    </style:style>
    <style:style style:name="TableCell6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text-align="justify" fo:margin-top="0.1388in" fo:line-height="100%"/>
    </style:style>
    <style:style style:name="T664" style:parent-style-name="Fonteparág.padrão" style:family="text">
      <style:text-properties fo:font-size="10pt" style:font-size-asian="10pt" style:font-size-complex="10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text-align="justify" fo:margin-top="0.1388in" fo:line-height="100%"/>
    </style:style>
    <style:style style:name="T668" style:parent-style-name="Fonteparág.padrão" style:family="text">
      <style:text-properties fo:font-size="10pt" style:font-size-asian="10pt" style:font-size-complex="10pt"/>
    </style:style>
    <style:style style:name="TableCell6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text-align="justify" fo:margin-top="0.1388in" fo:line-height="100%"/>
    </style:style>
    <style:style style:name="T671" style:parent-style-name="Fonteparág.padrão" style:family="text">
      <style:text-properties fo:font-size="10pt" style:font-size-asian="10pt" style:font-size-complex="10p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text-align="justify" fo:margin-top="0.1388in" fo:line-height="100%"/>
    </style:style>
    <style:style style:name="T675" style:parent-style-name="Fonteparág.padrão" style:family="text">
      <style:text-properties fo:font-size="10pt" style:font-size-asian="10pt" style:font-size-complex="10pt"/>
    </style:style>
    <style:style style:name="TableCell6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text-align="justify" fo:margin-top="0.1388in" fo:line-height="100%"/>
    </style:style>
    <style:style style:name="T678" style:parent-style-name="Fonteparág.padrão" style:family="text">
      <style:text-properties fo:font-size="10pt" style:font-size-asian="10pt" style:font-size-complex="10pt"/>
    </style:style>
    <style:style style:name="P679" style:parent-style-name="Standard" style:family="paragraph">
      <style:paragraph-properties fo:text-align="justify" fo:line-height="100%"/>
    </style:style>
    <style:style style:name="T680" style:parent-style-name="Fonteparág.padrão" style:family="text">
      <style:text-properties fo:font-size="10pt" style:font-size-asian="10pt" style:font-size-complex="10pt"/>
    </style:style>
    <style:style style:name="P681" style:parent-style-name="Standard" style:family="paragraph">
      <style:paragraph-properties fo:text-align="justify" fo:line-height="100%"/>
    </style:style>
    <style:style style:name="T682" style:parent-style-name="Fonteparág.padrão" style:family="text">
      <style:text-properties fo:font-size="10pt" style:font-size-asian="10pt" style:font-size-complex="10pt"/>
    </style:style>
    <style:style style:name="P683" style:parent-style-name="Standard" style:family="paragraph">
      <style:paragraph-properties fo:text-align="justify" fo:line-height="100%"/>
    </style:style>
    <style:style style:name="T684" style:parent-style-name="Fonteparág.padrão" style:family="text">
      <style:text-properties fo:font-size="10pt" style:font-size-asian="10pt" style:font-size-complex="10pt"/>
    </style:style>
    <style:style style:name="P685" style:parent-style-name="Standard" style:family="paragraph">
      <style:paragraph-properties fo:text-align="justify" fo:line-height="100%"/>
    </style:style>
    <style:style style:name="T686" style:parent-style-name="Fonteparág.padrão" style:family="text">
      <style:text-properties fo:font-size="10pt" style:font-size-asian="10pt" style:font-size-complex="10pt"/>
    </style:style>
    <style:style style:name="T687" style:parent-style-name="Fonteparág.padrão" style:family="text">
      <style:text-properties fo:font-size="10pt" style:font-size-asian="10pt" style:font-size-complex="10pt"/>
    </style:style>
    <style:style style:name="P688" style:parent-style-name="Standard" style:family="paragraph">
      <style:paragraph-properties fo:text-align="justify" fo:line-height="100%"/>
    </style:style>
    <style:style style:name="T689" style:parent-style-name="Fonteparág.padrão" style:family="text">
      <style:text-properties fo:font-size="10pt" style:font-size-asian="10pt" style:font-size-complex="10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text-align="justify" fo:margin-top="0.1388in" fo:line-height="100%"/>
    </style:style>
    <style:style style:name="T693" style:parent-style-name="Fonteparág.padrão" style:family="text">
      <style:text-properties fo:font-size="10pt" style:font-size-asian="10pt" style:font-size-complex="10pt"/>
    </style:style>
    <style:style style:name="TableCell6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text-align="justify" fo:margin-top="0.1388in" fo:line-height="100%"/>
    </style:style>
    <style:style style:name="T696" style:parent-style-name="Fonteparág.padrão" style:family="text">
      <style:text-properties fo:font-size="10pt" style:font-size-asian="10pt" style:font-size-complex="10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text-align="justify" fo:margin-top="0.1388in" fo:line-height="100%"/>
    </style:style>
    <style:style style:name="T700" style:parent-style-name="Fonteparág.padrão" style:family="text">
      <style:text-properties fo:font-size="10pt" style:font-size-asian="10pt" style:font-size-complex="10pt"/>
    </style:style>
    <style:style style:name="TableCell7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2" style:parent-style-name="Standard" style:family="paragraph">
      <style:paragraph-properties fo:text-align="justify" fo:margin-top="0.1388in" fo:line-height="100%"/>
    </style:style>
    <style:style style:name="T703" style:parent-style-name="Fonteparág.padrão" style:family="text">
      <style:text-properties fo:font-size="10pt" style:font-size-asian="10pt" style:font-size-complex="10pt"/>
    </style:style>
    <style:style style:name="P704" style:parent-style-name="Título2" style:family="paragraph">
      <style:paragraph-properties fo:text-align="justify" fo:margin-top="0.0833in" fo:margin-bottom="0.0833in" fo:line-height="100%" fo:margin-left="0.4958in" fo:text-indent="-0.2479in">
        <style:tab-stops/>
      </style:paragraph-properties>
    </style:style>
    <style:style style:name="T705" style:parent-style-name="Fonteparág.padrão" style:family="text">
      <style:text-properties fo:font-size="14pt" style:font-size-asian="14pt" style:font-size-complex="14pt"/>
    </style:style>
    <style:style style:name="P706" style:parent-style-name="Standard" style:family="paragraph">
      <style:paragraph-properties fo:text-align="justify" fo:margin-top="0.1388in" fo:line-height="100%"/>
    </style:style>
    <style:style style:name="T707" style:parent-style-name="Fonteparág.padrão" style:family="text">
      <style:text-properties fo:font-size="10pt" style:font-size-asian="10pt" style:font-size-complex="10pt"/>
    </style:style>
    <style:style style:name="T708" style:parent-style-name="Fonteparág.padrão" style:family="text">
      <style:text-properties fo:font-size="10pt" style:font-size-asian="10pt" style:font-size-complex="10pt"/>
    </style:style>
    <style:style style:name="P709" style:parent-style-name="Standard" style:family="paragraph">
      <style:paragraph-properties fo:text-align="justify" fo:line-height="100%"/>
      <style:text-properties fo:font-size="10pt" style:font-size-asian="10pt" style:font-size-complex="10pt"/>
    </style:style>
    <style:style style:name="TableColumn711" style:family="table-column">
      <style:table-column-properties style:column-width="0.3937in" style:use-optimal-column-width="false"/>
    </style:style>
    <style:style style:name="TableColumn712" style:family="table-column">
      <style:table-column-properties style:column-width="1.575in" style:use-optimal-column-width="false"/>
    </style:style>
    <style:style style:name="TableColumn713" style:family="table-column">
      <style:table-column-properties style:column-width="4.352in" style:use-optimal-column-width="false"/>
    </style:style>
    <style:style style:name="Table710" style:family="table">
      <style:table-properties style:width="6.3208in" fo:margin-left="-0.075in" table:align="left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text-align="center" fo:margin-top="0.0833in" fo:margin-bottom="0.0833in" fo:line-height="100%"/>
    </style:style>
    <style:style style:name="T71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71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text-align="center" fo:margin-top="0.0833in" fo:margin-bottom="0.0833in" fo:line-height="100%"/>
    </style:style>
    <style:style style:name="T72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72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text-align="center" fo:margin-top="0.0833in" fo:margin-bottom="0.0833in" fo:line-height="100%"/>
    </style:style>
    <style:style style:name="T7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26" style:parent-style-name="Standard" style:family="paragraph">
      <style:paragraph-properties fo:line-height="100%"/>
    </style:style>
    <style:style style:name="TableCell7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28" style:parent-style-name="Standard" style:family="paragraph">
      <style:paragraph-properties fo:margin-top="0.0833in" fo:line-height="100%"/>
    </style:style>
    <style:style style:name="T729" style:parent-style-name="Fonteparág.padrão" style:family="text">
      <style:text-properties fo:font-size="10pt" style:font-size-asian="10pt" style:font-size-complex="10pt"/>
    </style:style>
    <style:style style:name="TableCell7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31" style:parent-style-name="Standard" style:family="paragraph">
      <style:paragraph-properties fo:text-align="justify" fo:margin-top="0.0833in" fo:line-height="100%"/>
    </style:style>
    <style:style style:name="T732" style:parent-style-name="Fonteparág.padrão" style:family="text">
      <style:text-properties fo:font-size="10pt" style:font-size-asian="10pt" style:font-size-complex="10pt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35" style:parent-style-name="Standard" style:family="paragraph">
      <style:paragraph-properties fo:line-height="100%"/>
    </style:style>
    <style:style style:name="TableCell73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37" style:parent-style-name="Standard" style:family="paragraph">
      <style:paragraph-properties fo:margin-top="0.0833in" fo:line-height="100%"/>
    </style:style>
    <style:style style:name="T738" style:parent-style-name="Fonteparág.padrão" style:family="text">
      <style:text-properties fo:font-size="10pt" style:font-size-asian="10pt" style:font-size-complex="10pt"/>
    </style:style>
    <style:style style:name="TableCell7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text-align="justify" fo:margin-top="0.0833in" fo:line-height="100%"/>
    </style:style>
    <style:style style:name="T741" style:parent-style-name="Fonteparág.padrão" style:family="text">
      <style:text-properties fo:font-size="10pt" style:font-size-asian="10pt" style:font-size-complex="10pt"/>
    </style:style>
    <style:style style:name="P742" style:parent-style-name="Standard" style:family="paragraph">
      <style:paragraph-properties fo:text-align="justify" fo:margin-top="0.0833in" fo:line-height="100%"/>
    </style:style>
    <style:style style:name="P743" style:parent-style-name="Título2" style:family="paragraph">
      <style:paragraph-properties fo:text-align="justify" fo:margin-top="0.0833in" fo:margin-bottom="0.0833in" fo:line-height="100%" fo:margin-left="0.4958in" fo:text-indent="-0.2479in">
        <style:tab-stops/>
      </style:paragraph-properties>
    </style:style>
    <style:style style:name="T744" style:parent-style-name="Fonteparág.padrão" style:family="text">
      <style:text-properties fo:font-size="14pt" style:font-size-asian="14pt" style:font-size-complex="14pt"/>
    </style:style>
    <style:style style:name="P745" style:parent-style-name="Standard" style:family="paragraph">
      <style:paragraph-properties fo:text-align="justify" fo:line-height="100%"/>
    </style:style>
    <style:style style:name="T746" style:parent-style-name="Fonteparág.padrão" style:family="text">
      <style:text-properties fo:font-size="10pt" style:font-size-asian="10pt" style:font-size-complex="10pt"/>
    </style:style>
    <style:style style:name="T747" style:parent-style-name="Fonteparág.padrão" style:family="text">
      <style:text-properties fo:font-size="10pt" style:font-size-asian="10pt" style:font-size-complex="10pt"/>
    </style:style>
    <style:style style:name="T748" style:parent-style-name="Fonteparág.padrão" style:family="text">
      <style:text-properties fo:font-size="10pt" style:font-size-asian="10pt" style:font-size-complex="10pt"/>
    </style:style>
    <style:style style:name="P749" style:parent-style-name="Standard" style:family="paragraph">
      <style:paragraph-properties fo:text-align="justify" fo:line-height="100%"/>
    </style:style>
    <style:style style:name="T750" style:parent-style-name="Fonteparág.padrão" style:family="text">
      <style:text-properties fo:font-size="10pt" style:font-size-asian="10pt" style:font-size-complex="10pt"/>
    </style:style>
    <style:style style:name="T751" style:parent-style-name="Fonteparág.padrão" style:family="text">
      <style:text-properties fo:font-size="10pt" style:font-size-asian="10pt" style:font-size-complex="10pt"/>
    </style:style>
    <style:style style:name="P752" style:parent-style-name="Standard" style:family="paragraph">
      <style:paragraph-properties fo:text-align="justify" fo:line-height="100%"/>
    </style:style>
    <style:style style:name="T753" style:parent-style-name="Fonteparág.padrão" style:family="text">
      <style:text-properties fo:font-size="10pt" style:font-size-asian="10pt" style:font-size-complex="10pt"/>
    </style:style>
    <style:style style:name="T754" style:parent-style-name="Fonteparág.padrão" style:family="text">
      <style:text-properties fo:font-size="10pt" style:font-size-asian="10pt" style:font-size-complex="10pt"/>
    </style:style>
    <style:style style:name="P755" style:parent-style-name="Título2" style:family="paragraph">
      <style:paragraph-properties fo:text-align="justify" fo:margin-top="0.0833in" fo:margin-bottom="0.0833in" fo:line-height="100%" fo:margin-left="0.4958in" fo:text-indent="-0.2479in">
        <style:tab-stops/>
      </style:paragraph-properties>
    </style:style>
    <style:style style:name="T756" style:parent-style-name="Fonteparág.padrão" style:family="text">
      <style:text-properties fo:font-size="14pt" style:font-size-asian="14pt" style:font-size-complex="14pt"/>
    </style:style>
    <style:style style:name="P757" style:parent-style-name="Standard" style:family="paragraph">
      <style:paragraph-properties fo:text-align="justify" fo:margin-top="0.1388in" fo:line-height="100%"/>
    </style:style>
    <style:style style:name="T758" style:parent-style-name="Fonteparág.padrão" style:family="text">
      <style:text-properties fo:font-size="10pt" style:font-size-asian="10pt" style:font-size-complex="10pt"/>
    </style:style>
    <style:style style:name="P759" style:parent-style-name="Standard" style:family="paragraph">
      <style:paragraph-properties fo:text-align="justify" fo:margin-top="0.0833in" fo:line-height="100%"/>
      <style:text-properties fo:font-size="10pt" style:font-size-asian="10pt" style:font-size-complex="10pt"/>
    </style:style>
    <style:style style:name="TableColumn761" style:family="table-column">
      <style:table-column-properties style:column-width="2.7604in" style:use-optimal-column-width="false"/>
    </style:style>
    <style:style style:name="TableColumn762" style:family="table-column">
      <style:table-column-properties style:column-width="3.1354in" style:use-optimal-column-width="false"/>
    </style:style>
    <style:style style:name="Table760" style:family="table">
      <style:table-properties style:width="5.8958in" fo:margin-left="-0.075in" table:align="lef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text-align="justify" fo:margin-top="0.1388in" fo:line-height="100%"/>
    </style:style>
    <style:style style:name="T76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767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text-align="justify" fo:margin-top="0.1388in" fo:line-height="100%"/>
    </style:style>
    <style:style style:name="T76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72" style:parent-style-name="Standard" style:family="paragraph">
      <style:paragraph-properties fo:text-align="justify" fo:margin-top="0.1388in" fo:line-height="100%"/>
    </style:style>
    <style:style style:name="T773" style:parent-style-name="Fonteparág.padrão" style:family="text">
      <style:text-properties fo:font-size="10pt" style:font-size-asian="10pt" style:font-size-complex="10pt"/>
    </style:style>
    <style:style style:name="TableCell7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text-align="justify" fo:margin-top="0.1388in" fo:line-height="100%"/>
    </style:style>
    <style:style style:name="T776" style:parent-style-name="Fonteparág.padrão" style:family="text">
      <style:text-properties fo:font-size="10pt" style:font-size-asian="10pt" style:font-size-complex="10pt"/>
    </style:style>
    <style:style style:name="T777" style:parent-style-name="Fonteparág.padrão" style:family="text">
      <style:text-properties fo:font-size="10pt" style:font-size-asian="10pt" style:font-size-complex="10p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80" style:parent-style-name="Standard" style:family="paragraph">
      <style:paragraph-properties fo:text-align="justify" fo:margin-top="0.1388in" fo:line-height="100%"/>
    </style:style>
    <style:style style:name="T781" style:parent-style-name="Fonteparág.padrão" style:family="text">
      <style:text-properties fo:font-size="10pt" style:font-size-asian="10pt" style:font-size-complex="10pt"/>
    </style:style>
    <style:style style:name="TableCell7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text-align="justify" fo:margin-top="0.1388in" fo:line-height="100%"/>
    </style:style>
    <style:style style:name="T784" style:parent-style-name="Fonteparág.padrão" style:family="text">
      <style:text-properties fo:font-size="10pt" style:font-size-asian="10pt" style:font-size-complex="10pt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87" style:parent-style-name="Standard" style:family="paragraph">
      <style:paragraph-properties fo:text-align="justify" fo:margin-top="0.1388in" fo:line-height="100%"/>
    </style:style>
    <style:style style:name="T788" style:parent-style-name="Fonteparág.padrão" style:family="text">
      <style:text-properties fo:font-size="10pt" style:font-size-asian="10pt" style:font-size-complex="10pt"/>
    </style:style>
    <style:style style:name="TableCell7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text-align="justify" fo:margin-top="0.1388in" fo:line-height="100%"/>
    </style:style>
    <style:style style:name="T791" style:parent-style-name="Fonteparág.padrão" style:family="text">
      <style:text-properties fo:font-size="10pt" style:font-size-asian="10pt" style:font-size-complex="10pt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94" style:parent-style-name="Standard" style:family="paragraph">
      <style:paragraph-properties fo:text-align="justify" fo:margin-top="0.1388in" fo:line-height="100%"/>
    </style:style>
    <style:style style:name="T795" style:parent-style-name="Fonteparág.padrão" style:family="text">
      <style:text-properties fo:font-size="10pt" style:font-size-asian="10pt" style:font-size-complex="10pt"/>
    </style:style>
    <style:style style:name="TableCell7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text-align="justify" fo:margin-top="0.1388in" fo:line-height="100%"/>
    </style:style>
    <style:style style:name="T798" style:parent-style-name="Fonteparág.padrão" style:family="text">
      <style:text-properties fo:font-size="10pt" style:font-size-asian="10pt" style:font-size-complex="10pt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01" style:parent-style-name="Standard" style:family="paragraph">
      <style:paragraph-properties fo:text-align="justify" fo:margin-top="0.1388in" fo:line-height="100%"/>
    </style:style>
    <style:style style:name="T802" style:parent-style-name="Fonteparág.padrão" style:family="text">
      <style:text-properties fo:font-size="10pt" style:font-size-asian="10pt" style:font-size-complex="10pt"/>
    </style:style>
    <style:style style:name="TableCell8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4" style:parent-style-name="Standard" style:family="paragraph">
      <style:paragraph-properties fo:text-align="justify" fo:margin-top="0.1388in" fo:line-height="100%"/>
    </style:style>
    <style:style style:name="T805" style:parent-style-name="Fonteparág.padrão" style:family="text">
      <style:text-properties fo:font-size="10pt" style:font-size-asian="10pt" style:font-size-complex="10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08" style:parent-style-name="Standard" style:family="paragraph">
      <style:paragraph-properties fo:text-align="justify" fo:margin-top="0.1388in" fo:line-height="100%"/>
    </style:style>
    <style:style style:name="T809" style:parent-style-name="Fonteparág.padrão" style:family="text">
      <style:text-properties fo:font-size="10pt" style:font-size-asian="10pt" style:font-size-complex="10pt"/>
    </style:style>
    <style:style style:name="TableCell8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text-align="justify" fo:margin-top="0.1388in" fo:line-height="100%"/>
    </style:style>
    <style:style style:name="T812" style:parent-style-name="Fonteparág.padrão" style:family="text">
      <style:text-properties fo:font-size="10pt" style:font-size-asian="10pt" style:font-size-complex="10pt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15" style:parent-style-name="Standard" style:family="paragraph">
      <style:paragraph-properties fo:text-align="justify" fo:margin-top="0.1388in" fo:line-height="100%"/>
    </style:style>
    <style:style style:name="T816" style:parent-style-name="Fonteparág.padrão" style:family="text">
      <style:text-properties fo:font-size="10pt" style:font-size-asian="10pt" style:font-size-complex="10pt"/>
    </style:style>
    <style:style style:name="TableCell8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8" style:parent-style-name="Standard" style:family="paragraph">
      <style:paragraph-properties fo:text-align="justify" fo:margin-top="0.1388in" fo:line-height="100%"/>
    </style:style>
    <style:style style:name="T819" style:parent-style-name="Fonteparág.padrão" style:family="text">
      <style:text-properties fo:font-size="10pt" style:font-size-asian="10pt" style:font-size-complex="10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22" style:parent-style-name="Standard" style:family="paragraph">
      <style:paragraph-properties fo:text-align="justify" fo:margin-top="0.1388in" fo:line-height="100%"/>
    </style:style>
    <style:style style:name="T823" style:parent-style-name="Fonteparág.padrão" style:family="text">
      <style:text-properties fo:font-size="10pt" style:font-size-asian="10pt" style:font-size-complex="10pt"/>
    </style:style>
    <style:style style:name="T824" style:parent-style-name="Fonteparág.padrão" style:family="text">
      <style:text-properties fo:font-size="10pt" style:font-size-asian="10pt" style:font-size-complex="10pt"/>
    </style:style>
    <style:style style:name="TableCell8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26" style:parent-style-name="Standard" style:family="paragraph">
      <style:paragraph-properties fo:text-align="justify" fo:margin-top="0.1388in" fo:line-height="100%"/>
    </style:style>
    <style:style style:name="T827" style:parent-style-name="Fonteparág.padrão" style:family="text">
      <style:text-properties fo:font-size="10pt" style:font-size-asian="10pt" style:font-size-complex="10pt"/>
    </style:style>
    <style:style style:name="P828" style:parent-style-name="Standard" style:family="paragraph">
      <style:paragraph-properties fo:text-align="justify" fo:margin-top="0.1388in" fo:line-height="100%"/>
    </style:style>
  </office:automatic-styles>
  <office:body>
    <office:text text:use-soft-page-breaks="true">
      <text:p text:style-name="P1"><text:span text:style-name="T22">Plano de Verificação/Validação</text:span></text:p>
      <text:p text:style-name="P23"/>
      <text:p text:style-name="P24"/>
      <text:p text:style-name="P25"/>
      <text:p text:style-name="P26"/>
      <text:p text:style-name="P27"><text:span text:style-name="T28">UFG</text:span></text:p>
      <text:p text:style-name="P29"/>
      <text:p text:style-name="P30"/>
      <text:p text:style-name="P31"><text:span text:style-name="T32">Sistema de Vendas e Reserva de Ingressos – SVRI</text:span></text:p>
      <text:p text:style-name="P33"/>
      <text:p text:style-name="P34"/>
      <text:p text:style-name="P35"/>
      <text:p text:style-name="P36"><text:span text:style-name="T37">Versão 1.0</text:span></text:p>
      <text:p text:style-name="P38"/>
      <text:p text:style-name="P39"/>
      <text:p text:style-name="P40"/>
      <text:p text:style-name="P41"><text:span text:style-name="T42">Histórico de Alterações</text:span>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<text:span text:style-name="T51">Data</text:span></text:p>
          </table:table-cell>
          <table:table-cell table:style-name="TableCell52">
            <text:p text:style-name="P53"><text:span text:style-name="T54">Versão</text:span></text:p>
          </table:table-cell>
          <table:table-cell table:style-name="TableCell55">
            <text:p text:style-name="P56"><text:span text:style-name="T57">Descrição</text:span></text:p>
          </table:table-cell>
          <table:table-cell table:style-name="TableCell58">
            <text:p text:style-name="P59"><text:span text:style-name="T60">Autor</text:span></text:p>
          </table:table-cell>
        </table:table-row>
        <table:table-row table:style-name="TableRow61">
          <table:table-cell table:style-name="TableCell62">
            <text:p text:style-name="P63"><text:span text:style-name="T64">11/05/2015</text:span></text:p>
          </table:table-cell>
          <table:table-cell table:style-name="TableCell65">
            <text:p text:style-name="P66"><text:span text:style-name="T67">1.0</text:span></text:p>
          </table:table-cell>
          <table:table-cell table:style-name="TableCell68">
            <text:p text:style-name="P69"><text:span text:style-name="T70">Criação do plano de Verificação e Validação</text:span></text:p>
          </table:table-cell>
          <table:table-cell table:style-name="TableCell71">
            <text:p text:style-name="P72"><text:span text:style-name="T73">Marcos Vinicius R. Silva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</table:table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<text:a xlink:href="#h.bz51z1azvmf6" office:target-frame-name="_top" xlink:show="replace"><text:span text:style-name="T101">Objetivo</text:span></text:a></text:p>
      <text:p text:style-name="P102"><text:a xlink:href="#h.y5bruvqndype" office:target-frame-name="_top" xlink:show="replace"><text:span text:style-name="T103">Definições</text:span></text:a><text:a xlink:href="#h.y5bruvqndype" office:target-frame-name="_top" xlink:show="replace"><text:span text:style-name="T104">,<text:s/></text:span></text:a><text:a xlink:href="#h.y5bruvqndype" office:target-frame-name="_top" xlink:show="replace"><text:span text:style-name="T105">Acrônimos</text:span></text:a><text:a xlink:href="#h.y5bruvqndype" office:target-frame-name="_top" xlink:show="replace"><text:span text:style-name="T106"><text:s/></text:span></text:a><text:a xlink:href="#h.y5bruvqndype" office:target-frame-name="_top" xlink:show="replace"><text:span text:style-name="T107">e</text:span></text:a><text:a xlink:href="#h.y5bruvqndype" office:target-frame-name="_top" xlink:show="replace"><text:span text:style-name="T108"><text:s/></text:span></text:a><text:a xlink:href="#h.y5bruvqndype" office:target-frame-name="_top" xlink:show="replace"><text:span text:style-name="T109">Abreviações</text:span></text:a></text:p>
      <text:p text:style-name="P110"><text:a xlink:href="#h.lfnxfop1o3e4" office:target-frame-name="_top" xlink:show="replace"><text:span text:style-name="T111">Referências</text:span></text:a></text:p>
      <text:p text:style-name="P112"><text:a xlink:href="#h.qqm7oktrb2px" office:target-frame-name="_top" xlink:show="replace"><text:span text:style-name="T113">Itens</text:span></text:a><text:a xlink:href="#h.qqm7oktrb2px" office:target-frame-name="_top" xlink:show="replace"><text:span text:style-name="T114"><text:s/></text:span></text:a><text:a xlink:href="#h.qqm7oktrb2px" office:target-frame-name="_top" xlink:show="replace"><text:span text:style-name="T115">Alvo</text:span></text:a><text:a xlink:href="#h.qqm7oktrb2px" office:target-frame-name="_top" xlink:show="replace"><text:span text:style-name="T116"><text:s/></text:span></text:a><text:a xlink:href="#h.qqm7oktrb2px" office:target-frame-name="_top" xlink:show="replace"><text:span text:style-name="T117">de</text:span></text:a><text:a xlink:href="#h.qqm7oktrb2px" office:target-frame-name="_top" xlink:show="replace"><text:span text:style-name="T118"><text:s/></text:span></text:a><text:a xlink:href="#h.qqm7oktrb2px" office:target-frame-name="_top" xlink:show="replace"><text:span text:style-name="T119">Verificação</text:span></text:a><text:a xlink:href="#h.qqm7oktrb2px" office:target-frame-name="_top" xlink:show="replace"><text:span text:style-name="T120">/</text:span></text:a><text:a xlink:href="#h.qqm7oktrb2px" office:target-frame-name="_top" xlink:show="replace"><text:span text:style-name="T121">Validação</text:span></text:a></text:p>
      <text:p text:style-name="P122"><text:a xlink:href="#h.sojondd36qnc" office:target-frame-name="_top" xlink:show="replace"><text:span text:style-name="T123">Estratégias</text:span></text:a><text:a xlink:href="#h.sojondd36qnc" office:target-frame-name="_top" xlink:show="replace"><text:span text:style-name="T124"><text:s/></text:span></text:a><text:a xlink:href="#h.sojondd36qnc" office:target-frame-name="_top" xlink:show="replace"><text:span text:style-name="T125">de</text:span></text:a><text:a xlink:href="#h.sojondd36qnc" office:target-frame-name="_top" xlink:show="replace"><text:span text:style-name="T126"><text:s/></text:span></text:a><text:a xlink:href="#h.sojondd36qnc" office:target-frame-name="_top" xlink:show="replace"><text:span text:style-name="T127">Verificação</text:span></text:a><text:a xlink:href="#h.sojondd36qnc" office:target-frame-name="_top" xlink:show="replace"><text:span text:style-name="T128">/</text:span></text:a><text:a xlink:href="#h.sojondd36qnc" office:target-frame-name="_top" xlink:show="replace"><text:span text:style-name="T129">Validação</text:span></text:a></text:p>
      <text:p text:style-name="P130"><text:a xlink:href="#h.gpulkodsl843" office:target-frame-name="_top" xlink:show="replace"><text:span text:style-name="T131">Estratégia</text:span></text:a><text:a xlink:href="#h.gpulkodsl843" office:target-frame-name="_top" xlink:show="replace"><text:span text:style-name="T132"><text:s/></text:span></text:a><text:a xlink:href="#h.gpulkodsl843" office:target-frame-name="_top" xlink:show="replace"><text:span text:style-name="T133">para</text:span></text:a><text:a xlink:href="#h.gpulkodsl843" office:target-frame-name="_top" xlink:show="replace"><text:span text:style-name="T134"><text:s/></text:span></text:a><text:a xlink:href="#h.gpulkodsl843" office:target-frame-name="_top" xlink:show="replace"><text:span text:style-name="T135">Verificar</text:span></text:a><text:a xlink:href="#h.gpulkodsl843" office:target-frame-name="_top" xlink:show="replace"><text:span text:style-name="T136"><text:s/></text:span></text:a><text:a xlink:href="#h.gpulkodsl843" office:target-frame-name="_top" xlink:show="replace"><text:span text:style-name="T137">e</text:span></text:a><text:a xlink:href="#h.gpulkodsl843" office:target-frame-name="_top" xlink:show="replace"><text:span text:style-name="T138"><text:s/></text:span></text:a><text:a xlink:href="#h.gpulkodsl843" office:target-frame-name="_top" xlink:show="replace"><text:span text:style-name="T139">Validar</text:span></text:a><text:a xlink:href="#h.gpulkodsl843" office:target-frame-name="_top" xlink:show="replace"><text:span text:style-name="T140"><text:s/></text:span></text:a><text:a xlink:href="#h.gpulkodsl843" office:target-frame-name="_top" xlink:show="replace"><text:span text:style-name="T141">Requisitos</text:span></text:a></text:p>
      <text:p text:style-name="P142"><text:a xlink:href="#h.pht06hqd7r20" office:target-frame-name="_top" xlink:show="replace"><text:span text:style-name="T143">Estratégia</text:span></text:a><text:a xlink:href="#h.pht06hqd7r20" office:target-frame-name="_top" xlink:show="replace"><text:span text:style-name="T144"><text:s/></text:span></text:a><text:a xlink:href="#h.pht06hqd7r20" office:target-frame-name="_top" xlink:show="replace"><text:span text:style-name="T145">para</text:span></text:a><text:a xlink:href="#h.pht06hqd7r20" office:target-frame-name="_top" xlink:show="replace"><text:span text:style-name="T146"><text:s/></text:span></text:a><text:a xlink:href="#h.pht06hqd7r20" office:target-frame-name="_top" xlink:show="replace"><text:span text:style-name="T147">verificar</text:span></text:a><text:a xlink:href="#h.pht06hqd7r20" office:target-frame-name="_top" xlink:show="replace"><text:span text:style-name="T148"><text:s/></text:span></text:a><text:a xlink:href="#h.pht06hqd7r20" office:target-frame-name="_top" xlink:show="replace"><text:span text:style-name="T149">e</text:span></text:a><text:a xlink:href="#h.pht06hqd7r20" office:target-frame-name="_top" xlink:show="replace"><text:span text:style-name="T150"><text:s/></text:span></text:a><text:a xlink:href="#h.pht06hqd7r20" office:target-frame-name="_top" xlink:show="replace"><text:span text:style-name="T151">validar</text:span></text:a><text:a xlink:href="#h.pht06hqd7r20" office:target-frame-name="_top" xlink:show="replace"><text:span text:style-name="T152"><text:s/></text:span></text:a><text:a xlink:href="#h.pht06hqd7r20" office:target-frame-name="_top" xlink:show="replace"><text:span text:style-name="T153">Design</text:span></text:a><text:a xlink:href="#h.pht06hqd7r20" office:target-frame-name="_top" xlink:show="replace"><text:span text:style-name="T154"><text:s/></text:span></text:a><text:a xlink:href="#h.pht06hqd7r20" office:target-frame-name="_top" xlink:show="replace"><text:span text:style-name="T155">Arquitetural</text:span></text:a></text:p>
      <text:p text:style-name="P156"><text:a xlink:href="#h.274in45rrcdx" office:target-frame-name="_top" xlink:show="replace"><text:span text:style-name="T157">Estratégia</text:span></text:a><text:a xlink:href="#h.274in45rrcdx" office:target-frame-name="_top" xlink:show="replace"><text:span text:style-name="T158"><text:s/></text:span></text:a><text:a xlink:href="#h.274in45rrcdx" office:target-frame-name="_top" xlink:show="replace"><text:span text:style-name="T159">para</text:span></text:a><text:a xlink:href="#h.274in45rrcdx" office:target-frame-name="_top" xlink:show="replace"><text:span text:style-name="T160"><text:s/></text:span></text:a><text:a xlink:href="#h.274in45rrcdx" office:target-frame-name="_top" xlink:show="replace"><text:span text:style-name="T161">verificar</text:span></text:a><text:a xlink:href="#h.274in45rrcdx" office:target-frame-name="_top" xlink:show="replace"><text:span text:style-name="T162"><text:s/></text:span></text:a><text:a xlink:href="#h.274in45rrcdx" office:target-frame-name="_top" xlink:show="replace"><text:span text:style-name="T163">e</text:span></text:a><text:a xlink:href="#h.274in45rrcdx" office:target-frame-name="_top" xlink:show="replace"><text:span text:style-name="T164"><text:s/></text:span></text:a><text:a xlink:href="#h.274in45rrcdx" office:target-frame-name="_top" xlink:show="replace"><text:span text:style-name="T165">validar</text:span></text:a><text:a xlink:href="#h.274in45rrcdx" office:target-frame-name="_top" xlink:show="replace"><text:span text:style-name="T166"><text:s/></text:span></text:a><text:a xlink:href="#h.274in45rrcdx" office:target-frame-name="_top" xlink:show="replace"><text:span text:style-name="T167">Código</text:span></text:a><text:a xlink:href="#h.274in45rrcdx" office:target-frame-name="_top" xlink:show="replace"><text:span text:style-name="T168"><text:s/></text:span></text:a><text:a xlink:href="#h.274in45rrcdx" office:target-frame-name="_top" xlink:show="replace"><text:span text:style-name="T169">Fonte</text:span></text:a></text:p>
      <text:p text:style-name="P170"><text:a xlink:href="#h.v8gq98dudt3k" office:target-frame-name="_top" xlink:show="replace"><text:span text:style-name="T171">Estratégia</text:span></text:a><text:a xlink:href="#h.v8gq98dudt3k" office:target-frame-name="_top" xlink:show="replace"><text:span text:style-name="T172"><text:s/></text:span></text:a><text:a xlink:href="#h.v8gq98dudt3k" office:target-frame-name="_top" xlink:show="replace"><text:span text:style-name="T173">para</text:span></text:a><text:a xlink:href="#h.v8gq98dudt3k" office:target-frame-name="_top" xlink:show="replace"><text:span text:style-name="T174"><text:s/></text:span></text:a><text:a xlink:href="#h.v8gq98dudt3k" office:target-frame-name="_top" xlink:show="replace"><text:span text:style-name="T175">ver</text:span><text:span text:style-name="T176">ificar</text:span></text:a><text:a xlink:href="#h.v8gq98dudt3k" office:target-frame-name="_top" xlink:show="replace"><text:span text:style-name="T177"><text:s/></text:span></text:a><text:a xlink:href="#h.v8gq98dudt3k" office:target-frame-name="_top" xlink:show="replace"><text:span text:style-name="T178">e</text:span></text:a><text:a xlink:href="#h.v8gq98dudt3k" office:target-frame-name="_top" xlink:show="replace"><text:span text:style-name="T179"><text:s/></text:span></text:a><text:a xlink:href="#h.v8gq98dudt3k" office:target-frame-name="_top" xlink:show="replace"><text:span text:style-name="T180">validar</text:span></text:a><text:a xlink:href="#h.v8gq98dudt3k" office:target-frame-name="_top" xlink:show="replace"><text:span text:style-name="T181"><text:s/></text:span></text:a><text:a xlink:href="#h.v8gq98dudt3k" office:target-frame-name="_top" xlink:show="replace"><text:span text:style-name="T182">a</text:span></text:a><text:a xlink:href="#h.v8gq98dudt3k" office:target-frame-name="_top" xlink:show="replace"><text:span text:style-name="T183"><text:s/></text:span></text:a><text:a xlink:href="#h.v8gq98dudt3k" office:target-frame-name="_top" xlink:show="replace"><text:span text:style-name="T184">Instalação</text:span></text:a></text:p>
      <text:p text:style-name="P185"><text:a xlink:href="#h.pk3urulun1r1" office:target-frame-name="_top" xlink:show="replace"><text:span text:style-name="T186">Estratégia</text:span></text:a><text:a xlink:href="#h.pk3urulun1r1" office:target-frame-name="_top" xlink:show="replace"><text:span text:style-name="T187"><text:s/></text:span></text:a><text:a xlink:href="#h.pk3urulun1r1" office:target-frame-name="_top" xlink:show="replace"><text:span text:style-name="T188">para</text:span></text:a><text:a xlink:href="#h.pk3urulun1r1" office:target-frame-name="_top" xlink:show="replace"><text:span text:style-name="T189"><text:s/></text:span></text:a><text:a xlink:href="#h.pk3urulun1r1" office:target-frame-name="_top" xlink:show="replace"><text:span text:style-name="T190">verificar</text:span></text:a><text:a xlink:href="#h.pk3urulun1r1" office:target-frame-name="_top" xlink:show="replace"><text:span text:style-name="T191"><text:s/></text:span></text:a><text:a xlink:href="#h.pk3urulun1r1" office:target-frame-name="_top" xlink:show="replace"><text:span text:style-name="T192">e</text:span></text:a><text:a xlink:href="#h.pk3urulun1r1" office:target-frame-name="_top" xlink:show="replace"><text:span text:style-name="T193"><text:s/></text:span></text:a><text:a xlink:href="#h.pk3urulun1r1" office:target-frame-name="_top" xlink:show="replace"><text:span text:style-name="T194">validar</text:span></text:a><text:a xlink:href="#h.pk3urulun1r1" office:target-frame-name="_top" xlink:show="replace"><text:span text:style-name="T195"><text:s/></text:span></text:a><text:a xlink:href="#h.pk3urulun1r1" office:target-frame-name="_top" xlink:show="replace"><text:span text:style-name="T196">de</text:span></text:a><text:a xlink:href="#h.pk3urulun1r1" office:target-frame-name="_top" xlink:show="replace"><text:span text:style-name="T197"><text:s/></text:span></text:a><text:a xlink:href="#h.pk3urulun1r1" office:target-frame-name="_top" xlink:show="replace"><text:span text:style-name="T198">Ma</text:span><text:span text:style-name="T199">nutenção</text:span></text:a></text:p>
      <text:p text:style-name="P200"><text:a xlink:href="#h.vfeyztlm8s8w" office:target-frame-name="_top" xlink:show="replace"><text:span text:style-name="T201">Papéis</text:span></text:a><text:a xlink:href="#h.vfeyztlm8s8w" office:target-frame-name="_top" xlink:show="replace"><text:span text:style-name="T202"><text:s/></text:span></text:a><text:a xlink:href="#h.vfeyztlm8s8w" office:target-frame-name="_top" xlink:show="replace"><text:span text:style-name="T203">e</text:span></text:a><text:a xlink:href="#h.vfeyztlm8s8w" office:target-frame-name="_top" xlink:show="replace"><text:span text:style-name="T204"><text:s/></text:span></text:a><text:a xlink:href="#h.vfeyztlm8s8w" office:target-frame-name="_top" xlink:show="replace"><text:span text:style-name="T205">Responsabilidades</text:span></text:a></text:p>
      <text:p text:style-name="P206"><text:a xlink:href="#h.a1h1b0ybpbwd" office:target-frame-name="_top" xlink:show="replace"><text:span text:style-name="T207">Materiais</text:span></text:a><text:a xlink:href="#h.a1h1b0ybpbwd" office:target-frame-name="_top" xlink:show="replace"><text:span text:style-name="T208"><text:s/></text:span></text:a><text:a xlink:href="#h.a1h1b0ybpbwd" office:target-frame-name="_top" xlink:show="replace"><text:span text:style-name="T209">de</text:span></text:a><text:a xlink:href="#h.a1h1b0ybpbwd" office:target-frame-name="_top" xlink:show="replace"><text:span text:style-name="T210"><text:s/></text:span></text:a><text:a xlink:href="#h.a1h1b0ybpbwd" office:target-frame-name="_top" xlink:show="replace"><text:span text:style-name="T211">Apoio</text:span></text:a></text:p>
      <text:p text:style-name="P212"><text:a xlink:href="#h.lg4bb5gbwnhn" office:target-frame-name="_top" xlink:show="replace"><text:span text:style-name="T213">Cronograma</text:span></text:a></text:p>
      <text:p text:style-name="P214"/>
      <text:list text:style-name="LS1">
        <text:list-item text:start-value="1">
          <text:p text:style-name="P215"><text:bookmark-start text:name="h.bz51z1azvmf6"/><text:bookmark-end text:name="h.bz51z1azvmf6"/><text:soft-page-break/>Objetivo</text:p>
        </text:list-item>
      </text:list>
      <text:p text:style-name="P216"><text:bookmark-start text:name="h.f0wi1q9jvz1f"/><text:bookmark-end text:name="h.f0wi1q9jvz1f"/><text:span text:style-name="T217">Este plano tem por objetivo documentar o planejamento do<text:s/></text:span><text:span text:style-name="T218">processo de Verificação e Validação do sistema SVRI.</text:span></text:p>
      <text:list text:style-name="LS1" text:continue-numbering="true">
        <text:list-item>
          <text:p text:style-name="P219"><text:bookmark-start text:name="h.y5bruvqndype"/><text:bookmark-end text:name="h.y5bruvqndype"/>Definições, Acrônimos e Abreviações</text:p>
        </text:list-item>
      </text:list>
      <text:list text:style-name="LS2">
        <text:list-item>
          <text:p text:style-name="P220"><text:bookmark-start text:name="h.xn9aeol78qyz"/><text:bookmark-end text:name="h.xn9aeol78qyz"/><text:span text:style-name="T221">Baseline: Conjunto de produtos/artefatos e suas versões, aprovados após uma revisão, que servem como base de desenvolvimento futuro;</text:span></text:p>
        </text:list-item>
        <text:list-item>
          <text:p text:style-name="P222"><text:bookmark-start text:name="h.g2icjjk7kz5y"/><text:bookmark-end text:name="h.g2icjjk7kz5y"/><text:span text:style-name="T223">V&amp;V: Verificação e Validação;</text:span></text:p>
        </text:list-item>
        <text:list-item>
          <text:p text:style-name="P224"><text:bookmark-start text:name="h.lbxkczj1k2le"/><text:bookmark-end text:name="h.lbxkczj1k2le"/><text:span text:style-name="T225">Inst</text:span><text:span text:style-name="T226">alação e Checkout: A parte do ciclo de vida destinada a passagem do software do ambiente de desenvolvimento para a colocação do software em ambiente de uso;</text:span></text:p>
        </text:list-item>
        <text:list-item>
          <text:p text:style-name="P227"><text:bookmark-start text:name="h.e65iuclqtmdr"/><text:bookmark-end text:name="h.e65iuclqtmdr"/><text:span text:style-name="T228">Checklist: Lista de atributos/itens a serem levados em consideração para se realizar uma determinad</text:span><text:span text:style-name="T229">a análise;</text:span></text:p>
        </text:list-item>
        <text:list-item>
          <text:p text:style-name="P230"><text:bookmark-start text:name="h.71636bhavvq1"/><text:bookmark-end text:name="h.71636bhavvq1"/><text:span text:style-name="T231">Anomalia: Qualquer anormalidade, irregularidade, discrepância, inconsistência de um resultado diante do esperado;</text:span></text:p>
        </text:list-item>
        <text:list-item>
          <text:p text:style-name="P232"><text:bookmark-start text:name="h.qcolmfrl8pkm"/><text:bookmark-end text:name="h.qcolmfrl8pkm"/><text:span text:style-name="T233">EAP: Estrutura Analítica de Projeto;</text:span></text:p>
        </text:list-item>
        <text:list-item>
          <text:p text:style-name="P234"><text:bookmark-start text:name="h.bsaysku4n8u3"/><text:bookmark-end text:name="h.bsaysku4n8u3"/><text:span text:style-name="T235">Walkthrough: Técnica Informal de Verificação para encontrar defeitos nos artefatos. A técnica<text:s/></text:span><text:span text:style-name="T236">propõe que o audor do artefato passe e explique ele aos participantes da reunião para que eles possam obter um entendimento comum;</text:span></text:p>
        </text:list-item>
        <text:list-item>
          <text:p text:style-name="P237"><text:bookmark-start text:name="h.q9y59c78r6k1"/><text:bookmark-end text:name="h.q9y59c78r6k1"/><text:span text:style-name="T238">Defeito: Imperfeição ou deficiência em um produto de trabalho, de modo que ele não supre os requisitos ou especificações e pr</text:span><text:span text:style-name="T239">ecisa ser raparado ou substituído;</text:span></text:p>
        </text:list-item>
      </text:list>
      <text:list text:style-name="LS1" text:continue-numbering="true">
        <text:list-item>
          <text:p text:style-name="P240"><text:bookmark-start text:name="h.lfnxfop1o3e4"/><text:bookmark-end text:name="h.lfnxfop1o3e4"/>Referências</text:p>
        </text:list-item>
      </text:list>
      <text:list text:style-name="LS2">
        <text:list-item>
          <text:p text:style-name="P241"><text:bookmark-start text:name="h.6b5gbzxeryum"/><text:bookmark-end text:name="h.6b5gbzxeryum"/><text:span text:style-name="T242">Documento de especificação de objetivos e requisitos;</text:span></text:p>
        </text:list-item>
        <text:list-item>
          <text:p text:style-name="P243"><text:bookmark-start text:name="h.hv3ndpbo8l7p"/><text:bookmark-end text:name="h.hv3ndpbo8l7p"/><text:span text:style-name="T244">Documento de Arquitetura de Software;</text:span></text:p>
        </text:list-item>
        <text:list-item>
          <text:p text:style-name="P245"><text:bookmark-start text:name="h.f0n6yxjjvplz"/><text:bookmark-end text:name="h.f0n6yxjjvplz"/><text:span text:style-name="T246">Diagrama de Classes;</text:span></text:p>
        </text:list-item>
        <text:list-item>
          <text:p text:style-name="P247"><text:bookmark-start text:name="h.swem46zi8zwz"/><text:bookmark-end text:name="h.swem46zi8zwz"/><text:span text:style-name="T248">EAP;</text:span></text:p>
        </text:list-item>
        <text:list-item>
          <text:p text:style-name="P249"><text:bookmark-start text:name="h.qbzs6yx7ce3g"/><text:bookmark-end text:name="h.qbzs6yx7ce3g"/><text:span text:style-name="T250">Documento de Checklists;</text:span></text:p>
        </text:list-item>
      </text:list>
      <text:list text:style-name="LS1" text:continue-numbering="true">
        <text:list-item>
          <text:p text:style-name="P251"><text:bookmark-start text:name="h.qqm7oktrb2px"/><text:bookmark-start text:name="h.lkgytu5nktq6"/><text:bookmark-end text:name="h.qqm7oktrb2px"/><text:bookmark-end text:name="h.lkgytu5nktq6"/>Itens Alvo de Verificação/Validação</text:p>
        </text:list-item>
      </text:list>
      <text:p text:style-name="P252"><text:bookmark-start text:name="h.x8q3uci06q3z"/><text:bookmark-end text:name="h.x8q3uci06q3z"/><text:span text:style-name="T253">Os alvos de V&amp;V são os<text:s/></text:span><text:span text:style-name="T254">artefatos gerados pela equipe de análise e designe, construção e instalação, conforme específicado na EAP.</text:span></text:p>
      <text:list text:style-name="LS1" text:continue-numbering="true">
        <text:list-item>
          <text:p text:style-name="P255"><text:bookmark-start text:name="h.sojondd36qnc"/><text:bookmark-end text:name="h.sojondd36qnc"/><text:span text:style-name="T256">Estratégias de Verificação/Validação</text:span></text:p>
        </text:list-item>
      </text:list>
      <text:p text:style-name="P257"><text:bookmark-start text:name="h.pau8hqh21x"/><text:bookmark-end text:name="h.pau8hqh21x"/><text:span text:style-name="T258">As estratégias de testes adotados no SVRI são descritas nas seções subsequentes. Para cada método de Verificação</text:span><text:span text:style-name="T259">/Validação, anexar neste plano os documentos/materiais utilizados.</text:span></text:p>
      <text:list text:style-name="LS1" text:continue-numbering="true">
        <text:list-item>
          <text:list>
            <text:list-item>
              <text:p text:style-name="P260"><text:bookmark-start text:name="h.gpulkodsl843"/><text:bookmark-end text:name="h.gpulkodsl843"/><text:span text:style-name="T261"><text:s/>Estratégia para Verificar e Validar Requisitos</text:span></text:p>
            </text:list-item>
          </text:list>
        </text:list-item>
      </text:list>
      <text:p text:style-name="P262"><text:bookmark-start text:name="h.q20k3j6clfpw"/><text:bookmark-end text:name="h.q20k3j6clfpw"/></text:p>
      <table:table table:style-name="Table263">
        <table:table-columns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<text:bookmark-start text:name="h.4o37izrd5fk6"/><text:bookmark-end text:name="h.4o37izrd5fk6"/><text:span text:style-name="T269">Objetivo da Método:</text:span></text:p>
          </table:table-cell>
          <table:table-cell table:style-name="TableCell270">
            <text:p text:style-name="P271"><text:bookmark-start text:name="h.flc0fm6mz55m"/><text:bookmark-end text:name="h.flc0fm6mz55m"/><text:span text:style-name="T272">Analisar e Verificar a conformidade dos requisitos</text:span></text:p>
          </table:table-cell>
        </table:table-row>
        <table:table-row table:style-name="TableRow273">
          <table:table-cell table:style-name="TableCell274">
            <text:p text:style-name="P275"><text:bookmark-start text:name="h.37ss9okqbjg0"/><text:bookmark-end text:name="h.37ss9okqbjg0"/><text:soft-page-break/><text:span text:style-name="T276">Procedimento:</text:span></text:p>
          </table:table-cell>
          <table:table-cell table:style-name="TableCell277">
            <text:list text:style-name="LS3">
              <text:list-item>
                <text:p text:style-name="P278"><text:bookmark-start text:name="h.sdyljtxfuqmc"/><text:bookmark-end text:name="h.sdyljtxfuqmc"/><text:span text:style-name="T279">Verificar Consistência;</text:span></text:p>
              </text:list-item>
              <text:list-item>
                <text:p text:style-name="P280"><text:bookmark-start text:name="h.9857rvduuzin"/><text:bookmark-end text:name="h.9857rvduuzin"/><text:span text:style-name="T281">Verificar a clareza dos<text:s/></text:span><text:span text:style-name="T282">requisitos;</text:span></text:p>
              </text:list-item>
              <text:list-item>
                <text:p text:style-name="P283"><text:bookmark-start text:name="h.xjpvhzrnlgyv"/><text:bookmark-end text:name="h.xjpvhzrnlgyv"/><text:span text:style-name="T284">Avaliar a testabilidade;</text:span></text:p>
              </text:list-item>
              <text:list-item>
                <text:p text:style-name="P285"><text:bookmark-start text:name="h.le92yue9j0ai"/><text:bookmark-end text:name="h.le92yue9j0ai"/><text:span text:style-name="T286">Verificar a adquação dos resquisitos;</text:span></text:p>
              </text:list-item>
              <text:list-item>
                <text:p text:style-name="P287"><text:bookmark-start text:name="h.adpna2jj3vkt"/><text:bookmark-end text:name="h.adpna2jj3vkt"/><text:span text:style-name="T288">Recomendações;</text:span></text:p>
              </text:list-item>
            </text:list>
          </table:table-cell>
        </table:table-row>
        <table:table-row table:style-name="TableRow289">
          <table:table-cell table:style-name="TableCell290">
            <text:p text:style-name="P291"><text:bookmark-start text:name="h.9y5gru1w99i3"/><text:bookmark-end text:name="h.9y5gru1w99i3"/><text:span text:style-name="T292">Ferramentas Necessárias:</text:span></text:p>
          </table:table-cell>
          <table:table-cell table:style-name="TableCell293">
            <text:p text:style-name="P294"><text:bookmark-start text:name="h.uyp37in7s3yd"/><text:bookmark-end text:name="h.uyp37in7s3yd"/><text:span text:style-name="T295">Apache OpenOffice</text:span></text:p>
          </table:table-cell>
        </table:table-row>
        <table:table-row table:style-name="TableRow296">
          <table:table-cell table:style-name="TableCell297">
            <text:p text:style-name="P298"><text:bookmark-start text:name="h.tkayqbvelw9o"/><text:bookmark-end text:name="h.tkayqbvelw9o"/><text:span text:style-name="T299">Critérios de Êxito:</text:span></text:p>
          </table:table-cell>
          <table:table-cell table:style-name="TableCell300">
            <text:p text:style-name="P301"><text:bookmark-start text:name="h.20r99zk4fong"/><text:bookmark-end text:name="h.20r99zk4fong"/><text:span text:style-name="T302">Os Requisitos devem:</text:span></text:p>
            <text:list text:style-name="LS4">
              <text:list-item>
                <text:p text:style-name="P303"><text:bookmark-start text:name="h.y7jic3dcoydc"/><text:bookmark-end text:name="h.y7jic3dcoydc"/><text:span text:style-name="T304">Possuir consistência Interna ou Externa;</text:span></text:p>
              </text:list-item>
              <text:list-item>
                <text:p text:style-name="P305"><text:bookmark-start text:name="h.os1m0p7nljx2"/><text:bookmark-end text:name="h.os1m0p7nljx2"/><text:span text:style-name="T306">Ser claros e entendíveis;</text:span></text:p>
              </text:list-item>
              <text:list-item>
                <text:p text:style-name="P307"><text:bookmark-start text:name="h.31a8pa4jkrw"/><text:bookmark-end text:name="h.31a8pa4jkrw"/><text:span text:style-name="T308">Possuir<text:s/></text:span><text:span text:style-name="T309">testes viáveis;</text:span></text:p>
              </text:list-item>
              <text:list-item>
                <text:p text:style-name="P310"><text:bookmark-start text:name="h.a1l5x4adla1"/><text:bookmark-end text:name="h.a1l5x4adla1"/><text:span text:style-name="T311">Ser adequado ao cliente;</text:span></text:p>
              </text:list-item>
            </text:list>
          </table:table-cell>
        </table:table-row>
        <table:table-row table:style-name="TableRow312">
          <table:table-cell table:style-name="TableCell313">
            <text:p text:style-name="P314"><text:bookmark-start text:name="h.iaz4gk5ysyo9"/><text:bookmark-end text:name="h.iaz4gk5ysyo9"/><text:span text:style-name="T315">Considerações Especiais:</text:span></text:p>
          </table:table-cell>
          <table:table-cell table:style-name="TableCell316">
            <text:p text:style-name="P317"><text:bookmark-start text:name="h.x60pngb3ixf2"/><text:bookmark-end text:name="h.x60pngb3ixf2"/><text:span text:style-name="T318">Não se aplica</text:span></text:p>
          </table:table-cell>
        </table:table-row>
        <table:table-row table:style-name="TableRow319">
          <table:table-cell table:style-name="TableCell320">
            <text:p text:style-name="P321"><text:bookmark-start text:name="h.sbj7r02lpijf"/><text:bookmark-end text:name="h.sbj7r02lpijf"/><text:span text:style-name="T322">Tempo</text:span></text:p>
          </table:table-cell>
          <table:table-cell table:style-name="TableCell323">
            <text:p text:style-name="P324"><text:bookmark-start text:name="h.2cxiwm6jscuh"/><text:bookmark-end text:name="h.2cxiwm6jscuh"/><text:span text:style-name="T325">5 Horas</text:span></text:p>
          </table:table-cell>
        </table:table-row>
        <table:table-row table:style-name="TableRow326">
          <table:table-cell table:style-name="TableCell327">
            <text:p text:style-name="P328"><text:bookmark-start text:name="h.25lkbkr6ndxo"/><text:bookmark-end text:name="h.25lkbkr6ndxo"/><text:span text:style-name="T329">Materiais</text:span></text:p>
          </table:table-cell>
          <table:table-cell table:style-name="TableCell330">
            <text:p text:style-name="P331"><text:bookmark-start text:name="h.gfssybvkftuf"/><text:bookmark-end text:name="h.gfssybvkftuf"/><text:span text:style-name="T332">EAP e<text:s/></text:span><text:a xlink:href="https://github.com/daniel-oliveiravas/SVRI/blob/master/2-Projeto/2.01-Requisitos/Documento%20de%20EOR%20-%20SVRI.odt" office:target-frame-name="_top" xlink:show="replace"><text:span text:style-name="T333">Documento</text:span></text:a><text:a xlink:href="https://github.com/daniel-oliveiravas/SVRI/blob/master/2-Projeto/2.01-Requisitos/Documento%20de%20EOR%20-%20SVRI.odt" office:target-frame-name="_top" xlink:show="replace"><text:span text:style-name="T334"><text:s/></text:span></text:a><text:a xlink:href="https://github.com/daniel-oliveiravas/SVRI/blob/master/2-Projeto/2.01-Requisitos/Documento%20de%20EOR%20-%20SVRI.odt" office:target-frame-name="_top" xlink:show="replace"><text:span text:style-name="T335">de</text:span></text:a><text:a xlink:href="https://github.com/daniel-oliveiravas/SVRI/blob/master/2-Projeto/2.01-Requisitos/Documento%20de%20EOR%20-%20SVRI.odt" office:target-frame-name="_top" xlink:show="replace"><text:span text:style-name="T336"><text:s/></text:span></text:a><text:a xlink:href="https://github.com/daniel-oliveiravas/SVRI/blob/master/2-Projeto/2.01-Requisitos/Documento%20de%20EOR%20-%20SVRI.odt" office:target-frame-name="_top" xlink:show="replace"><text:span text:style-name="T337">EOR</text:span></text:a><text:a xlink:href="https://github.com/daniel-oliveiravas/SVRI/blob/master/2-Projeto/2.01-Requisitos/Documento%20de%20EOR%20-%20SVRI.odt" office:target-frame-name="_top" xlink:show="replace"><text:span text:style-name="T338"><text:s/>-<text:s/></text:span></text:a><text:a xlink:href="https://github.com/daniel-oliveiravas/SVRI/blob/master/2-Projeto/2.01-Requisitos/Documento%20de%20EOR%20-%20SVRI.odt" office:target-frame-name="_top" xlink:show="replace"><text:span text:style-name="T339">SVR</text:span></text:a><text:span text:style-name="T340">I</text:span></text:p>
          </table:table-cell>
        </table:table-row>
      </table:table>
      <text:list text:style-name="LS1" text:continue-numbering="true">
        <text:list-item>
          <text:list>
            <text:list-item>
              <text:p text:style-name="P341"><text:bookmark-start text:name="h.pht06hqd7r20"/><text:bookmark-end text:name="h.pht06hqd7r20"/><text:s/><text:span text:style-name="T342">Est</text:span><text:span text:style-name="T343">ratégia para verificar e validar Design Arquitetural</text:span></text:p>
            </text:list-item>
          </text:list>
        </text:list-item>
      </text:list>
      <text:p text:style-name="P344"/>
      <table:table table:style-name="Table345">
        <table:table-columns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<text:bookmark-start text:name="h.l4z82jmqynax"/><text:bookmark-end text:name="h.l4z82jmqynax"/><text:span text:style-name="T351">Objetivo da Método:</text:span></text:p>
          </table:table-cell>
          <table:table-cell table:style-name="TableCell352">
            <text:p text:style-name="P353"><text:bookmark-start text:name="h.krozjyggn33e"/><text:bookmark-end text:name="h.krozjyggn33e"/><text:span text:style-name="T354">Analisar se a Arquitetura foi implementada de forma correta e de acordo com os padrões arquiteturais.</text:span></text:p>
          </table:table-cell>
        </table:table-row>
        <table:table-row table:style-name="TableRow355">
          <table:table-cell table:style-name="TableCell356">
            <text:p text:style-name="P357"><text:bookmark-start text:name="h.z9pyxy4om4d"/><text:bookmark-end text:name="h.z9pyxy4om4d"/><text:span text:style-name="T358">Procedimento:</text:span></text:p>
          </table:table-cell>
          <table:table-cell table:style-name="TableCell359">
            <text:list text:style-name="LS5">
              <text:list-item>
                <text:p text:style-name="P360"><text:bookmark-start text:name="h.7m0x37jlw986"/><text:bookmark-end text:name="h.7m0x37jlw986"/><text:span text:style-name="T361">Verificar adequação com os requisitos;</text:span></text:p>
              </text:list-item>
              <text:list-item>
                <text:p text:style-name="P362"><text:bookmark-start text:name="h.71nwy1ht6hks"/><text:bookmark-end text:name="h.71nwy1ht6hks"/><text:span text:style-name="T363">Definir funcionalidades de</text:span><text:span text:style-name="T364"><text:s/>interface;</text:span></text:p>
              </text:list-item>
              <text:list-item>
                <text:p text:style-name="P365"><text:bookmark-start text:name="h.phwi90dp3eac"/><text:bookmark-end text:name="h.phwi90dp3eac"/><text:span text:style-name="T366">Convenções estabelecidas;</text:span></text:p>
              </text:list-item>
              <text:list-item>
                <text:p text:style-name="P367"><text:bookmark-start text:name="h.2w4o553fhy1a"/><text:bookmark-end text:name="h.2w4o553fhy1a"/><text:span text:style-name="T368">Gerar a rastreabilidade de requisitos;</text:span></text:p>
              </text:list-item>
              <text:list-item>
                <text:p text:style-name="P369"><text:bookmark-start text:name="h.2s0lxexubs3i"/><text:bookmark-end text:name="h.2s0lxexubs3i"/><text:span text:style-name="T370">Verificar a Estrutura e Interfaces;</text:span></text:p>
              </text:list-item>
              <text:list-item>
                <text:p text:style-name="P371"><text:bookmark-start text:name="h.picicnrt8kbl"/><text:bookmark-end text:name="h.picicnrt8kbl"/><text:span text:style-name="T372">Análise de Lógica;</text:span></text:p>
              </text:list-item>
              <text:list-item>
                <text:p text:style-name="P373"><text:bookmark-start text:name="h.6y5q7r7ehcc6"/><text:bookmark-end text:name="h.6y5q7r7ehcc6"/><text:span text:style-name="T374">Análise de performance;</text:span></text:p>
              </text:list-item>
            </text:list>
            <text:list text:style-name="LS6">
              <text:list-item>
                <text:p text:style-name="P375"><text:bookmark-start text:name="h.1xd6dym8fcgf"/><text:bookmark-end text:name="h.1xd6dym8fcgf"/><text:span text:style-name="T376">Verificação e Tratamento de erros e recuperação;</text:span></text:p>
              </text:list-item>
              <text:list-item>
                <text:p text:style-name="P377"><text:bookmark-start text:name="h.lksjjrihw0am"/><text:bookmark-end text:name="h.lksjjrihw0am"/><text:span text:style-name="T378">Testabilidade e Estabilidade;</text:span></text:p>
              </text:list-item>
              <text:list-item>
                <text:p text:style-name="P379"><text:bookmark-start text:name="h.bboaxfau80tz"/><text:bookmark-end text:name="h.bboaxfau80tz"/><text:span text:style-name="T380">Coesão e Acoplamento;</text:span></text:p>
              </text:list-item>
            </text:list>
          </table:table-cell>
        </table:table-row>
        <table:table-row table:style-name="TableRow381">
          <table:table-cell table:style-name="TableCell382">
            <text:p text:style-name="P383"><text:bookmark-start text:name="h.hv3u8komuqac"/><text:bookmark-end text:name="h.hv3u8komuqac"/><text:span text:style-name="T384">Ferramentas Necessárias:</text:span></text:p>
          </table:table-cell>
          <table:table-cell table:style-name="TableCell385">
            <text:p text:style-name="P386"><text:bookmark-start text:name="h.xf5o6u6e3otr"/><text:bookmark-end text:name="h.xf5o6u6e3otr"/><text:span text:style-name="T387">Apache OpenOffice e Ferramentas de edição de documentos do Google.</text:span></text:p>
          </table:table-cell>
        </table:table-row>
        <table:table-row table:style-name="TableRow388">
          <table:table-cell table:style-name="TableCell389">
            <text:p text:style-name="P390"><text:bookmark-start text:name="h.5djq10sq6wpn"/><text:bookmark-end text:name="h.5djq10sq6wpn"/><text:span text:style-name="T391">Critérios de Êxito:</text:span></text:p>
          </table:table-cell>
          <table:table-cell table:style-name="TableCell392">
            <text:p text:style-name="P393"><text:bookmark-start text:name="h.r3qfjv7hkga0"/><text:bookmark-end text:name="h.r3qfjv7hkga0"/><text:span text:style-name="T394">O Designe Arquitetural deve:</text:span></text:p>
            <text:list text:style-name="LS7">
              <text:list-item>
                <text:p text:style-name="P395"><text:bookmark-start text:name="h.799kr6uy53jl"/><text:bookmark-end text:name="h.799kr6uy53jl"/><text:span text:style-name="T396">Possuir consistência com os requisitos;</text:span></text:p>
              </text:list-item>
              <text:list-item>
                <text:p text:style-name="P397"><text:bookmark-start text:name="h.1v0345a5ycuo"/><text:bookmark-end text:name="h.1v0345a5ycuo"/><text:span text:style-name="T398">Possuir boa documentação;</text:span></text:p>
              </text:list-item>
              <text:list-item>
                <text:p text:style-name="P399"><text:bookmark-start text:name="h.4p915sd3pbge"/><text:bookmark-end text:name="h.4p915sd3pbge"/><text:soft-page-break/><text:span text:style-name="T400">Ser implementado de acordo com as decisões dos</text:span><text:span text:style-name="T401"><text:s/>requisitos gerais do processo;</text:span></text:p>
              </text:list-item>
              <text:list-item>
                <text:p text:style-name="P402"><text:bookmark-start text:name="h.hoiufoqeglpz"/><text:bookmark-end text:name="h.hoiufoqeglpz"/><text:span text:style-name="T403">Não possuir especificações ambíguas;</text:span></text:p>
              </text:list-item>
              <text:list-item>
                <text:p text:style-name="P404"><text:bookmark-start text:name="h.7sfqbr2zrj0n"/><text:bookmark-end text:name="h.7sfqbr2zrj0n"/><text:span text:style-name="T405">Descrever claramente as decisões as transformações necessárias;</text:span></text:p>
              </text:list-item>
              <text:list-item>
                <text:p text:style-name="P406"><text:bookmark-start text:name="h.lyrjswq4mu1f"/><text:bookmark-end text:name="h.lyrjswq4mu1f"/><text:span text:style-name="T407">Possuir boa documentação de dependências;</text:span></text:p>
              </text:list-item>
              <text:list-item>
                <text:p text:style-name="P408"><text:bookmark-start text:name="h.hb9vh3pe8qcp"/><text:bookmark-end text:name="h.hb9vh3pe8qcp"/><text:span text:style-name="T409">Descrever claramente os fatores humanos em funções de interface de usuário;</text:span></text:p>
              </text:list-item>
              <text:list-item>
                <text:p text:style-name="P410"><text:bookmark-start text:name="h.2d7lxvvanw9p"/><text:bookmark-end text:name="h.2d7lxvvanw9p"/><text:span text:style-name="T411">Possu</text:span><text:span text:style-name="T412">ir restrições adequadas a recursos físicos;</text:span></text:p>
              </text:list-item>
              <text:list-item>
                <text:p text:style-name="P413"><text:bookmark-start text:name="h.rruynjfl0y2w"/><text:bookmark-end text:name="h.rruynjfl0y2w"/><text:span text:style-name="T414">Seguir notações e convenções estabelecidas;</text:span></text:p>
              </text:list-item>
            </text:list>
            <text:p text:style-name="P415"><text:bookmark-start text:name="h.41itbjprb79h"/><text:bookmark-end text:name="h.41itbjprb79h"/></text:p>
          </table:table-cell>
        </table:table-row>
        <table:table-row table:style-name="TableRow416">
          <table:table-cell table:style-name="TableCell417">
            <text:p text:style-name="P418"><text:bookmark-start text:name="h.dz72qz9421hd"/><text:bookmark-end text:name="h.dz72qz9421hd"/><text:soft-page-break/><text:span text:style-name="T419">Considerações Especiais:</text:span></text:p>
          </table:table-cell>
          <table:table-cell table:style-name="TableCell420">
            <text:p text:style-name="P421"><text:bookmark-start text:name="h.qxqyd6z89lc3"/><text:bookmark-end text:name="h.qxqyd6z89lc3"/><text:span text:style-name="T422">Não se aplica.</text:span></text:p>
          </table:table-cell>
        </table:table-row>
        <table:table-row table:style-name="TableRow423">
          <table:table-cell table:style-name="TableCell424">
            <text:p text:style-name="P425"><text:bookmark-start text:name="h.h68v7wt5zkme"/><text:bookmark-end text:name="h.h68v7wt5zkme"/><text:span text:style-name="T426">Tempo</text:span></text:p>
          </table:table-cell>
          <table:table-cell table:style-name="TableCell427">
            <text:p text:style-name="P428"><text:bookmark-start text:name="h.ptze7mueuavz"/><text:bookmark-end text:name="h.ptze7mueuavz"/><text:span text:style-name="T429">6 Horas;</text:span></text:p>
          </table:table-cell>
        </table:table-row>
        <table:table-row table:style-name="TableRow430">
          <table:table-cell table:style-name="TableCell431">
            <text:p text:style-name="P432"><text:bookmark-start text:name="h.4w13zwq2lu15"/><text:bookmark-end text:name="h.4w13zwq2lu15"/><text:span text:style-name="T433">Materiais</text:span></text:p>
          </table:table-cell>
          <table:table-cell table:style-name="TableCell434">
            <text:p text:style-name="P435"><text:bookmark-start text:name="h.ilncbepe8c9i"/><text:bookmark-end text:name="h.ilncbepe8c9i"/><text:span text:style-name="T436">EAP, Documento de Checklists de Verificação e Validação e Documento de Arquitetura de Software.</text:span></text:p>
          </table:table-cell>
        </table:table-row>
      </table:table>
      <text:p text:style-name="P437"/>
      <text:list text:style-name="LS1" text:continue-numbering="true">
        <text:list-item>
          <text:list>
            <text:list-item>
              <text:p text:style-name="P438"><text:bookmark-start text:name="h.274in45rrcdx"/><text:bookmark-end text:name="h.274in45rrcdx"/><text:s/><text:span text:style-name="T439">Estratégia para verificar e validar Código Fonte</text:span></text:p>
            </text:list-item>
          </text:list>
        </text:list-item>
      </text:list>
      <text:p text:style-name="P440"><text:bookmark-start text:name="h.1t3h5sf"/><text:bookmark-end text:name="h.1t3h5sf"/></text:p>
      <table:table table:style-name="Table441">
        <table:table-columns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<text:bookmark-start text:name="h.wvd57m7entm2"/><text:bookmark-end text:name="h.wvd57m7entm2"/><text:span text:style-name="T447">Objetivo da Método:</text:span></text:p>
          </table:table-cell>
          <table:table-cell table:style-name="TableCell448">
            <text:p text:style-name="P449"><text:bookmark-start text:name="h.f9ezb24mlb1s"/><text:bookmark-end text:name="h.f9ezb24mlb1s"/><text:span text:style-name="T450">Analisar a implementação do produto para atestar conformidade com os Requisitos Específicados.</text:span></text:p>
          </table:table-cell>
        </table:table-row>
        <table:table-row table:style-name="TableRow451">
          <table:table-cell table:style-name="TableCell452">
            <text:p text:style-name="P453"><text:bookmark-start text:name="h.5rbpasam6zao"/><text:bookmark-end text:name="h.5rbpasam6zao"/><text:span text:style-name="T454">Procedimento:</text:span></text:p>
          </table:table-cell>
          <table:table-cell table:style-name="TableCell455">
            <text:list text:style-name="LS8">
              <text:list-item>
                <text:p text:style-name="P456"><text:bookmark-start text:name="h.pc4ev16amfkg"/><text:bookmark-end text:name="h.pc4ev16amfkg"/><text:span text:style-name="T457">Verificar estrutura;</text:span></text:p>
              </text:list-item>
              <text:list-item>
                <text:p text:style-name="P458"><text:bookmark-start text:name="h.kpw5g4ylh6q6"/><text:bookmark-end text:name="h.kpw5g4ylh6q6"/><text:span text:style-name="T459">Verificar documenção;</text:span></text:p>
              </text:list-item>
              <text:list-item>
                <text:p text:style-name="P460"><text:bookmark-start text:name="h.vnny2ruq491b"/><text:bookmark-end text:name="h.vnny2ruq491b"/><text:span text:style-name="T461">Convenções de variáveis;</text:span></text:p>
              </text:list-item>
              <text:list-item>
                <text:p text:style-name="P462"><text:bookmark-start text:name="h.mcs8vvgay1eo"/><text:bookmark-end text:name="h.mcs8vvgay1eo"/><text:span text:style-name="T463">Verificação de operações aritiméticas;</text:span></text:p>
              </text:list-item>
              <text:list-item>
                <text:p text:style-name="P464"><text:bookmark-start text:name="h.yyfeulrc51ab"/><text:bookmark-end text:name="h.yyfeulrc51ab"/><text:span text:style-name="T465">Verificação de laços e caminhos;</text:span></text:p>
              </text:list-item>
              <text:list-item>
                <text:p text:style-name="P466"><text:bookmark-start text:name="h.2cofzphyw3sw"/><text:bookmark-end text:name="h.2cofzphyw3sw"/><text:span text:style-name="T467">Verificação dos dados;</text:span></text:p>
              </text:list-item>
            </text:list>
          </table:table-cell>
        </table:table-row>
        <table:table-row table:style-name="TableRow468">
          <table:table-cell table:style-name="TableCell469">
            <text:p text:style-name="P470"><text:bookmark-start text:name="h.vw3gbwli28n0"/><text:bookmark-end text:name="h.vw3gbwli28n0"/><text:span text:style-name="T471">Ferramentas Necessárias:</text:span></text:p>
          </table:table-cell>
          <table:table-cell table:style-name="TableCell472">
            <text:p text:style-name="P473"><text:bookmark-start text:name="h.5djq85q46iv7"/><text:bookmark-end text:name="h.5djq85q46iv7"/><text:span text:style-name="T474">Software Selenium, CheckStyle, Ferramentas de Debug da plataforma de desenvolvimento e JUnit.</text:span></text:p>
          </table:table-cell>
        </table:table-row>
        <table:table-row table:style-name="TableRow475">
          <table:table-cell table:style-name="TableCell476">
            <text:p text:style-name="P477"><text:bookmark-start text:name="h.6pn174sfyvj5"/><text:bookmark-end text:name="h.6pn174sfyvj5"/><text:span text:style-name="T478">Critérios de Êxito:</text:span></text:p>
          </table:table-cell>
          <table:table-cell table:style-name="TableCell479">
            <text:p text:style-name="P480"><text:bookmark-start text:name="h.ssf4v5w6rbsk"/><text:bookmark-end text:name="h.ssf4v5w6rbsk"/><text:span text:style-name="T481">O Codigo Fonte deve:</text:span></text:p>
            <text:list text:style-name="LS9">
              <text:list-item>
                <text:p text:style-name="P482"><text:bookmark-start text:name="h.hcu9a1u0cb6x"/><text:bookmark-end text:name="h.hcu9a1u0cb6x"/><text:span text:style-name="T483">Implementar adequadamente o design;</text:span></text:p>
              </text:list-item>
              <text:list-item>
                <text:p text:style-name="P484"><text:bookmark-start text:name="h.smkusrj3ohzm"/><text:bookmark-end text:name="h.smkusrj3ohzm"/><text:span text:style-name="T485">Estar de acordo com padrões de codificação pertinentes;</text:span></text:p>
              </text:list-item>
              <text:list-item>
                <text:p text:style-name="P486"><text:bookmark-start text:name="h.83q3lfazzuic"/><text:bookmark-end text:name="h.83q3lfazzuic"/><text:span text:style-name="T487">Estar bem estruturado;</text:span></text:p>
              </text:list-item>
              <text:list-item>
                <text:p text:style-name="P488"><text:bookmark-start text:name="h.eq4l3gfg6pvd"/><text:bookmark-end text:name="h.eq4l3gfg6pvd"/><text:span text:style-name="T489">Não possuir procedimentos/métodos não acessados, desnecessários;</text:span></text:p>
              </text:list-item>
              <text:list-item>
                <text:p text:style-name="P490"><text:bookmark-start text:name="h.us12lcveigva"/><text:bookmark-end text:name="h.us12lcveigva"/><text:span text:style-name="T491">Não possuir código que já são disponibilizado por bibliotecas da lingaugem;</text:span></text:p>
              </text:list-item>
              <text:list-item>
                <text:p text:style-name="P492"><text:bookmark-start text:name="h.y9ijsmgo77de"/><text:bookmark-end text:name="h.y9ijsmgo77de"/><text:span text:style-name="T493">Não possuir códigos redundantes ou repetitivos;</text:span></text:p>
              </text:list-item>
              <text:list-item>
                <text:p text:style-name="P494"><text:bookmark-start text:name="h.h9hvr2sjdvrd"/><text:bookmark-end text:name="h.h9hvr2sjdvrd"/><text:span text:style-name="T495">Possuir uma forma eficiente de persistência;</text:span></text:p>
              </text:list-item>
              <text:list-item>
                <text:p text:style-name="P496"><text:bookmark-start text:name="h.x21iuwyxjnh"/><text:bookmark-end text:name="h.x21iuwyxjnh"/><text:soft-page-break/><text:span text:style-name="T497">Não possuir métodos complexos que necessitem de reestruturação ou divisão em rotinas;</text:span></text:p>
              </text:list-item>
              <text:list-item>
                <text:p text:style-name="P498"><text:bookmark-start text:name="h.t36caim71560"/><text:bookmark-end text:name="h.t36caim71560"/><text:span text:style-name="T499">Possuir documentação e comentários ao longo de todo código fonte;</text:span></text:p>
              </text:list-item>
              <text:list-item>
                <text:p text:style-name="P500"><text:bookmark-start text:name="h.l6g5j9brwn2o"/><text:bookmark-end text:name="h.l6g5j9brwn2o"/><text:span text:style-name="T501">Possuir do</text:span><text:span text:style-name="T502">cumentação e comentários conexos com o código;</text:span></text:p>
              </text:list-item>
              <text:list-item>
                <text:p text:style-name="P503"><text:bookmark-start text:name="h.c0bh6o4e9bnp"/><text:bookmark-end text:name="h.c0bh6o4e9bnp"/><text:span text:style-name="T504">Possuir variáveis com nomes consistentes, claros e entendíveis;</text:span></text:p>
              </text:list-item>
              <text:list-item>
                <text:p text:style-name="P505"><text:bookmark-start text:name="h.avprssfnmfna"/><text:bookmark-end text:name="h.avprssfnmfna"/><text:span text:style-name="T506">Não possuir variáveis que não são utilizadas;</text:span></text:p>
              </text:list-item>
              <text:list-item>
                <text:p text:style-name="P507"><text:bookmark-start text:name="h.p5t82k12v95q"/><text:bookmark-end text:name="h.p5t82k12v95q"/><text:span text:style-name="T508">Realizar testes de restrições de operações matemáticas;</text:span></text:p>
              </text:list-item>
              <text:list-item>
                <text:p text:style-name="P509"><text:bookmark-start text:name="h.n8ifmsmpi1"/><text:bookmark-end text:name="h.n8ifmsmpi1"/><text:span text:style-name="T510">Possuir documentação de laços, recursividad</text:span><text:span text:style-name="T511">es, claras e objetivas;</text:span></text:p>
              </text:list-item>
              <text:list-item>
                <text:p text:style-name="P512"><text:bookmark-start text:name="h.w57ek51ad7i3"/><text:bookmark-end text:name="h.w57ek51ad7i3"/><text:span text:style-name="T513">As estruturas de condições múltiplas devem possuir casos default;</text:span></text:p>
              </text:list-item>
              <text:list-item>
                <text:p text:style-name="P514"><text:bookmark-start text:name="h.d2t4uquar7lc"/><text:bookmark-end text:name="h.d2t4uquar7lc"/><text:span text:style-name="T515">Possuir testes condicionais simples, não havendo testes que possam ser realizados fora de uma rotina de teste condicionais;</text:span></text:p>
              </text:list-item>
              <text:list-item>
                <text:p text:style-name="P516"><text:bookmark-start text:name="h.l4xduxxbueks"/><text:bookmark-end text:name="h.l4xduxxbueks"/><text:span text:style-name="T517">Realizar testes com dados corretos;</text:span></text:p>
              </text:list-item>
              <text:list-item>
                <text:p text:style-name="P518"><text:bookmark-start text:name="h.47pc38xim1oy"/><text:bookmark-end text:name="h.47pc38xim1oy"/><text:span text:style-name="T519">Possui</text:span><text:span text:style-name="T520">r rotinas de expressão de erros;</text:span></text:p>
              </text:list-item>
              <text:list-item>
                <text:p text:style-name="P521"><text:bookmark-start text:name="h.74td2ewt0bvu"/><text:bookmark-end text:name="h.74td2ewt0bvu"/><text:span text:style-name="T522">Possuir rotinas de limite de tempo para rotinas;</text:span></text:p>
              </text:list-item>
              <text:list-item>
                <text:p text:style-name="P523"><text:bookmark-start text:name="h.u49wb2mujknq"/><text:bookmark-end text:name="h.u49wb2mujknq"/><text:span text:style-name="T524">Checar a exitência, e o domínio dos dados;</text:span></text:p>
              </text:list-item>
              <text:list-item>
                <text:p text:style-name="P525"><text:bookmark-start text:name="h.x89cnvxupiu1"/><text:bookmark-end text:name="h.x89cnvxupiu1"/><text:span text:style-name="T526">Destruir todos objetos criados em runtime;;</text:span></text:p>
              </text:list-item>
            </text:list>
          </table:table-cell>
        </table:table-row>
        <table:table-row table:style-name="TableRow527">
          <table:table-cell table:style-name="TableCell528">
            <text:p text:style-name="P529"><text:bookmark-start text:name="h.ottr2w4173jd"/><text:bookmark-end text:name="h.ottr2w4173jd"/><text:soft-page-break/><text:span text:style-name="T530">Considerações Especiais:</text:span></text:p>
          </table:table-cell>
          <table:table-cell table:style-name="TableCell531">
            <text:p text:style-name="P532"><text:bookmark-start text:name="h.71zna61wyc5g"/><text:bookmark-end text:name="h.71zna61wyc5g"/><text:span text:style-name="T533">Não se aplica.</text:span></text:p>
          </table:table-cell>
        </table:table-row>
        <table:table-row table:style-name="TableRow534">
          <table:table-cell table:style-name="TableCell535">
            <text:p text:style-name="P536"><text:bookmark-start text:name="h.24864slusnft"/><text:bookmark-end text:name="h.24864slusnft"/><text:span text:style-name="T537">Tempo</text:span></text:p>
          </table:table-cell>
          <table:table-cell table:style-name="TableCell538">
            <text:p text:style-name="P539"><text:bookmark-start text:name="h.pceazvs2h9wt"/><text:bookmark-end text:name="h.pceazvs2h9wt"/><text:span text:style-name="T540">15 Horas;</text:span></text:p>
          </table:table-cell>
        </table:table-row>
        <table:table-row table:style-name="TableRow541">
          <table:table-cell table:style-name="TableCell542">
            <text:p text:style-name="P543"><text:bookmark-start text:name="h.ltzvwvfcbqg9"/><text:bookmark-end text:name="h.ltzvwvfcbqg9"/><text:span text:style-name="T544">Materiais</text:span></text:p>
          </table:table-cell>
          <table:table-cell table:style-name="TableCell545">
            <text:p text:style-name="P546"><text:bookmark-start text:name="h.1txc43g5ittx"/><text:bookmark-end text:name="h.1txc43g5ittx"/><text:span text:style-name="T547">Código Fonte,<text:s/></text:span><text:span text:style-name="T548">Documentação do Código Fonte e Documento de Checklists.</text:span></text:p>
          </table:table-cell>
        </table:table-row>
      </table:table>
      <text:list text:style-name="LS1" text:continue-numbering="true">
        <text:list-item>
          <text:list>
            <text:list-item>
              <text:p text:style-name="P549"><text:bookmark-start text:name="h.v8gq98dudt3k"/><text:bookmark-end text:name="h.v8gq98dudt3k"/><text:s/><text:span text:style-name="T550">Estratégia para verificar e validar a Instalação</text:span></text:p>
            </text:list-item>
          </text:list>
        </text:list-item>
      </text:list>
      <text:p text:style-name="P551"/>
      <table:table table:style-name="Table552">
        <table:table-columns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><text:bookmark-start text:name="h.58qhjx1unsli"/><text:bookmark-end text:name="h.58qhjx1unsli"/><text:span text:style-name="T558">Objetivo da Método:</text:span></text:p>
          </table:table-cell>
          <table:table-cell table:style-name="TableCell559">
            <text:p text:style-name="P560"><text:bookmark-start text:name="h.f8cptbb2g80j"/><text:bookmark-end text:name="h.f8cptbb2g80j"/><text:span text:style-name="T561">Certificar que o produto executurá de forma correta no ambiente do cliente.</text:span></text:p>
          </table:table-cell>
        </table:table-row>
        <table:table-row table:style-name="TableRow562">
          <table:table-cell table:style-name="TableCell563">
            <text:p text:style-name="P564"><text:bookmark-start text:name="h.4xxfd7ulcua2"/><text:bookmark-end text:name="h.4xxfd7ulcua2"/><text:span text:style-name="T565">Procedimento:</text:span></text:p>
          </table:table-cell>
          <table:table-cell table:style-name="TableCell566">
            <text:list text:style-name="LS10">
              <text:list-item>
                <text:p text:style-name="P567"><text:bookmark-start text:name="h.g7nuz76mcitj"/><text:bookmark-end text:name="h.g7nuz76mcitj"/><text:span text:style-name="T568">Configuração do ambiente;</text:span></text:p>
              </text:list-item>
              <text:list-item>
                <text:p text:style-name="P569"><text:bookmark-start text:name="h.x50a5m3xesh7"/><text:bookmark-end text:name="h.x50a5m3xesh7"/><text:span text:style-name="T570">Realizar o<text:s/></text:span><text:span text:style-name="T571">CheckOut de instrução;</text:span></text:p>
              </text:list-item>
            </text:list>
          </table:table-cell>
        </table:table-row>
        <table:table-row table:style-name="TableRow572">
          <table:table-cell table:style-name="TableCell573">
            <text:p text:style-name="P574"><text:bookmark-start text:name="h.j7z2d1nnz3s2"/><text:bookmark-end text:name="h.j7z2d1nnz3s2"/><text:span text:style-name="T575">Ferramentas Necessárias:</text:span></text:p>
          </table:table-cell>
          <table:table-cell table:style-name="TableCell576">
            <text:p text:style-name="P577"><text:bookmark-start text:name="h.ymkjt0gej06e"/><text:bookmark-end text:name="h.ymkjt0gej06e"/><text:span text:style-name="T578">Nevagador WEB (Google Chrome, Mozilla Firefox, Opera)</text:span></text:p>
          </table:table-cell>
        </table:table-row>
        <table:table-row table:style-name="TableRow579">
          <table:table-cell table:style-name="TableCell580">
            <text:p text:style-name="P581"><text:bookmark-start text:name="h.ieksgn66lg84"/><text:bookmark-end text:name="h.ieksgn66lg84"/><text:span text:style-name="T582">Critérios de Êxito:</text:span></text:p>
          </table:table-cell>
          <table:table-cell table:style-name="TableCell583">
            <text:p text:style-name="P584"><text:bookmark-start text:name="h.a6jkxam52ljk"/><text:bookmark-end text:name="h.a6jkxam52ljk"/><text:span text:style-name="T585">A Instalação deve:</text:span></text:p>
            <text:list text:style-name="LS11">
              <text:list-item>
                <text:p text:style-name="P586"><text:bookmark-start text:name="h.s7vbz31h93sg"/><text:bookmark-end text:name="h.s7vbz31h93sg"/><text:span text:style-name="T587">Possuir todas dependências para que o sistema opere corretamente no ambiente do cliente;</text:span></text:p>
              </text:list-item>
              <text:list-item>
                <text:p text:style-name="P588"><text:bookmark-start text:name="h.uprqd8x7ms38"/><text:bookmark-end text:name="h.uprqd8x7ms38"/><text:span text:style-name="T589">Possuir parâmetos de<text:s/></text:span><text:span text:style-name="T590">depêndencias configurados;</text:span></text:p>
              </text:list-item>
              <text:list-item>
                <text:p text:style-name="P591"><text:bookmark-start text:name="h.9fly4gj8tatn"/><text:bookmark-end text:name="h.9fly4gj8tatn"/><text:span text:style-name="T592">Possuir uma release limpa para instalação;</text:span></text:p>
              </text:list-item>
              <text:list-item>
                <text:p text:style-name="P593"><text:bookmark-start text:name="h.9koa4vvsrvus"/><text:bookmark-end text:name="h.9koa4vvsrvus"/><text:span text:style-name="T594">Estar com todos os softwares de debug e testes eliminados;</text:span></text:p>
              </text:list-item>
              <text:list-item>
                <text:p text:style-name="P595"><text:bookmark-start text:name="h.qegcccn6mt4c"/><text:bookmark-end text:name="h.qegcccn6mt4c"/><text:soft-page-break/><text:span text:style-name="T596">Instalar o Software correspondente a V&amp;V;</text:span></text:p>
              </text:list-item>
              <text:list-item>
                <text:p text:style-name="P597"><text:bookmark-start text:name="h.twl0c0b9fx16"/><text:bookmark-end text:name="h.twl0c0b9fx16"/><text:span text:style-name="T598">Possuir um software que foram realizados todos os devidos testes;</text:span></text:p>
              </text:list-item>
              <text:list-item>
                <text:p text:style-name="P599"><text:bookmark-start text:name="h.kjzc0njftuwy"/><text:bookmark-end text:name="h.kjzc0njftuwy"/><text:span text:style-name="T600">Estar com o ambient</text:span><text:span text:style-name="T601">e do cliente limpo de virus e arquivos temporários;</text:span></text:p>
              </text:list-item>
              <text:list-item>
                <text:p text:style-name="P602"><text:bookmark-start text:name="h.ikc8ay7mpc84"/><text:bookmark-end text:name="h.ikc8ay7mpc84"/><text:span text:style-name="T603">Possuir o documento de problemas conhecidos;</text:span></text:p>
              </text:list-item>
              <text:list-item>
                <text:p text:style-name="P604"><text:bookmark-start text:name="h.ytmq091tc4dn"/><text:bookmark-end text:name="h.ytmq091tc4dn"/><text:span text:style-name="T605">Possuir um arquivo “README”;</text:span></text:p>
              </text:list-item>
              <text:list-item>
                <text:p text:style-name="P606"><text:bookmark-start text:name="h.dngm0b75uk35"/><text:bookmark-end text:name="h.dngm0b75uk35"/><text:span text:style-name="T607">Estar com o software e o banco de dados inicializados como especificado;</text:span></text:p>
              </text:list-item>
            </text:list>
          </table:table-cell>
        </table:table-row>
        <table:table-row table:style-name="TableRow608">
          <table:table-cell table:style-name="TableCell609">
            <text:p text:style-name="P610"><text:bookmark-start text:name="h.70dkmdi2gsba"/><text:bookmark-end text:name="h.70dkmdi2gsba"/><text:soft-page-break/><text:span text:style-name="T611">Considerações Especiais:</text:span></text:p>
          </table:table-cell>
          <table:table-cell table:style-name="TableCell612">
            <text:p text:style-name="P613"><text:bookmark-start text:name="h.n0l85jx5n06v"/><text:bookmark-end text:name="h.n0l85jx5n06v"/><text:span text:style-name="T614">Não se aplica</text:span></text:p>
          </table:table-cell>
        </table:table-row>
        <table:table-row table:style-name="TableRow615">
          <table:table-cell table:style-name="TableCell616">
            <text:p text:style-name="P617"><text:bookmark-start text:name="h.40u4m852o9e"/><text:bookmark-end text:name="h.40u4m852o9e"/><text:span text:style-name="T618">Tempo</text:span></text:p>
          </table:table-cell>
          <table:table-cell table:style-name="TableCell619">
            <text:p text:style-name="P620"><text:bookmark-start text:name="h.l5hjapwm4p23"/><text:bookmark-end text:name="h.l5hjapwm4p23"/><text:span text:style-name="T621">3 Horas</text:span></text:p>
          </table:table-cell>
        </table:table-row>
        <table:table-row table:style-name="TableRow622">
          <table:table-cell table:style-name="TableCell623">
            <text:p text:style-name="P624"><text:bookmark-start text:name="h.f9cbkrb1ydpl"/><text:bookmark-end text:name="h.f9cbkrb1ydpl"/><text:span text:style-name="T625">Materiais</text:span></text:p>
          </table:table-cell>
          <table:table-cell table:style-name="TableCell626">
            <text:p text:style-name="P627"><text:bookmark-start text:name="h.shysuclzkiup"/><text:bookmark-end text:name="h.shysuclzkiup"/><text:span text:style-name="T628">Ambiente do cliente e Release do produto.</text:span></text:p>
          </table:table-cell>
        </table:table-row>
      </table:table>
      <text:list text:style-name="LS1" text:continue-numbering="true">
        <text:list-item>
          <text:list>
            <text:list-item>
              <text:p text:style-name="P629"><text:bookmark-start text:name="h.pk3urulun1r1"/><text:bookmark-end text:name="h.pk3urulun1r1"/><text:s/><text:span text:style-name="T630">Estratégia para verificar e validar de Manutenção</text:span></text:p>
            </text:list-item>
          </text:list>
        </text:list-item>
      </text:list>
      <text:p text:style-name="P631"/>
      <table:table table:style-name="Table632">
        <table:table-columns>
          <table:table-column table:style-name="TableColumn633"/>
          <table:table-column table:style-name="TableColumn634"/>
        </table:table-columns>
        <table:table-row table:style-name="TableRow635">
          <table:table-cell table:style-name="TableCell636">
            <text:p text:style-name="P637"><text:span text:style-name="T638">Objetivo da Método:</text:span></text:p>
          </table:table-cell>
          <table:table-cell table:style-name="TableCell639">
            <text:p text:style-name="P640"><text:span text:style-name="T641">Verificar e Validar que a manutenção ocorrerá de acordo com as especificação de manutenção.</text:span></text:p>
          </table:table-cell>
        </table:table-row>
        <table:table-row table:style-name="TableRow642">
          <table:table-cell table:style-name="TableCell643">
            <text:p text:style-name="P644"><text:span text:style-name="T645">Procedimento:</text:span></text:p>
          </table:table-cell>
          <table:table-cell table:style-name="TableCell646">
            <text:list text:style-name="LS10">
              <text:list-item>
                <text:p text:style-name="P647"><text:bookmark-start text:name="h.ysj51ckd6lzd"/><text:bookmark-end text:name="h.ysj51ckd6lzd"/><text:span text:style-name="T648">Verificar a origem da<text:s/></text:span><text:span text:style-name="T649">modificação;</text:span></text:p>
              </text:list-item>
              <text:list-item>
                <text:p text:style-name="P650"><text:bookmark-start text:name="h.ubnezjivx0vm"/><text:bookmark-end text:name="h.ubnezjivx0vm"/><text:span text:style-name="T651">Analisar documentação;</text:span></text:p>
              </text:list-item>
              <text:list-item>
                <text:p text:style-name="P652"><text:span text:style-name="T653">Verificação aprovação;</text:span></text:p>
              </text:list-item>
              <text:list-item>
                <text:p text:style-name="P654"><text:bookmark-start text:name="h.q71hwb45rcy"/><text:bookmark-end text:name="h.q71hwb45rcy"/><text:span text:style-name="T655">Verificar Implementação da modificação;</text:span></text:p>
              </text:list-item>
              <text:list-item>
                <text:p text:style-name="P656"><text:span text:style-name="T657">Verificar a instalação da modificação.</text:span></text:p>
              </text:list-item>
            </text:list>
          </table:table-cell>
        </table:table-row>
        <table:table-row table:style-name="TableRow658">
          <table:table-cell table:style-name="TableCell659">
            <text:p text:style-name="P660"><text:span text:style-name="T661">Ferramentas Necessárias:</text:span></text:p>
          </table:table-cell>
          <table:table-cell table:style-name="TableCell662">
            <text:p text:style-name="P663"><text:span text:style-name="T664">Apache OpenOffice, GitHub e Navegadores.</text:span></text:p>
          </table:table-cell>
        </table:table-row>
        <table:table-row table:style-name="TableRow665">
          <table:table-cell table:style-name="TableCell666">
            <text:p text:style-name="P667"><text:span text:style-name="T668">Critérios de Êxito:</text:span></text:p>
          </table:table-cell>
          <table:table-cell table:style-name="TableCell669">
            <text:p text:style-name="P670"><text:span text:style-name="T671">Sistema operando</text:span></text:p>
          </table:table-cell>
        </table:table-row>
        <table:table-row table:style-name="TableRow672">
          <table:table-cell table:style-name="TableCell673">
            <text:p text:style-name="P674"><text:span text:style-name="T675">Considerações Especiais:</text:span></text:p>
          </table:table-cell>
          <table:table-cell table:style-name="TableCell676">
            <text:p text:style-name="P677"><text:bookmark-start text:name="h.33pgr0in3lio"/><text:bookmark-end text:name="h.33pgr0in3lio"/><text:span text:style-name="T678">A manutenção deve:</text:span></text:p>
            <text:list text:style-name="LS12">
              <text:list-item>
                <text:p text:style-name="P679"><text:bookmark-start text:name="h.7ifmg2we6pjv"/><text:bookmark-end text:name="h.7ifmg2we6pjv"/><text:span text:style-name="T680">Possuir documentação de origem da modificação e espeficiações da modificação;</text:span></text:p>
              </text:list-item>
              <text:list-item>
                <text:p text:style-name="P681"><text:bookmark-start text:name="h.dt38s2c0rryd"/><text:bookmark-end text:name="h.dt38s2c0rryd"/><text:span text:style-name="T682">Possuir boa documentação a respeito das depêndencias afetadas;</text:span></text:p>
              </text:list-item>
              <text:list-item>
                <text:p text:style-name="P683"><text:bookmark-start text:name="h.a8l6dra5as79"/><text:bookmark-end text:name="h.a8l6dra5as79"/><text:span text:style-name="T684">Estar aprovada pela gerência de manutenção;</text:span></text:p>
              </text:list-item>
              <text:list-item>
                <text:p text:style-name="P685"><text:bookmark-start text:name="h.pev2ein1hvbk"/><text:bookmark-end text:name="h.pev2ein1hvbk"/><text:span text:style-name="T686">Possuir o documento de Chec</text:span><text:span text:style-name="T687">kList de Codigo Fonte;</text:span></text:p>
              </text:list-item>
              <text:list-item>
                <text:p text:style-name="P688"><text:span text:style-name="T689">Possuir o documento de CheckList de instalação;</text:span></text:p>
              </text:list-item>
            </text:list>
          </table:table-cell>
        </table:table-row>
        <table:table-row table:style-name="TableRow690">
          <table:table-cell table:style-name="TableCell691">
            <text:p text:style-name="P692"><text:span text:style-name="T693">Tempo</text:span></text:p>
          </table:table-cell>
          <table:table-cell table:style-name="TableCell694">
            <text:p text:style-name="P695"><text:span text:style-name="T696">3 Horas</text:span></text:p>
          </table:table-cell>
        </table:table-row>
        <table:table-row table:style-name="TableRow697">
          <table:table-cell table:style-name="TableCell698">
            <text:p text:style-name="P699"><text:span text:style-name="T700">Materiais</text:span></text:p>
          </table:table-cell>
          <table:table-cell table:style-name="TableCell701">
            <text:p text:style-name="P702"><text:span text:style-name="T703">Ambiente do cliente, Release do produto e Navegadores.</text:span></text:p>
          </table:table-cell>
        </table:table-row>
      </table:table>
      <text:list text:style-name="LS1" text:continue-numbering="true">
        <text:list-item>
          <text:p text:style-name="P704"><text:bookmark-start text:name="h.vfeyztlm8s8w"/><text:bookmark-end text:name="h.vfeyztlm8s8w"/><text:soft-page-break/><text:span text:style-name="T705">Papéis e Responsabilidades</text:span></text:p>
        </text:list-item>
      </text:list>
      <text:p text:style-name="P706"><text:bookmark-start text:name="h.tutvbal9jc2x"/><text:bookmark-end text:name="h.tutvbal9jc2x"/><text:span text:style-name="T707">Os papéis estão descritos de acordo com o Plano de Projeto. As<text:s/></text:span><text:span text:style-name="T708">responsabilidades específicas estão definidas abaixo:</text:span></text:p>
      <text:p text:style-name="P709"/>
      <table:table table:style-name="Table710">
        <table:table-columns>
          <table:table-column table:style-name="TableColumn711"/>
          <table:table-column table:style-name="TableColumn712"/>
          <table:table-column table:style-name="TableColumn713"/>
        </table:table-columns>
        <table:table-row table:style-name="TableRow714">
          <table:table-cell table:style-name="TableCell715">
            <text:p text:style-name="P716"><text:span text:style-name="T717">Nº</text:span></text:p>
          </table:table-cell>
          <table:table-cell table:style-name="TableCell718">
            <text:p text:style-name="P719"><text:span text:style-name="T720">Função</text:span></text:p>
          </table:table-cell>
          <table:table-cell table:style-name="TableCell721">
            <text:p text:style-name="P722"><text:span text:style-name="T723">Responsabilidade</text:span></text:p>
          </table:table-cell>
        </table:table-row>
        <table:table-row table:style-name="TableRow724">
          <table:table-cell table:style-name="TableCell725">
            <text:list text:style-name="LS13" text:continue-numbering="true">
              <text:list-item>
                <text:list>
                  <text:list-item>
                    <text:p text:style-name="P726"/>
                  </text:list-item>
                </text:list>
              </text:list-item>
            </text:list>
          </table:table-cell>
          <table:table-cell table:style-name="TableCell727">
            <text:p text:style-name="P728"><text:span text:style-name="T729">Gerente de Projeto</text:span></text:p>
          </table:table-cell>
          <table:table-cell table:style-name="TableCell730">
            <text:p text:style-name="P731"><text:span text:style-name="T732">Daniel de Oliveira Vasconcelos</text:span></text:p>
          </table:table-cell>
        </table:table-row>
        <table:table-row table:style-name="TableRow733">
          <table:table-cell table:style-name="TableCell734">
            <text:list text:style-name="LS13" text:continue-numbering="true">
              <text:list-item>
                <text:list>
                  <text:list-item>
                    <text:p text:style-name="P735"/>
                  </text:list-item>
                </text:list>
              </text:list-item>
            </text:list>
          </table:table-cell>
          <table:table-cell table:style-name="TableCell736">
            <text:p text:style-name="P737"><text:span text:style-name="T738">Líder de Testes</text:span></text:p>
          </table:table-cell>
          <table:table-cell table:style-name="TableCell739">
            <text:p text:style-name="P740"><text:span text:style-name="T741">Marcos Vinicius Ribeiro Silva</text:span></text:p>
          </table:table-cell>
        </table:table-row>
      </table:table>
      <text:p text:style-name="P742"><text:bookmark-start text:name="h.4d34og8"/><text:bookmark-end text:name="h.4d34og8"/></text:p>
      <text:list text:style-name="LS1" text:continue-numbering="true">
        <text:list-item>
          <text:p text:style-name="P743"><text:bookmark-start text:name="h.a1h1b0ybpbwd"/><text:bookmark-end text:name="h.a1h1b0ybpbwd"/><text:span text:style-name="T744">Materiais de Apoio</text:span></text:p>
        </text:list-item>
      </text:list>
      <text:list text:style-name="LS2">
        <text:list-item>
          <text:p text:style-name="P745"><text:bookmark-start text:name="h.yam9a9pjd8d3"/><text:bookmark-end text:name="h.yam9a9pjd8d3"/><text:span text:style-name="T746">Selenium: O Selenium é um framework de código aberto,</text:span><text:span text:style-name="T747"><text:s/>lançado sob a licença Apache 2.0 para realizar testes de software portátil para aplicações web. Fornece uma ferramenta de gravação / reprodução para a criação de testes sem aprender uma linguagem de script de teste. Ele também fornece uma linguagem especí</text:span><text:span text:style-name="T748">fica de domínio de teste (Selenese) para escrever os testes em uma série de linguagens de programação populares, incluindo Java, C #, Groovy, Perl, PHP, Python e Ruby.<text:s/></text:span></text:p>
        </text:list-item>
        <text:list-item>
          <text:p text:style-name="P749"><text:bookmark-start text:name="h.ul746k5im0pm"/><text:bookmark-end text:name="h.ul746k5im0pm"/><text:span text:style-name="T750">CheckStyle: É uma ferramenta de desenvolvimento para ajudar os programadores a escrever</text:span><text:span text:style-name="T751"><text:s/>código Java que adere a um padrão de codificação. Ele automatiza o processo de verificação de código Java para poupar recursos humanos da tarefa.</text:span></text:p>
        </text:list-item>
        <text:list-item>
          <text:p text:style-name="P752"><text:bookmark-start text:name="h.ca1qzbbi5ixa"/><text:bookmark-end text:name="h.ca1qzbbi5ixa"/><text:span text:style-name="T753">JUnit: É um framework simples para escrever testes repetitivos. É um exemplo da arquitetura xUnit para quadro</text:span><text:span text:style-name="T754">s de teste de unidade.</text:span></text:p>
        </text:list-item>
      </text:list>
      <text:list text:style-name="LS1" text:continue-numbering="true">
        <text:list-item>
          <text:p text:style-name="P755"><text:bookmark-start text:name="h.lg4bb5gbwnhn"/><text:bookmark-end text:name="h.lg4bb5gbwnhn"/><text:span text:style-name="T756">Cronograma</text:span></text:p>
        </text:list-item>
      </text:list>
      <text:p text:style-name="P757"><text:bookmark-start text:name="h.cwju8uelycn3"/><text:bookmark-end text:name="h.cwju8uelycn3"/><text:span text:style-name="T758">Segue o cronograma das atividades de V&amp;V, com a atividade especificada de cada sprint, com a estimativa da data em que cada uma das etapas necessárias será terminada:</text:span></text:p>
      <text:p text:style-name="P759"/>
      <table:table table:style-name="Table760">
        <table:table-columns>
          <table:table-column table:style-name="TableColumn761"/>
          <table:table-column table:style-name="TableColumn762"/>
        </table:table-columns>
        <table:table-row table:style-name="TableRow763">
          <table:table-cell table:style-name="TableCell764">
            <text:p text:style-name="P765"><text:bookmark-start text:name="h.nhkcafh51a0l"/><text:bookmark-end text:name="h.nhkcafh51a0l"/><text:span text:style-name="T766">Atividade</text:span></text:p>
          </table:table-cell>
          <table:table-cell table:style-name="TableCell767">
            <text:p text:style-name="P768"><text:bookmark-start text:name="h.d3ghfnyh67az"/><text:bookmark-end text:name="h.d3ghfnyh67az"/><text:span text:style-name="T769">Data estimada</text:span></text:p>
          </table:table-cell>
        </table:table-row>
        <table:table-row table:style-name="TableRow770">
          <table:table-cell table:style-name="TableCell771">
            <text:p text:style-name="P772"><text:bookmark-start text:name="h.id122l25dq7v"/><text:bookmark-end text:name="h.id122l25dq7v"/><text:span text:style-name="T773">V&amp;V de Requisitos, Sprint 1</text:span></text:p>
          </table:table-cell>
          <table:table-cell table:style-name="TableCell774">
            <text:p text:style-name="P775"><text:bookmark-start text:name="h.f9o0g6nkiooj"/><text:bookmark-end text:name="h.f9o0g6nkiooj"/><text:span text:style-name="T776">R</text:span><text:span text:style-name="T777">esultados entregues da etapa de requisitos</text:span></text:p>
          </table:table-cell>
        </table:table-row>
        <table:table-row table:style-name="TableRow778">
          <table:table-cell table:style-name="TableCell779">
            <text:p text:style-name="P780"><text:bookmark-start text:name="h.veeeqxvu2gr"/><text:bookmark-end text:name="h.veeeqxvu2gr"/><text:span text:style-name="T781">V&amp;V de <text:s/>Design Arquitetural, Sprint 1</text:span></text:p>
          </table:table-cell>
          <table:table-cell table:style-name="TableCell782">
            <text:p text:style-name="P783"><text:bookmark-start text:name="h.54r8ne34przk"/><text:bookmark-end text:name="h.54r8ne34przk"/><text:span text:style-name="T784">Resultados entregues da etapa de Design</text:span></text:p>
          </table:table-cell>
        </table:table-row>
        <table:table-row table:style-name="TableRow785">
          <table:table-cell table:style-name="TableCell786">
            <text:p text:style-name="P787"><text:bookmark-start text:name="h.8fsklufaoq8r"/><text:bookmark-end text:name="h.8fsklufaoq8r"/><text:span text:style-name="T788">V&amp;V de <text:s/>Código Fonte, Sprint 1</text:span></text:p>
          </table:table-cell>
          <table:table-cell table:style-name="TableCell789">
            <text:p text:style-name="P790"><text:bookmark-start text:name="h.xxp2v6ui6cj6"/><text:bookmark-end text:name="h.xxp2v6ui6cj6"/><text:span text:style-name="T791">18/05/2015, final do Sprint 1</text:span></text:p>
          </table:table-cell>
        </table:table-row>
        <table:table-row table:style-name="TableRow792">
          <table:table-cell table:style-name="TableCell793">
            <text:p text:style-name="P794"><text:bookmark-start text:name="h.ewwqwnsvv83t"/><text:bookmark-end text:name="h.ewwqwnsvv83t"/><text:span text:style-name="T795">V&amp;V de Requisitos, Sprint 2</text:span></text:p>
          </table:table-cell>
          <table:table-cell table:style-name="TableCell796">
            <text:p text:style-name="P797"><text:span text:style-name="T798">Resultados entregues da etapa de requisitos</text:span></text:p>
          </table:table-cell>
        </table:table-row>
        <table:table-row table:style-name="TableRow799">
          <table:table-cell table:style-name="TableCell800">
            <text:p text:style-name="P801"><text:bookmark-start text:name="h.mpwnocp66b4w"/><text:bookmark-end text:name="h.mpwnocp66b4w"/><text:span text:style-name="T802">V&amp;V de Design Arquitetural, Sprint 2</text:span></text:p>
          </table:table-cell>
          <table:table-cell table:style-name="TableCell803">
            <text:p text:style-name="P804"><text:span text:style-name="T805">Resultados entregues da etapa de Design</text:span></text:p>
          </table:table-cell>
        </table:table-row>
        <table:table-row table:style-name="TableRow806">
          <table:table-cell table:style-name="TableCell807">
            <text:p text:style-name="P808"><text:bookmark-start text:name="h.l0gx8n92cyss"/><text:bookmark-end text:name="h.l0gx8n92cyss"/><text:span text:style-name="T809">V&amp;V de Código Fonte, Sprint 2</text:span></text:p>
          </table:table-cell>
          <table:table-cell table:style-name="TableCell810">
            <text:p text:style-name="P811"><text:span text:style-name="T812">04/06/2015, estimada entrega dos produtos da etapa de desenvolvimento</text:span></text:p>
          </table:table-cell>
        </table:table-row>
        <table:table-row table:style-name="TableRow813">
          <table:table-cell table:style-name="TableCell814">
            <text:p text:style-name="P815"><text:bookmark-start text:name="h.5vcilasg0inm"/><text:bookmark-end text:name="h.5vcilasg0inm"/><text:soft-page-break/><text:span text:style-name="T816">V&amp;V de Instalação e Checkout, Sprint 2</text:span></text:p>
          </table:table-cell>
          <table:table-cell table:style-name="TableCell817">
            <text:p text:style-name="P818"><text:bookmark-start text:name="h.g976u9wsikin"/><text:bookmark-end text:name="h.g976u9wsikin"/><text:span text:style-name="T819">05/06/2015, final do Sprint 2</text:span></text:p>
          </table:table-cell>
        </table:table-row>
        <table:table-row table:style-name="TableRow820">
          <table:table-cell table:style-name="TableCell821">
            <text:p text:style-name="P822"><text:bookmark-start text:name="h.am8rn2misic8"/><text:bookmark-end text:name="h.am8rn2misic8"/><text:span text:style-name="T823">V&amp;V<text:s/></text:span><text:span text:style-name="T824">de Manutenção, Sprint 2</text:span></text:p>
          </table:table-cell>
          <table:table-cell table:style-name="TableCell825">
            <text:p text:style-name="P826"><text:bookmark-start text:name="h.8xd2zgbf020s"/><text:bookmark-end text:name="h.8xd2zgbf020s"/><text:span text:style-name="T827">Resultados entregues das atividades de manutenção</text:span></text:p>
          </table:table-cell>
        </table:table-row>
      </table:table>
      <text:p text:style-name="P828"><text:bookmark-start text:name="h.szxgr3xm5ub8"/><text:bookmark-end text:name="h.szxgr3xm5ub8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ítulo" style:display-name="Subtítulo" style:family="paragraph" style:paren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List1Level0" style:display-name="List1Level0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List1Level1" style:display-name="List1Level1" style:family="text">
      <style:text-properties fo:color="#00B050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List3Level0" style:display-name="List3Level0" style:family="text">
      <style:text-properties style:text-underline-type="none" style:text-underline-color="font-color"/>
    </style:style>
    <style:style style:name="List3Level1" style:display-name="List3Level1" style:family="text">
      <style:text-properties style:text-underline-type="none" style:text-underline-color="font-color"/>
    </style:style>
    <style:style style:name="List3Level2" style:display-name="List3Level2" style:family="text">
      <style:text-properties style:text-underline-type="none" style:text-underline-color="font-color"/>
    </style:style>
    <style:style style:name="List3Level3" style:display-name="List3Level3" style:family="text">
      <style:text-properties style:text-underline-type="none" style:text-underline-color="font-color"/>
    </style:style>
    <style:style style:name="List3Level4" style:display-name="List3Level4" style:family="text">
      <style:text-properties style:text-underline-type="none" style:text-underline-color="font-color"/>
    </style:style>
    <style:style style:name="List3Level5" style:display-name="List3Level5" style:family="text">
      <style:text-properties style:text-underline-type="none" style:text-underline-color="font-color"/>
    </style:style>
    <style:style style:name="List3Level6" style:display-name="List3Level6" style:family="text">
      <style:text-properties style:text-underline-type="none" style:text-underline-color="font-color"/>
    </style:style>
    <style:style style:name="List3Level7" style:display-name="List3Level7" style:family="text">
      <style:text-properties style:text-underline-type="none" style:text-underline-color="font-color"/>
    </style:style>
    <style:style style:name="List3Level8" style:display-name="List3Level8" style:family="text">
      <style:text-properties style:text-underline-type="none" style:text-underline-color="font-color"/>
    </style:style>
    <style:style style:name="List4Level0" style:display-name="List4Level0" style:family="text">
      <style:text-properties style:text-underline-type="none" style:text-underline-color="font-color"/>
    </style:style>
    <style:style style:name="List4Level1" style:display-name="List4Level1" style:family="text">
      <style:text-properties style:text-underline-type="none" style:text-underline-color="font-color"/>
    </style:style>
    <style:style style:name="List4Level2" style:display-name="List4Level2" style:family="text">
      <style:text-properties style:text-underline-type="none" style:text-underline-color="font-color"/>
    </style:style>
    <style:style style:name="List4Level3" style:display-name="List4Level3" style:family="text">
      <style:text-properties style:text-underline-type="none" style:text-underline-color="font-color"/>
    </style:style>
    <style:style style:name="List4Level4" style:display-name="List4Level4" style:family="text">
      <style:text-properties style:text-underline-type="none" style:text-underline-color="font-color"/>
    </style:style>
    <style:style style:name="List4Level5" style:display-name="List4Level5" style:family="text">
      <style:text-properties style:text-underline-type="none" style:text-underline-color="font-color"/>
    </style:style>
    <style:style style:name="List4Level6" style:display-name="List4Level6" style:family="text">
      <style:text-properties style:text-underline-type="none" style:text-underline-color="font-color"/>
    </style:style>
    <style:style style:name="List4Level7" style:display-name="List4Level7" style:family="text">
      <style:text-properties style:text-underline-type="none" style:text-underline-color="font-color"/>
    </style:style>
    <style:style style:name="List4Level8" style:display-name="List4Level8" style:family="text">
      <style:text-properties style:text-underline-type="none" style:text-underline-color="font-color"/>
    </style:style>
    <style:style style:name="List5Level0" style:display-name="List5Level0" style:family="text">
      <style:text-properties style:text-underline-type="none" style:text-underline-color="font-color"/>
    </style:style>
    <style:style style:name="List5Level1" style:display-name="List5Level1" style:family="text">
      <style:text-properties style:text-underline-type="none" style:text-underline-color="font-color"/>
    </style:style>
    <style:style style:name="List5Level2" style:display-name="List5Level2" style:family="text">
      <style:text-properties style:text-underline-type="none" style:text-underline-color="font-color"/>
    </style:style>
    <style:style style:name="List5Level3" style:display-name="List5Level3" style:family="text">
      <style:text-properties style:text-underline-type="none" style:text-underline-color="font-color"/>
    </style:style>
    <style:style style:name="List5Level4" style:display-name="List5Level4" style:family="text">
      <style:text-properties style:text-underline-type="none" style:text-underline-color="font-color"/>
    </style:style>
    <style:style style:name="List5Level5" style:display-name="List5Level5" style:family="text">
      <style:text-properties style:text-underline-type="none" style:text-underline-color="font-color"/>
    </style:style>
    <style:style style:name="List5Level6" style:display-name="List5Level6" style:family="text">
      <style:text-properties style:text-underline-type="none" style:text-underline-color="font-color"/>
    </style:style>
    <style:style style:name="List5Level7" style:display-name="List5Level7" style:family="text">
      <style:text-properties style:text-underline-type="none" style:text-underline-color="font-color"/>
    </style:style>
    <style:style style:name="List5Level8" style:display-name="List5Level8" style:family="text">
      <style:text-properties style:text-underline-type="none" style:text-underline-color="font-color"/>
    </style:style>
    <style:style style:name="List6Level0" style:display-name="List6Level0" style:family="text">
      <style:text-properties style:text-underline-type="none" style:text-underline-color="font-color"/>
    </style:style>
    <style:style style:name="List6Level1" style:display-name="List6Level1" style:family="text">
      <style:text-properties style:text-underline-type="none" style:text-underline-color="font-color"/>
    </style:style>
    <style:style style:name="List6Level2" style:display-name="List6Level2" style:family="text">
      <style:text-properties style:text-underline-type="none" style:text-underline-color="font-color"/>
    </style:style>
    <style:style style:name="List6Level3" style:display-name="List6Level3" style:family="text">
      <style:text-properties style:text-underline-type="none" style:text-underline-color="font-color"/>
    </style:style>
    <style:style style:name="List6Level4" style:display-name="List6Level4" style:family="text">
      <style:text-properties style:text-underline-type="none" style:text-underline-color="font-color"/>
    </style:style>
    <style:style style:name="List6Level5" style:display-name="List6Level5" style:family="text">
      <style:text-properties style:text-underline-type="none" style:text-underline-color="font-color"/>
    </style:style>
    <style:style style:name="List6Level6" style:display-name="List6Level6" style:family="text">
      <style:text-properties style:text-underline-type="none" style:text-underline-color="font-color"/>
    </style:style>
    <style:style style:name="List6Level7" style:display-name="List6Level7" style:family="text">
      <style:text-properties style:text-underline-type="none" style:text-underline-color="font-color"/>
    </style:style>
    <style:style style:name="List6Level8" style:display-name="List6Level8" style:family="text">
      <style:text-properties style:text-underline-type="none" style:text-underline-color="font-color"/>
    </style:style>
    <style:style style:name="List7Level0" style:display-name="List7Level0" style:family="text">
      <style:text-properties style:text-underline-type="none" style:text-underline-color="font-color"/>
    </style:style>
    <style:style style:name="List7Level1" style:display-name="List7Level1" style:family="text">
      <style:text-properties style:text-underline-type="none" style:text-underline-color="font-color"/>
    </style:style>
    <style:style style:name="List7Level2" style:display-name="List7Level2" style:family="text">
      <style:text-properties style:text-underline-type="none" style:text-underline-color="font-color"/>
    </style:style>
    <style:style style:name="List7Level3" style:display-name="List7Level3" style:family="text">
      <style:text-properties style:text-underline-type="none" style:text-underline-color="font-color"/>
    </style:style>
    <style:style style:name="List7Level4" style:display-name="List7Level4" style:family="text">
      <style:text-properties style:text-underline-type="none" style:text-underline-color="font-color"/>
    </style:style>
    <style:style style:name="List7Level5" style:display-name="List7Level5" style:family="text">
      <style:text-properties style:text-underline-type="none" style:text-underline-color="font-color"/>
    </style:style>
    <style:style style:name="List7Level6" style:display-name="List7Level6" style:family="text">
      <style:text-properties style:text-underline-type="none" style:text-underline-color="font-color"/>
    </style:style>
    <style:style style:name="List7Level7" style:display-name="List7Level7" style:family="text">
      <style:text-properties style:text-underline-type="none" style:text-underline-color="font-color"/>
    </style:style>
    <style:style style:name="List7Level8" style:display-name="List7Level8" style:family="text">
      <style:text-properties style:text-underline-type="none" style:text-underline-color="font-color"/>
    </style:style>
    <style:style style:name="List8Level0" style:display-name="List8Level0" style:family="text">
      <style:text-properties style:text-underline-type="none" style:text-underline-color="font-color"/>
    </style:style>
    <style:style style:name="List8Level1" style:display-name="List8Level1" style:family="text">
      <style:text-properties style:text-underline-type="none" style:text-underline-color="font-color"/>
    </style:style>
    <style:style style:name="List8Level2" style:display-name="List8Level2" style:family="text">
      <style:text-properties style:text-underline-type="none" style:text-underline-color="font-color"/>
    </style:style>
    <style:style style:name="List8Level3" style:display-name="List8Level3" style:family="text">
      <style:text-properties style:text-underline-type="none" style:text-underline-color="font-color"/>
    </style:style>
    <style:style style:name="List8Level4" style:display-name="List8Level4" style:family="text">
      <style:text-properties style:text-underline-type="none" style:text-underline-color="font-color"/>
    </style:style>
    <style:style style:name="List8Level5" style:display-name="List8Level5" style:family="text">
      <style:text-properties style:text-underline-type="none" style:text-underline-color="font-color"/>
    </style:style>
    <style:style style:name="List8Level6" style:display-name="List8Level6" style:family="text">
      <style:text-properties style:text-underline-type="none" style:text-underline-color="font-color"/>
    </style:style>
    <style:style style:name="List8Level7" style:display-name="List8Level7" style:family="text">
      <style:text-properties style:text-underline-type="none" style:text-underline-color="font-color"/>
    </style:style>
    <style:style style:name="List8Level8" style:display-name="List8Level8" style:family="text">
      <style:text-properties style:text-underline-type="none" style:text-underline-color="font-color"/>
    </style:style>
    <style:style style:name="List9Level0" style:display-name="List9Level0" style:family="text">
      <style:text-properties style:text-underline-type="none" style:text-underline-color="font-color"/>
    </style:style>
    <style:style style:name="List9Level1" style:display-name="List9Level1" style:family="text">
      <style:text-properties style:text-underline-type="none" style:text-underline-color="font-color"/>
    </style:style>
    <style:style style:name="List9Level2" style:display-name="List9Level2" style:family="text">
      <style:text-properties style:text-underline-type="none" style:text-underline-color="font-color"/>
    </style:style>
    <style:style style:name="List9Level3" style:display-name="List9Level3" style:family="text">
      <style:text-properties style:text-underline-type="none" style:text-underline-color="font-color"/>
    </style:style>
    <style:style style:name="List9Level4" style:display-name="List9Level4" style:family="text">
      <style:text-properties style:text-underline-type="none" style:text-underline-color="font-color"/>
    </style:style>
    <style:style style:name="List9Level5" style:display-name="List9Level5" style:family="text">
      <style:text-properties style:text-underline-type="none" style:text-underline-color="font-color"/>
    </style:style>
    <style:style style:name="List9Level6" style:display-name="List9Level6" style:family="text">
      <style:text-properties style:text-underline-type="none" style:text-underline-color="font-color"/>
    </style:style>
    <style:style style:name="List9Level7" style:display-name="List9Level7" style:family="text">
      <style:text-properties style:text-underline-type="none" style:text-underline-color="font-color"/>
    </style:style>
    <style:style style:name="List9Level8" style:display-name="List9Level8" style:family="text">
      <style:text-properties style:text-underline-type="none" style:text-underline-color="font-color"/>
    </style:style>
    <style:style style:name="List10Level0" style:display-name="List10Level0" style:family="text">
      <style:text-properties style:text-underline-type="none" style:text-underline-color="font-color"/>
    </style:style>
    <style:style style:name="List10Level1" style:display-name="List10Level1" style:family="text">
      <style:text-properties style:text-underline-type="none" style:text-underline-color="font-color"/>
    </style:style>
    <style:style style:name="List10Level2" style:display-name="List10Level2" style:family="text">
      <style:text-properties style:text-underline-type="none" style:text-underline-color="font-color"/>
    </style:style>
    <style:style style:name="List10Level3" style:display-name="List10Level3" style:family="text">
      <style:text-properties style:text-underline-type="none" style:text-underline-color="font-color"/>
    </style:style>
    <style:style style:name="List10Level4" style:display-name="List10Level4" style:family="text">
      <style:text-properties style:text-underline-type="none" style:text-underline-color="font-color"/>
    </style:style>
    <style:style style:name="List10Level5" style:display-name="List10Level5" style:family="text">
      <style:text-properties style:text-underline-type="none" style:text-underline-color="font-color"/>
    </style:style>
    <style:style style:name="List10Level6" style:display-name="List10Level6" style:family="text">
      <style:text-properties style:text-underline-type="none" style:text-underline-color="font-color"/>
    </style:style>
    <style:style style:name="List10Level7" style:display-name="List10Level7" style:family="text">
      <style:text-properties style:text-underline-type="none" style:text-underline-color="font-color"/>
    </style:style>
    <style:style style:name="List10Level8" style:display-name="List10Level8" style:family="text">
      <style:text-properties style:text-underline-type="none" style:text-underline-color="font-color"/>
    </style:style>
    <style:style style:name="List11Level0" style:display-name="List11Level0" style:family="text">
      <style:text-properties style:text-underline-type="none" style:text-underline-color="font-color"/>
    </style:style>
    <style:style style:name="List11Level1" style:display-name="List11Level1" style:family="text">
      <style:text-properties style:text-underline-type="none" style:text-underline-color="font-color"/>
    </style:style>
    <style:style style:name="List11Level2" style:display-name="List11Level2" style:family="text">
      <style:text-properties style:text-underline-type="none" style:text-underline-color="font-color"/>
    </style:style>
    <style:style style:name="List11Level3" style:display-name="List11Level3" style:family="text">
      <style:text-properties style:text-underline-type="none" style:text-underline-color="font-color"/>
    </style:style>
    <style:style style:name="List11Level4" style:display-name="List11Level4" style:family="text">
      <style:text-properties style:text-underline-type="none" style:text-underline-color="font-color"/>
    </style:style>
    <style:style style:name="List11Level5" style:display-name="List11Level5" style:family="text">
      <style:text-properties style:text-underline-type="none" style:text-underline-color="font-color"/>
    </style:style>
    <style:style style:name="List11Level6" style:display-name="List11Level6" style:family="text">
      <style:text-properties style:text-underline-type="none" style:text-underline-color="font-color"/>
    </style:style>
    <style:style style:name="List11Level7" style:display-name="List11Level7" style:family="text">
      <style:text-properties style:text-underline-type="none" style:text-underline-color="font-color"/>
    </style:style>
    <style:style style:name="List11Level8" style:display-name="List11Level8" style:family="text">
      <style:text-properties style:text-underline-type="none" style:text-underline-color="font-color"/>
    </style:style>
    <style:style style:name="List12Level0" style:display-name="List12Level0" style:family="text">
      <style:text-properties style:text-underline-type="none" style:text-underline-color="font-color"/>
    </style:style>
    <style:style style:name="List12Level1" style:display-name="List12Level1" style:family="text">
      <style:text-properties style:text-underline-type="none" style:text-underline-color="font-color"/>
    </style:style>
    <style:style style:name="List12Level2" style:display-name="List12Level2" style:family="text">
      <style:text-properties style:text-underline-type="none" style:text-underline-color="font-color"/>
    </style:style>
    <style:style style:name="List12Level3" style:display-name="List12Level3" style:family="text">
      <style:text-properties style:text-underline-type="none" style:text-underline-color="font-color"/>
    </style:style>
    <style:style style:name="List12Level4" style:display-name="List12Level4" style:family="text">
      <style:text-properties style:text-underline-type="none" style:text-underline-color="font-color"/>
    </style:style>
    <style:style style:name="List12Level5" style:display-name="List12Level5" style:family="text">
      <style:text-properties style:text-underline-type="none" style:text-underline-color="font-color"/>
    </style:style>
    <style:style style:name="List12Level6" style:display-name="List12Level6" style:family="text">
      <style:text-properties style:text-underline-type="none" style:text-underline-color="font-color"/>
    </style:style>
    <style:style style:name="List12Level7" style:display-name="List12Level7" style:family="text">
      <style:text-properties style:text-underline-type="none" style:text-underline-color="font-color"/>
    </style:style>
    <style:style style:name="List12Level8" style:display-name="List12Level8" style:family="text">
      <style:text-properties style:text-underline-type="none" style:text-underline-color="font-color"/>
    </style:style>
    <style:style style:name="List13Level0" style:display-name="List13Level0" style:family="text">
      <style:text-properties style:font-name="Arial" style:font-name-asian="Arial" style:font-name-complex="Arial"/>
    </style:style>
    <style:style style:name="List13Level2" style:display-name="List13Level2" style:family="text">
      <style:text-properties style:font-name="Arial" style:font-name-asian="Arial" style:font-name-complex="Arial"/>
    </style:style>
    <style:style style:name="List13Level3" style:display-name="List13Level3" style:family="text">
      <style:text-properties style:font-name="Arial" style:font-name-asian="Arial" style:font-name-complex="Arial"/>
    </style:style>
    <style:style style:name="List13Level5" style:display-name="List13Level5" style:family="text">
      <style:text-properties style:font-name="Arial" style:font-name-asian="Arial" style:font-name-complex="Arial"/>
    </style:style>
    <style:style style:name="List13Level6" style:display-name="List13Level6" style:family="text">
      <style:text-properties style:font-name="Arial" style:font-name-asian="Arial" style:font-name-complex="Arial"/>
    </style:style>
    <style:style style:name="List13Level7" style:display-name="List13Level7" style:family="text">
      <style:text-properties style:font-name="Arial" style:font-name-asian="Arial" style:font-name-complex="Arial"/>
    </style:style>
    <style:style style:name="List13Level8" style:display-name="List13Level8" style:family="text">
      <style:text-properties style:font-name="Arial" style:font-name-asian="Arial" style:font-name-complex="Arial"/>
    </style:style>
    <style:style style:name="WW_CharLFO1LVL1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WW_CharLFO1LVL2" style:family="text">
      <style:text-properties fo:color="#00B050"/>
    </style:style>
    <text:list-style style:name="LS1" style:display-name="LS1">
      <text:list-level-style-number text:level="1" text:style-name="WW_CharLFO1LVL1" style:num-suffix="." style:num-format="1">
        <style:list-level-properties text:space-before="-0.6388in" text:min-label-width="0.25in" text:list-level-position-and-space-mode="label-alignment">
          <style:list-level-label-alignment text:label-followed-by="listtab" fo:margin-left="-0.3888in" fo:text-indent="-0.25in"/>
        </style:list-level-properties>
      </text:list-level-style-number>
      <text:list-level-style-number text:level="2" text:style-name="WW_CharLFO1LVL2" style:num-format="1" text:display-levels="2">
        <style:list-level-properties text:space-before="-0.1388in" text:min-label-width="0in" text:list-level-position-and-space-mode="label-alignment">
          <style:list-level-label-alignment text:label-followed-by="listtab" fo:margin-left="-0.1388in" fo:text-indent="0in"/>
        </style:list-level-properties>
      </text:list-level-style-number>
      <text:list-level-style-number text:level="3" style:num-format="1" text:display-levels="3">
        <style:list-level-properties text:space-before="0.4861in" text:min-label-width="0in" text:list-level-position-and-space-mode="label-alignment">
          <style:list-level-label-alignment text:label-followed-by="listtab" fo:margin-left="0.4861in" fo:text-indent="0in"/>
        </style:list-level-properties>
      </text:list-level-style-number>
      <text:list-level-style-number text:level="4" style:num-format="1" text:display-levels="4">
        <style:list-level-properties text:space-before="0.8611in" text:min-label-width="0in" text:list-level-position-and-space-mode="label-alignment">
          <style:list-level-label-alignment text:label-followed-by="listtab" fo:margin-left="0.8611in" fo:text-indent="0in"/>
        </style:list-level-properties>
      </text:list-level-style-number>
      <text:list-level-style-number text:level="5" style:num-format="1" text:display-levels="5">
        <style:list-level-properties text:space-before="1.3611in" text:min-label-width="0in" text:list-level-position-and-space-mode="label-alignment">
          <style:list-level-label-alignment text:label-followed-by="listtab" fo:margin-left="1.3611in" fo:text-indent="0in"/>
        </style:list-level-properties>
      </text:list-level-style-number>
      <text:list-level-style-number text:level="6" style:num-format="1" text:display-levels="6">
        <style:list-level-properties text:space-before="1.9861in" text:min-label-width="0in" text:list-level-position-and-space-mode="label-alignment">
          <style:list-level-label-alignment text:label-followed-by="listtab" fo:margin-left="1.9861in" fo:text-indent="0in"/>
        </style:list-level-properties>
      </text:list-level-style-number>
      <text:list-level-style-number text:level="7" style:num-format="1" text:display-levels="7">
        <style:list-level-properties text:space-before="2.3611in" text:min-label-width="0in" text:list-level-position-and-space-mode="label-alignment">
          <style:list-level-label-alignment text:label-followed-by="listtab" fo:margin-left="2.3611in" fo:text-indent="0in"/>
        </style:list-level-properties>
      </text:list-level-style-number>
      <text:list-level-style-number text:level="8" style:num-format="1" text:display-levels="8">
        <style:list-level-properties text:space-before="2.8611in" text:min-label-width="0in" text:list-level-position-and-space-mode="label-alignment">
          <style:list-level-label-alignment text:label-followed-by="listtab" fo:margin-left="2.8611in" fo:text-indent="0in"/>
        </style:list-level-properties>
      </text:list-level-style-number>
      <text:list-level-style-number text:level="9" style:num-format="1" text:display-levels="9">
        <style:list-level-properties text:space-before="3.4861in" text:min-label-width="0in" text:list-level-position-and-space-mode="label-alignment">
          <style:list-level-label-alignment text:label-followed-by="listtab" fo:margin-left="3.4861in" fo:text-indent="0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2" style:display-name="LS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LS3" style:display-name="LS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LS4" style:display-name="LS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LS5" style:display-name="LS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LS6" style:display-name="LS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LS7" style:display-name="LS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LS8" style:display-name="LS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LS9" style:display-name="LS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LS10" style:display-name="LS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LS11" style:display-name="LS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LS12" style:display-name="LS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WW_CharLFO13LVL1" style:family="text">
      <style:text-properties style:font-name="Arial" style:font-name-asian="Arial" style:font-name-complex="Arial"/>
    </style:style>
    <style:style style:name="WW_CharLFO13LVL3" style:family="text">
      <style:text-properties style:font-name="Arial" style:font-name-asian="Arial" style:font-name-complex="Arial"/>
    </style:style>
    <style:style style:name="WW_CharLFO13LVL4" style:family="text">
      <style:text-properties style:font-name="Arial" style:font-name-asian="Arial" style:font-name-complex="Arial"/>
    </style:style>
    <style:style style:name="WW_CharLFO13LVL6" style:family="text">
      <style:text-properties style:font-name="Arial" style:font-name-asian="Arial" style:font-name-complex="Arial"/>
    </style:style>
    <style:style style:name="WW_CharLFO13LVL7" style:family="text">
      <style:text-properties style:font-name="Arial" style:font-name-asian="Arial" style:font-name-complex="Arial"/>
    </style:style>
    <style:style style:name="WW_CharLFO13LVL8" style:family="text">
      <style:text-properties style:font-name="Arial" style:font-name-asian="Arial" style:font-name-complex="Arial"/>
    </style:style>
    <style:style style:name="WW_CharLFO13LVL9" style:family="text">
      <style:text-properties style:font-name="Arial" style:font-name-asian="Arial" style:font-name-complex="Arial"/>
    </style:style>
    <text:list-style style:name="LS13" style:display-name="LS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3LVL3" text:bullet-char="●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Arial"/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bullet text:level="6" text:style-name="WW_CharLFO13LVL6" text:bullet-char="▪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Arial"/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3LVL9" text:bullet-char="▪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Arial"/>
      </text:list-level-style-bullet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text-align="end" fo:margin-top="0.45in" fo:line-height="100%"/>
    </style:style>
    <style:style style:name="P3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5" style:family="table-column">
      <style:table-column-properties style:column-width="5.5125in" style:use-optimal-column-width="false"/>
    </style:style>
    <style:style style:name="TableColumn6" style:family="table-column">
      <style:table-column-properties style:column-width="0.7875in" style:use-optimal-column-width="false"/>
    </style:style>
    <style:style style:name="Table4" style:family="table">
      <style:table-properties style:width="6.3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9" style:parent-style-name="Standard" style:family="paragraph">
      <style:paragraph-properties fo:line-height="100%">
        <style:tab-stops>
          <style:tab-stop style:type="left" style:position="1.0312in"/>
        </style:tab-stops>
      </style:paragraph-properties>
    </style:style>
    <style:style style:name="T10" style:parent-style-name="Fonteparág.padrão" style:family="text">
      <style:text-properties fo:font-size="8pt" style:font-size-asian="8pt" style:font-size-complex="8pt"/>
    </style:style>
    <style:style style:name="P11" style:parent-style-name="Standard" style:family="paragraph">
      <style:paragraph-properties fo:margin-bottom="0.45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12" style:parent-style-name="Fonteparág.padrão" style:family="text">
      <style:text-properties fo:font-size="8pt" style:font-size-asian="8pt" style:font-size-complex="8pt"/>
    </style:style>
    <style:style style:name="TableCell13" style:family="table-cell">
      <style:table-cell-properties fo:border-top="0.0069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end" fo:margin-bottom="0.45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15" style:parent-style-name="Fonteparág.padrão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T16" style:parent-style-name="Fonteparág.padrão" style:family="text">
      <style:text-properties fo:font-size="8pt" style:font-size-asian="8pt" style:font-size-complex="8pt"/>
    </style:style>
    <style:style style:name="T17" style:parent-style-name="Fonteparág.padrão" style:family="text">
      <style:text-properties style:font-name="Times New Roman" style:font-name-asian="Times New Roman" style:font-name-complex="Times New Roman" fo:font-size="8pt" style:font-size-asian="8pt" style:font-size-complex="8pt"/>
    </style:style>
    <style:style style:name="P18" style:parent-style-name="Standard" style:family="paragraph">
      <style:paragraph-properties fo:margin-bottom="0.45in" fo:line-height="100%"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P19" style:parent-style-name="Standard" style:family="paragraph">
      <style:paragraph-properties fo:margin-bottom="0.45in" fo:line-height="100%">
        <style:tab-stops>
          <style:tab-stop style:type="center" style:position="3.1319in"/>
          <style:tab-stop style:type="right" style:position="6.2638in"/>
        </style:tab-stops>
      </style:paragraph-properties>
      <style:text-properties fo:color="#808080" fo:font-size="10pt" style:font-size-asian="10pt" style:font-size-complex="10pt"/>
    </style:style>
    <style:style style:name="P20" style:parent-style-name="Standard" style:family="paragraph">
      <style:paragraph-properties fo:margin-top="0.45in" fo:line-height="100%"/>
    </style:style>
    <style:style style:name="P21" style:parent-style-name="Standard" style:family="paragraph">
      <style:paragraph-properties fo:margin-bottom="0.45in" fo:line-height="100%"/>
    </style:style>
  </office:automatic-styles>
  <office:master-styles>
    <style:master-page style:name="MP0" style:page-layout-name="PL0">
      <style:header>
        <text:p text:style-name="P2"/>
        <text:p text:style-name="P3"/>
      </style:header>
      <style:footer>
        <text:p text:style-name="Standard"/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Plano de Verificação/Validação</text:span></text:p>
              <text:p text:style-name="P11"><text:span text:style-name="T12">Última atualização: 11/05/2015 20:43</text:span></text:p>
            </table:table-cell>
            <table:table-cell table:style-name="TableCell13">
              <text:p text:style-name="P14"><text:span text:style-name="T15"><text:page-number text:fixed="false">9</text:page-number></text:span><text:span text:style-name="T16"><text:s/>de<text:s/></text:span><text:span text:style-name="T17"><text:page-count>9</text:page-count></text:span></text:p>
            </table:table-cell>
          </table:table-row>
        </table:table>
        <text:p text:style-name="P18"/>
        <text:p text:style-name="P19"/>
      </style:footer>
    </style:master-page>
    <style:master-page style:next-style-name="MP0" style:name="MPF0" style:page-layout-name="PL0">
      <style:header>
        <text:p text:style-name="P20"/>
      </style:header>
      <style:footer>
        <text:p text:style-name="P2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Marcos</dc:creator>
    <meta:creation-date>2015-05-14T02:09:00Z</meta:creation-date>
    <dc:date>2015-05-14T02:14:00Z</dc:date>
    <meta:template xlink:href="Normal" xlink:type="simple"/>
    <meta:editing-cycles>2</meta:editing-cycles>
    <meta:editing-duration>PT300S</meta:editing-duration>
    <meta:document-statistic meta:page-count="9" meta:paragraph-count="28" meta:word-count="2192" meta:character-count="14005" meta:row-count="98" meta:non-whitespace-character-count="11841"/>
  </office:meta>
</office:document-meta>
</file>